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7.5347in" fo:margin-left="-0.3132in" table:align="left"/>
    </style:style>
    <style:style style:name="Table2.A" style:family="table-column">
      <style:table-column-properties style:column-width="3.7729in"/>
    </style:style>
    <style:style style:name="Table2.B" style:family="table-column">
      <style:table-column-properties style:column-width="3.7618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1" style:family="table">
      <style:table-properties style:width="8.0326in" fo:margin-left="-0.5674in" table:align="left"/>
    </style:style>
    <style:style style:name="Table1.A" style:family="table-column">
      <style:table-column-properties style:column-width="0.4743in"/>
    </style:style>
    <style:style style:name="Table1.B" style:family="table-column">
      <style:table-column-properties style:column-width="0.6833in"/>
    </style:style>
    <style:style style:name="Table1.C" style:family="table-column">
      <style:table-column-properties style:column-width="0.4972in"/>
    </style:style>
    <style:style style:name="Table1.D" style:family="table-column">
      <style:table-column-properties style:column-width="0.625in"/>
    </style:style>
    <style:style style:name="Table1.F" style:family="table-column">
      <style:table-column-properties style:column-width="2.3153in"/>
    </style:style>
    <style:style style:name="Table1.G"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52fa3" officeooo:paragraph-rsid="00152fa3"/>
    </style:style>
    <style:style style:name="P2" style:family="paragraph" style:parent-style-name="Title">
      <style:text-properties officeooo:rsid="00152fa3" officeooo:paragraph-rsid="00152fa3"/>
    </style:style>
    <style:style style:name="P3" style:family="paragraph" style:parent-style-name="Text_20_body">
      <style:text-properties officeooo:rsid="0015f9a8" officeooo:paragraph-rsid="0015f9a8"/>
    </style:style>
    <style:style style:name="P4" style:family="paragraph" style:parent-style-name="Text_20_body">
      <style:text-properties officeooo:rsid="00160974" officeooo:paragraph-rsid="00160974"/>
    </style:style>
    <style:style style:name="P5" style:family="paragraph" style:parent-style-name="Text_20_body">
      <style:text-properties officeooo:rsid="001642cc" officeooo:paragraph-rsid="001642cc"/>
    </style:style>
    <style:style style:name="P6" style:family="paragraph" style:parent-style-name="Text_20_body">
      <style:text-properties officeooo:rsid="00164805" officeooo:paragraph-rsid="00164805"/>
    </style:style>
    <style:style style:name="P7" style:family="paragraph" style:parent-style-name="Text_20_body">
      <style:text-properties officeooo:rsid="0016854a" officeooo:paragraph-rsid="0016854a"/>
    </style:style>
    <style:style style:name="P8" style:family="paragraph" style:parent-style-name="Standard">
      <style:text-properties officeooo:rsid="00143833" officeooo:paragraph-rsid="00143833"/>
    </style:style>
    <style:style style:name="P9" style:family="paragraph" style:parent-style-name="Text_20_body">
      <style:text-properties officeooo:paragraph-rsid="0017cfd9"/>
    </style:style>
    <style:style style:name="P10" style:family="paragraph" style:parent-style-name="Text_20_body">
      <style:text-properties officeooo:rsid="0023ce9c" officeooo:paragraph-rsid="0023ce9c"/>
    </style:style>
    <style:style style:name="P11" style:family="paragraph" style:parent-style-name="Text_20_body">
      <style:text-properties officeooo:rsid="0025725b" officeooo:paragraph-rsid="0025725b"/>
    </style:style>
    <style:style style:name="P12" style:family="paragraph" style:parent-style-name="Text_20_body">
      <style:text-properties officeooo:rsid="0027208e" officeooo:paragraph-rsid="0027208e"/>
    </style:style>
    <style:style style:name="P13" style:family="paragraph" style:parent-style-name="Text_20_body">
      <style:text-properties officeooo:rsid="002a4bd8" officeooo:paragraph-rsid="002a4bd8"/>
    </style:style>
    <style:style style:name="P14" style:family="paragraph" style:parent-style-name="Text_20_body">
      <style:text-properties officeooo:rsid="0028a76e" officeooo:paragraph-rsid="0028a76e"/>
    </style:style>
    <style:style style:name="P15" style:family="paragraph" style:parent-style-name="Text_20_body">
      <style:text-properties officeooo:rsid="002a72c3" officeooo:paragraph-rsid="002a72c3"/>
    </style:style>
    <style:style style:name="P16" style:family="paragraph" style:parent-style-name="Text_20_body">
      <style:text-properties officeooo:rsid="00301b00" officeooo:paragraph-rsid="00301b00"/>
    </style:style>
    <style:style style:name="P17" style:family="paragraph" style:parent-style-name="Text_20_body">
      <style:text-properties officeooo:rsid="002c56d5" officeooo:paragraph-rsid="002c56d5"/>
    </style:style>
    <style:style style:name="P18" style:family="paragraph" style:parent-style-name="Text_20_body">
      <style:paragraph-properties fo:break-before="page"/>
      <style:text-properties officeooo:rsid="002c56d5" officeooo:paragraph-rsid="002c56d5"/>
    </style:style>
    <style:style style:name="P19" style:family="paragraph" style:parent-style-name="Preformatted_20_Text">
      <style:text-properties officeooo:rsid="003f66e5" officeooo:paragraph-rsid="003f66e5"/>
    </style:style>
    <style:style style:name="P20" style:family="paragraph" style:parent-style-name="Text_20_body">
      <style:text-properties officeooo:rsid="003f66e5" officeooo:paragraph-rsid="003f66e5"/>
    </style:style>
    <style:style style:name="P21" style:family="paragraph" style:parent-style-name="Preformatted_20_Text">
      <style:text-properties officeooo:rsid="00401b68" officeooo:paragraph-rsid="00401b68"/>
    </style:style>
    <style:style style:name="P22" style:family="paragraph" style:parent-style-name="Text_20_body">
      <style:text-properties officeooo:rsid="00401b68" officeooo:paragraph-rsid="00401b68"/>
    </style:style>
    <style:style style:name="P23" style:family="paragraph" style:parent-style-name="Preformatted_20_Text">
      <style:text-properties fo:background-color="#81d41a"/>
    </style:style>
    <style:style style:name="P24" style:family="paragraph" style:parent-style-name="Preformatted_20_Text">
      <style:text-properties officeooo:paragraph-rsid="00515cc6" fo:background-color="#81d41a"/>
    </style:style>
    <style:style style:name="P25" style:family="paragraph" style:parent-style-name="Preformatted_20_Text">
      <style:text-properties officeooo:paragraph-rsid="00541915" fo:background-color="#81d41a"/>
    </style:style>
    <style:style style:name="P26" style:family="paragraph" style:parent-style-name="Preformatted_20_Text">
      <style:text-properties fo:background-color="#ff8000"/>
    </style:style>
    <style:style style:name="P27" style:family="paragraph" style:parent-style-name="Preformatted_20_Text">
      <style:text-properties officeooo:paragraph-rsid="00515cc6" fo:background-color="#ff8000"/>
    </style:style>
    <style:style style:name="P28" style:family="paragraph" style:parent-style-name="Preformatted_20_Text">
      <style:text-properties officeooo:paragraph-rsid="00541915" fo:background-color="#ff8000"/>
    </style:style>
    <style:style style:name="P29" style:family="paragraph" style:parent-style-name="Preformatted_20_Text">
      <style:text-properties officeooo:paragraph-rsid="006f8927" fo:background-color="#ff8000"/>
    </style:style>
    <style:style style:name="P30" style:family="paragraph" style:parent-style-name="Preformatted_20_Text">
      <style:text-properties officeooo:paragraph-rsid="0070a6f9" fo:background-color="#ff8000"/>
    </style:style>
    <style:style style:name="P31" style:family="paragraph" style:parent-style-name="Preformatted_20_Text">
      <style:text-properties officeooo:paragraph-rsid="00515cc6" fo:background-color="#ffff00"/>
    </style:style>
    <style:style style:name="P32" style:family="paragraph" style:parent-style-name="Preformatted_20_Text">
      <style:text-properties officeooo:rsid="004e99ac" officeooo:paragraph-rsid="004e99ac" fo:background-color="transparent"/>
    </style:style>
    <style:style style:name="P33" style:family="paragraph" style:parent-style-name="Preformatted_20_Text">
      <style:text-properties officeooo:rsid="004e99ac" officeooo:paragraph-rsid="006f44c7" fo:background-color="transparent"/>
    </style:style>
    <style:style style:name="P34" style:family="paragraph" style:parent-style-name="Text_20_body">
      <style:text-properties officeooo:rsid="005b3136" officeooo:paragraph-rsid="005b3136" fo:background-color="transparent"/>
    </style:style>
    <style:style style:name="P35" style:family="paragraph" style:parent-style-name="Text_20_body">
      <style:paragraph-properties fo:break-before="page"/>
      <style:text-properties officeooo:rsid="005b3136" officeooo:paragraph-rsid="005b3136" fo:background-color="transparent"/>
    </style:style>
    <style:style style:name="P36" style:family="paragraph" style:parent-style-name="Text_20_body">
      <style:text-properties officeooo:rsid="008c5b2e" officeooo:paragraph-rsid="008c5b2e" fo:background-color="transparent"/>
    </style:style>
    <style:style style:name="P37" style:family="paragraph" style:parent-style-name="Text_20_body">
      <style:text-properties officeooo:rsid="0090441d" officeooo:paragraph-rsid="0090441d" fo:background-color="transparent"/>
    </style:style>
    <style:style style:name="P38" style:family="paragraph" style:parent-style-name="Preformatted_20_Text">
      <style:text-properties officeooo:paragraph-rsid="005688f1"/>
    </style:style>
    <style:style style:name="P39" style:family="paragraph" style:parent-style-name="Preformatted_20_Text">
      <style:text-properties officeooo:paragraph-rsid="006f8927" fo:background-color="#ff5429"/>
    </style:style>
    <style:style style:name="P40" style:family="paragraph" style:parent-style-name="Preformatted_20_Text">
      <style:text-properties officeooo:paragraph-rsid="0070fa72" fo:background-color="#ff5429"/>
    </style:style>
    <style:style style:name="P41" style:family="paragraph" style:parent-style-name="Preformatted_20_Text">
      <style:text-properties officeooo:paragraph-rsid="0070fa72" fo:background-color="#fe007f"/>
    </style:style>
    <style:style style:name="P42" style:family="paragraph" style:parent-style-name="Preformatted_20_Text">
      <loext:graphic-properties draw:fill="solid" draw:fill-color="#81d41a" draw:opacity="100%"/>
      <style:paragraph-properties fo:background-color="#81d41a"/>
      <style:text-properties officeooo:paragraph-rsid="0070fa72"/>
    </style:style>
    <style:style style:name="P43" style:family="paragraph" style:parent-style-name="Preformatted_20_Text">
      <loext:graphic-properties draw:fill="solid" draw:fill-color="#ffff00" draw:opacity="100%"/>
      <style:paragraph-properties fo:background-color="#ffff00"/>
      <style:text-properties officeooo:paragraph-rsid="0070fa72"/>
    </style:style>
    <style:style style:name="P44" style:family="paragraph" style:parent-style-name="Preformatted_20_Text">
      <loext:graphic-properties draw:fill="solid" draw:fill-color="#81d41a" draw:opacity="100%"/>
      <style:paragraph-properties fo:background-color="#81d41a"/>
      <style:text-properties officeooo:paragraph-rsid="007203d2"/>
    </style:style>
    <style:style style:name="P45" style:family="paragraph" style:parent-style-name="Text_20_body">
      <style:text-properties officeooo:rsid="0031b1e0" officeooo:paragraph-rsid="0031b1e0"/>
    </style:style>
    <style:style style:name="P46" style:family="paragraph" style:parent-style-name="Text_20_body">
      <style:text-properties officeooo:rsid="0031f20a" officeooo:paragraph-rsid="0031f20a"/>
    </style:style>
    <style:style style:name="P47" style:family="paragraph" style:parent-style-name="Text_20_body">
      <style:text-properties officeooo:rsid="0036c15b" officeooo:paragraph-rsid="0036c15b"/>
    </style:style>
    <style:style style:name="P48" style:family="paragraph" style:parent-style-name="Text_20_body">
      <style:text-properties officeooo:rsid="0039e50b" officeooo:paragraph-rsid="0039e50b"/>
    </style:style>
    <style:style style:name="P49" style:family="paragraph" style:parent-style-name="Text_20_body">
      <style:text-properties officeooo:rsid="003c8ed1" officeooo:paragraph-rsid="003c8ed1"/>
    </style:style>
    <style:style style:name="P50" style:family="paragraph" style:parent-style-name="Text_20_body">
      <style:text-properties officeooo:rsid="003e3eb9" officeooo:paragraph-rsid="003e3eb9"/>
    </style:style>
    <style:style style:name="P51" style:family="paragraph" style:parent-style-name="Text_20_body">
      <style:text-properties officeooo:rsid="0056e91f" officeooo:paragraph-rsid="0056e91f"/>
    </style:style>
    <style:style style:name="P52" style:family="paragraph" style:parent-style-name="Text_20_body">
      <style:text-properties officeooo:rsid="0074846a" officeooo:paragraph-rsid="0074846a"/>
    </style:style>
    <style:style style:name="P53" style:family="paragraph" style:parent-style-name="Text_20_body">
      <style:text-properties officeooo:rsid="007727f4" officeooo:paragraph-rsid="007727f4"/>
    </style:style>
    <style:style style:name="P54" style:family="paragraph" style:parent-style-name="Text_20_body">
      <style:text-properties officeooo:rsid="0078791a" officeooo:paragraph-rsid="0078791a"/>
    </style:style>
    <style:style style:name="P55" style:family="paragraph" style:parent-style-name="Standard">
      <style:text-properties officeooo:rsid="00788bd9" officeooo:paragraph-rsid="00788bd9"/>
    </style:style>
    <style:style style:name="P56" style:family="paragraph" style:parent-style-name="Text_20_body">
      <style:text-properties officeooo:rsid="007949b1" officeooo:paragraph-rsid="007949b1"/>
    </style:style>
    <style:style style:name="P57" style:family="paragraph" style:parent-style-name="Standard">
      <style:text-properties officeooo:rsid="007e260d" officeooo:paragraph-rsid="007e260d"/>
    </style:style>
    <style:style style:name="P58" style:family="paragraph" style:parent-style-name="Standard">
      <style:text-properties officeooo:rsid="007f8450" officeooo:paragraph-rsid="007f8450"/>
    </style:style>
    <style:style style:name="P59" style:family="paragraph" style:parent-style-name="Standard">
      <style:text-properties officeooo:rsid="0080ec93" officeooo:paragraph-rsid="0080ec93"/>
    </style:style>
    <style:style style:name="P60" style:family="paragraph" style:parent-style-name="Text_20_body">
      <style:text-properties officeooo:paragraph-rsid="0074846a"/>
    </style:style>
    <style:style style:name="P61" style:family="paragraph" style:parent-style-name="Text_20_body">
      <style:text-properties officeooo:rsid="007a942b" officeooo:paragraph-rsid="007a942b"/>
    </style:style>
    <style:style style:name="P62" style:family="paragraph" style:parent-style-name="Text_20_body">
      <style:text-properties officeooo:rsid="007b1862" officeooo:paragraph-rsid="007b1862"/>
    </style:style>
    <style:style style:name="P63" style:family="paragraph" style:parent-style-name="Text_20_body">
      <style:text-properties officeooo:rsid="007bf7cf" officeooo:paragraph-rsid="007bf7cf"/>
    </style:style>
    <style:style style:name="P64" style:family="paragraph" style:parent-style-name="Standard">
      <style:text-properties officeooo:rsid="0089c9cf" officeooo:paragraph-rsid="0089c9cf"/>
    </style:style>
    <style:style style:name="P65" style:family="paragraph" style:parent-style-name="Text_20_body">
      <style:text-properties officeooo:rsid="0089c9cf" officeooo:paragraph-rsid="0089c9cf"/>
    </style:style>
    <style:style style:name="P66" style:family="paragraph" style:parent-style-name="Text_20_body">
      <style:text-properties officeooo:rsid="008a6235" officeooo:paragraph-rsid="008a6235"/>
    </style:style>
    <style:style style:name="P67" style:family="paragraph" style:parent-style-name="Text_20_body">
      <style:text-properties officeooo:rsid="0095f1d1" officeooo:paragraph-rsid="0095f1d1"/>
    </style:style>
    <style:style style:name="P68" style:family="paragraph" style:parent-style-name="Text_20_body">
      <style:text-properties officeooo:rsid="00930ed0" officeooo:paragraph-rsid="00930ed0"/>
    </style:style>
    <style:style style:name="P69" style:family="paragraph" style:parent-style-name="Standard">
      <style:text-properties officeooo:paragraph-rsid="0095f1d1"/>
    </style:style>
    <style:style style:name="P70" style:family="paragraph" style:parent-style-name="Text_20_body">
      <style:text-properties officeooo:paragraph-rsid="0095f1d1"/>
    </style:style>
    <style:style style:name="P71" style:family="paragraph" style:parent-style-name="Text_20_body">
      <style:text-properties officeooo:rsid="00933551" officeooo:paragraph-rsid="00933551"/>
    </style:style>
    <style:style style:name="P72" style:family="paragraph" style:parent-style-name="Text_20_body">
      <style:text-properties officeooo:rsid="00939fa2" officeooo:paragraph-rsid="00939fa2"/>
    </style:style>
    <style:style style:name="P73" style:family="paragraph" style:parent-style-name="Text_20_body">
      <style:text-properties officeooo:rsid="0097562d" officeooo:paragraph-rsid="0097562d"/>
    </style:style>
    <style:style style:name="P74" style:family="paragraph" style:parent-style-name="Text_20_body">
      <style:text-properties officeooo:rsid="00987eb9" officeooo:paragraph-rsid="00987eb9"/>
    </style:style>
    <style:style style:name="P75" style:family="paragraph" style:parent-style-name="Standard">
      <style:text-properties fo:color="#000000" loext:opacity="100%" style:font-name="Consolas" fo:font-size="9.5pt" officeooo:rsid="008a6235" officeooo:paragraph-rsid="008a6235" style:font-size-asian="9.5pt"/>
    </style:style>
    <style:style style:name="P76" style:family="paragraph" style:parent-style-name="Standard">
      <style:text-properties fo:color="#000000" loext:opacity="100%" style:font-name="Consolas" fo:font-size="9.5pt" officeooo:rsid="0089c9cf" officeooo:paragraph-rsid="0089c9cf" style:font-size-asian="9.5pt"/>
    </style:style>
    <style:style style:name="P77" style:family="paragraph" style:parent-style-name="Standard">
      <style:text-properties fo:color="#000000" loext:opacity="100%" style:font-name="Consolas" fo:font-size="9.5pt" officeooo:rsid="00930ed0" officeooo:paragraph-rsid="00930ed0" style:font-size-asian="9.5pt"/>
    </style:style>
    <style:style style:name="P78" style:family="paragraph" style:parent-style-name="Standard">
      <style:text-properties fo:color="#000000" loext:opacity="100%" style:font-name="Consolas" fo:font-size="9.5pt" officeooo:rsid="0095f1d1" officeooo:paragraph-rsid="0095f1d1" style:font-size-asian="9.5pt"/>
    </style:style>
    <style:style style:name="P79" style:family="paragraph" style:parent-style-name="Standard">
      <style:text-properties fo:color="#000000" loext:opacity="100%" style:font-name="Consolas" fo:font-size="9.5pt" officeooo:rsid="00d691d8" officeooo:paragraph-rsid="00d691d8" style:font-size-asian="9.5pt"/>
    </style:style>
    <style:style style:name="P80" style:family="paragraph" style:parent-style-name="Standard">
      <style:text-properties fo:color="#000000" loext:opacity="100%" style:font-name="Consolas" fo:font-size="9.5pt" officeooo:rsid="0138b0b1" officeooo:paragraph-rsid="0138b0b1" style:font-size-asian="9.5pt"/>
    </style:style>
    <style:style style:name="P81" style:family="paragraph" style:parent-style-name="Standard">
      <style:text-properties fo:color="#000000" loext:opacity="100%" style:font-name="Consolas" fo:font-size="9.5pt" officeooo:paragraph-rsid="0095f1d1" style:font-size-asian="9.5pt"/>
    </style:style>
    <style:style style:name="P82" style:family="paragraph" style:parent-style-name="Standard">
      <style:text-properties fo:color="#000000" loext:opacity="100%" style:font-name="Consolas" fo:font-size="9.5pt" officeooo:rsid="013a7e8d" officeooo:paragraph-rsid="013a7e8d" style:font-size-asian="9.5pt"/>
    </style:style>
    <style:style style:name="P83" style:family="paragraph" style:parent-style-name="Text_20_body">
      <style:text-properties officeooo:rsid="00a090b6" officeooo:paragraph-rsid="00a090b6"/>
    </style:style>
    <style:style style:name="P84" style:family="paragraph" style:parent-style-name="Text_20_body">
      <style:paragraph-properties fo:break-before="page"/>
    </style:style>
    <style:style style:name="P85" style:family="paragraph" style:parent-style-name="Text_20_body">
      <style:text-properties officeooo:rsid="00b378fd" officeooo:paragraph-rsid="00b378fd"/>
    </style:style>
    <style:style style:name="P86" style:family="paragraph" style:parent-style-name="Text_20_body">
      <style:text-properties officeooo:rsid="00bf1044" officeooo:paragraph-rsid="00bf1044"/>
    </style:style>
    <style:style style:name="P87" style:family="paragraph" style:parent-style-name="Text_20_body">
      <style:text-properties officeooo:rsid="00aa2720" officeooo:paragraph-rsid="00aa2720"/>
    </style:style>
    <style:style style:name="P88" style:family="paragraph" style:parent-style-name="Preformatted_20_Text">
      <style:text-properties officeooo:rsid="00a507a8" officeooo:paragraph-rsid="00a507a8"/>
    </style:style>
    <style:style style:name="P89" style:family="paragraph" style:parent-style-name="Text_20_body">
      <style:text-properties officeooo:rsid="00a507a8" officeooo:paragraph-rsid="00a507a8"/>
    </style:style>
    <style:style style:name="P90" style:family="paragraph" style:parent-style-name="Preformatted_20_Text">
      <style:text-properties officeooo:rsid="00a6308a" officeooo:paragraph-rsid="00a6308a"/>
    </style:style>
    <style:style style:name="P91" style:family="paragraph" style:parent-style-name="Text_20_body">
      <style:text-properties officeooo:rsid="00a6308a" officeooo:paragraph-rsid="00a6308a"/>
    </style:style>
    <style:style style:name="P92" style:family="paragraph" style:parent-style-name="Preformatted_20_Text">
      <style:text-properties officeooo:rsid="00af93ee" officeooo:paragraph-rsid="00af93ee"/>
    </style:style>
    <style:style style:name="P93" style:family="paragraph" style:parent-style-name="Preformatted_20_Text">
      <style:text-properties officeooo:rsid="00b7b23b" officeooo:paragraph-rsid="00b7b23b"/>
    </style:style>
    <style:style style:name="P94" style:family="paragraph" style:parent-style-name="Text_20_body">
      <style:text-properties officeooo:rsid="00a91181" officeooo:paragraph-rsid="00a91181"/>
    </style:style>
    <style:style style:name="P95" style:family="paragraph" style:parent-style-name="Text_20_body">
      <style:text-properties officeooo:rsid="00acb74a" officeooo:paragraph-rsid="00acb74a"/>
    </style:style>
    <style:style style:name="P96" style:family="paragraph" style:parent-style-name="Text_20_body">
      <style:text-properties officeooo:rsid="00adec6e" officeooo:paragraph-rsid="00adec6e"/>
    </style:style>
    <style:style style:name="P97" style:family="paragraph" style:parent-style-name="Text_20_body">
      <style:text-properties officeooo:rsid="00b1ebf7" officeooo:paragraph-rsid="00b1ebf7"/>
    </style:style>
    <style:style style:name="P98" style:family="paragraph" style:parent-style-name="Text_20_body">
      <style:text-properties officeooo:paragraph-rsid="00b378fd"/>
    </style:style>
    <style:style style:name="P99" style:family="paragraph" style:parent-style-name="Text_20_body">
      <style:text-properties officeooo:rsid="00b51724" officeooo:paragraph-rsid="00b51724"/>
    </style:style>
    <style:style style:name="P100" style:family="paragraph" style:parent-style-name="Text_20_body">
      <style:text-properties officeooo:rsid="00b59b10" officeooo:paragraph-rsid="00b59b10"/>
    </style:style>
    <style:style style:name="P101" style:family="paragraph" style:parent-style-name="Text_20_body">
      <style:text-properties officeooo:rsid="00b968a7" officeooo:paragraph-rsid="00b968a7"/>
    </style:style>
    <style:style style:name="P102" style:family="paragraph" style:parent-style-name="Text_20_body">
      <style:text-properties officeooo:rsid="00bae2ad" officeooo:paragraph-rsid="00b968a7"/>
    </style:style>
    <style:style style:name="P103" style:family="paragraph" style:parent-style-name="Text_20_body">
      <style:text-properties officeooo:rsid="00c162d7" officeooo:paragraph-rsid="00c162d7"/>
    </style:style>
    <style:style style:name="P104" style:family="paragraph" style:parent-style-name="Text_20_body">
      <style:text-properties officeooo:rsid="00c2d32b" officeooo:paragraph-rsid="00c2d32b"/>
    </style:style>
    <style:style style:name="P105" style:family="paragraph" style:parent-style-name="Text_20_body">
      <style:text-properties officeooo:rsid="00c4c0bd" officeooo:paragraph-rsid="00c4c0bd"/>
    </style:style>
    <style:style style:name="P106" style:family="paragraph" style:parent-style-name="Text_20_body">
      <style:text-properties officeooo:rsid="00c6e19a" officeooo:paragraph-rsid="00c6e19a"/>
    </style:style>
    <style:style style:name="P107" style:family="paragraph" style:parent-style-name="Text_20_body">
      <style:text-properties officeooo:rsid="00cb37fe" officeooo:paragraph-rsid="00cb37fe"/>
    </style:style>
    <style:style style:name="P108" style:family="paragraph" style:parent-style-name="Text_20_body">
      <style:text-properties officeooo:rsid="00d08eee" officeooo:paragraph-rsid="00d08eee"/>
    </style:style>
    <style:style style:name="P109" style:family="paragraph" style:parent-style-name="Text_20_body">
      <style:text-properties officeooo:rsid="00d14a1e" officeooo:paragraph-rsid="00d1cc36"/>
    </style:style>
    <style:style style:name="P110" style:family="paragraph" style:parent-style-name="Text_20_body">
      <style:text-properties officeooo:rsid="00d3059f" officeooo:paragraph-rsid="00d3059f"/>
    </style:style>
    <style:style style:name="P111" style:family="paragraph" style:parent-style-name="Text_20_body">
      <style:text-properties officeooo:rsid="00d549bb" officeooo:paragraph-rsid="00d549bb"/>
    </style:style>
    <style:style style:name="P112" style:family="paragraph" style:parent-style-name="Text_20_body">
      <style:text-properties officeooo:rsid="00d691d8" officeooo:paragraph-rsid="00d691d8"/>
    </style:style>
    <style:style style:name="P113" style:family="paragraph" style:parent-style-name="Standard">
      <style:text-properties officeooo:rsid="00d691d8" officeooo:paragraph-rsid="00d691d8"/>
    </style:style>
    <style:style style:name="P114" style:family="paragraph" style:parent-style-name="Preformatted_20_Text">
      <style:text-properties officeooo:rsid="00d7abce" officeooo:paragraph-rsid="00d7abce"/>
    </style:style>
    <style:style style:name="P115" style:family="paragraph" style:parent-style-name="Preformatted_20_Text">
      <style:text-properties officeooo:rsid="00dd19ab" officeooo:paragraph-rsid="00dd19ab"/>
    </style:style>
    <style:style style:name="P116" style:family="paragraph" style:parent-style-name="Text_20_body">
      <style:text-properties officeooo:rsid="001ed80f" officeooo:paragraph-rsid="00e16ee5"/>
    </style:style>
    <style:style style:name="P117" style:family="paragraph" style:parent-style-name="Text_20_body">
      <style:text-properties officeooo:rsid="00d6b1f0" officeooo:paragraph-rsid="00d6b1f0"/>
    </style:style>
    <style:style style:name="P118" style:family="paragraph" style:parent-style-name="Text_20_body">
      <style:text-properties officeooo:rsid="00d6b1f0" officeooo:paragraph-rsid="00de00cb"/>
    </style:style>
    <style:style style:name="P119" style:family="paragraph" style:parent-style-name="Text_20_body">
      <style:text-properties officeooo:rsid="00dc6d8f" officeooo:paragraph-rsid="00dc6d8f"/>
    </style:style>
    <style:style style:name="P120" style:family="paragraph" style:parent-style-name="Text_20_body">
      <style:text-properties officeooo:rsid="00de00cb" officeooo:paragraph-rsid="00de00cb"/>
    </style:style>
    <style:style style:name="P121" style:family="paragraph" style:parent-style-name="Text_20_body">
      <style:text-properties officeooo:rsid="00e0084e" officeooo:paragraph-rsid="00e0084e"/>
    </style:style>
    <style:style style:name="P122" style:family="paragraph" style:parent-style-name="Text_20_body">
      <style:text-properties officeooo:rsid="00e3f902" officeooo:paragraph-rsid="00e3f902"/>
    </style:style>
    <style:style style:name="P123" style:family="paragraph" style:parent-style-name="Text_20_body">
      <style:text-properties officeooo:paragraph-rsid="00e5522d"/>
    </style:style>
    <style:style style:name="P124" style:family="paragraph" style:parent-style-name="Preformatted_20_Text">
      <style:text-properties officeooo:rsid="00e62f95" officeooo:paragraph-rsid="00e62f95"/>
    </style:style>
    <style:style style:name="P125" style:family="paragraph" style:parent-style-name="Text_20_body">
      <style:text-properties officeooo:rsid="00e62f95" officeooo:paragraph-rsid="00e62f95"/>
    </style:style>
    <style:style style:name="P126" style:family="paragraph" style:parent-style-name="Text_20_body">
      <style:text-properties officeooo:rsid="00e5522d" officeooo:paragraph-rsid="00e5522d"/>
    </style:style>
    <style:style style:name="P127" style:family="paragraph" style:parent-style-name="Text_20_body">
      <style:text-properties officeooo:rsid="00eb2ea4" officeooo:paragraph-rsid="00eb2ea4"/>
    </style:style>
    <style:style style:name="P128" style:family="paragraph" style:parent-style-name="Preformatted_20_Text">
      <style:text-properties officeooo:rsid="00ef701d" officeooo:paragraph-rsid="00ef701d"/>
    </style:style>
    <style:style style:name="P129" style:family="paragraph" style:parent-style-name="Text_20_body">
      <style:text-properties officeooo:rsid="00ef701d" officeooo:paragraph-rsid="00ef701d"/>
    </style:style>
    <style:style style:name="P130" style:family="paragraph" style:parent-style-name="Preformatted_20_Text">
      <style:text-properties officeooo:rsid="00bbd593" officeooo:paragraph-rsid="00ef701d"/>
    </style:style>
    <style:style style:name="P131" style:family="paragraph" style:parent-style-name="Text_20_body">
      <style:text-properties officeooo:rsid="00bbd593" officeooo:paragraph-rsid="00bbd593"/>
    </style:style>
    <style:style style:name="P132" style:family="paragraph" style:parent-style-name="Preformatted_20_Text">
      <style:text-properties officeooo:paragraph-rsid="00ef701d"/>
    </style:style>
    <style:style style:name="P133" style:family="paragraph" style:parent-style-name="Text_20_body">
      <style:text-properties officeooo:rsid="00ed0d07" officeooo:paragraph-rsid="00ed0d07"/>
    </style:style>
    <style:style style:name="P134" style:family="paragraph" style:parent-style-name="Text_20_body">
      <style:text-properties officeooo:rsid="00edb6ea" officeooo:paragraph-rsid="00edb6ea"/>
    </style:style>
    <style:style style:name="P135" style:family="paragraph" style:parent-style-name="Text_20_body">
      <style:text-properties officeooo:rsid="00ef8fbf" officeooo:paragraph-rsid="00ef8fbf"/>
    </style:style>
    <style:style style:name="P136" style:family="paragraph" style:parent-style-name="Text_20_body">
      <style:text-properties officeooo:rsid="00f34c1f" officeooo:paragraph-rsid="00f34c1f"/>
    </style:style>
    <style:style style:name="P137" style:family="paragraph" style:parent-style-name="Text_20_body">
      <style:text-properties officeooo:rsid="00f23673" officeooo:paragraph-rsid="00f23673"/>
    </style:style>
    <style:style style:name="P138" style:family="paragraph" style:parent-style-name="Text_20_body">
      <style:text-properties officeooo:rsid="00f53c51" officeooo:paragraph-rsid="00f53c51"/>
    </style:style>
    <style:style style:name="P139" style:family="paragraph" style:parent-style-name="Preformatted_20_Text">
      <style:text-properties officeooo:rsid="00f797e9" officeooo:paragraph-rsid="00f797e9"/>
    </style:style>
    <style:style style:name="P140" style:family="paragraph" style:parent-style-name="Text_20_body">
      <style:text-properties officeooo:rsid="00f479f8" officeooo:paragraph-rsid="00f479f8"/>
    </style:style>
    <style:style style:name="P141" style:family="paragraph" style:parent-style-name="Text_20_body">
      <style:text-properties officeooo:rsid="00f6813f" officeooo:paragraph-rsid="00f6813f"/>
    </style:style>
    <style:style style:name="P142" style:family="paragraph" style:parent-style-name="Text_20_body">
      <style:text-properties officeooo:rsid="00fae5fd" officeooo:paragraph-rsid="00fae5fd"/>
    </style:style>
    <style:style style:name="P143" style:family="paragraph" style:parent-style-name="Text_20_body">
      <style:text-properties officeooo:rsid="00fbd3d0" officeooo:paragraph-rsid="00fbd3d0"/>
    </style:style>
    <style:style style:name="P144" style:family="paragraph" style:parent-style-name="Text_20_body">
      <style:text-properties officeooo:rsid="00fc37f9" officeooo:paragraph-rsid="00fc37f9"/>
    </style:style>
    <style:style style:name="P145" style:family="paragraph" style:parent-style-name="Preformatted_20_Text">
      <style:text-properties officeooo:rsid="011005f8" officeooo:paragraph-rsid="011005f8"/>
    </style:style>
    <style:style style:name="P146" style:family="paragraph" style:parent-style-name="Preformatted_20_Text">
      <style:text-properties officeooo:rsid="01115144" officeooo:paragraph-rsid="01115144"/>
    </style:style>
    <style:style style:name="P147" style:family="paragraph" style:parent-style-name="Text_20_body">
      <style:text-properties officeooo:rsid="010c7cb0" officeooo:paragraph-rsid="010c7cb0"/>
    </style:style>
    <style:style style:name="P148" style:family="paragraph" style:parent-style-name="Text_20_body">
      <style:text-properties officeooo:rsid="011169ee" officeooo:paragraph-rsid="011169ee"/>
    </style:style>
    <style:style style:name="P149" style:family="paragraph" style:parent-style-name="Text_20_body">
      <style:text-properties officeooo:rsid="0111b88f" officeooo:paragraph-rsid="0111b88f"/>
    </style:style>
    <style:style style:name="P150" style:family="paragraph" style:parent-style-name="Text_20_body">
      <style:text-properties officeooo:rsid="0111b88f" officeooo:paragraph-rsid="011169ee"/>
    </style:style>
    <style:style style:name="P151" style:family="paragraph" style:parent-style-name="Text_20_body">
      <style:text-properties officeooo:rsid="0114482c" officeooo:paragraph-rsid="0114482c"/>
    </style:style>
    <style:style style:name="P152" style:family="paragraph" style:parent-style-name="Text_20_body">
      <style:text-properties officeooo:rsid="01151219" officeooo:paragraph-rsid="0117d9ef"/>
    </style:style>
    <style:style style:name="P153" style:family="paragraph" style:parent-style-name="Text_20_body">
      <style:text-properties officeooo:rsid="01151219" officeooo:paragraph-rsid="0114482c"/>
    </style:style>
    <style:style style:name="P154" style:family="paragraph" style:parent-style-name="Text_20_body">
      <style:text-properties officeooo:rsid="0116df13" officeooo:paragraph-rsid="0116df13"/>
    </style:style>
    <style:style style:name="P155" style:family="paragraph" style:parent-style-name="Text_20_body">
      <style:text-properties officeooo:rsid="011840c7" officeooo:paragraph-rsid="011840c7"/>
    </style:style>
    <style:style style:name="P156" style:family="paragraph" style:parent-style-name="Text_20_body">
      <style:text-properties officeooo:rsid="011dbeb8" officeooo:paragraph-rsid="011dbeb8"/>
    </style:style>
    <style:style style:name="P157" style:family="paragraph" style:parent-style-name="Text_20_body">
      <style:text-properties officeooo:rsid="011edb29" officeooo:paragraph-rsid="011edb29"/>
    </style:style>
    <style:style style:name="P158" style:family="paragraph" style:parent-style-name="Text_20_body">
      <style:text-properties officeooo:rsid="011ff243" officeooo:paragraph-rsid="011ff243"/>
    </style:style>
    <style:style style:name="P159" style:family="paragraph" style:parent-style-name="Text_20_body">
      <style:text-properties officeooo:rsid="0122b18a" officeooo:paragraph-rsid="0122b18a"/>
    </style:style>
    <style:style style:name="P160" style:family="paragraph" style:parent-style-name="Preformatted_20_Text">
      <style:text-properties officeooo:rsid="0120d7e8" officeooo:paragraph-rsid="0120d7e8"/>
    </style:style>
    <style:style style:name="P161" style:family="paragraph" style:parent-style-name="Text_20_body">
      <style:text-properties officeooo:rsid="011c78ab" officeooo:paragraph-rsid="011c78ab"/>
    </style:style>
    <style:style style:name="P162" style:family="paragraph" style:parent-style-name="Text_20_body">
      <style:text-properties officeooo:rsid="011f3253" officeooo:paragraph-rsid="011f3253"/>
    </style:style>
    <style:style style:name="P163" style:family="paragraph" style:parent-style-name="Text_20_body">
      <style:text-properties officeooo:paragraph-rsid="01211265"/>
    </style:style>
    <style:style style:name="P164" style:family="paragraph" style:parent-style-name="Text_20_body">
      <style:text-properties officeooo:paragraph-rsid="01246dec"/>
    </style:style>
    <style:style style:name="P165" style:family="paragraph" style:parent-style-name="Text_20_body">
      <style:text-properties officeooo:rsid="01246dec" officeooo:paragraph-rsid="01246dec"/>
    </style:style>
    <style:style style:name="P166" style:family="paragraph" style:parent-style-name="Text_20_body">
      <style:text-properties officeooo:rsid="01278ef5" officeooo:paragraph-rsid="01278ef5"/>
    </style:style>
    <style:style style:name="P167" style:family="paragraph" style:parent-style-name="Text_20_body">
      <style:text-properties officeooo:rsid="0128ec26" officeooo:paragraph-rsid="0128ec26"/>
    </style:style>
    <style:style style:name="P168" style:family="paragraph" style:parent-style-name="Preformatted_20_Text">
      <style:text-properties officeooo:rsid="0131c230" officeooo:paragraph-rsid="0131c230"/>
    </style:style>
    <style:style style:name="P169" style:family="paragraph" style:parent-style-name="Text_20_body">
      <style:text-properties officeooo:rsid="01307f6a" officeooo:paragraph-rsid="01307f6a"/>
    </style:style>
    <style:style style:name="P170" style:family="paragraph" style:parent-style-name="Preformatted_20_Text">
      <style:text-properties officeooo:rsid="01307f6a"/>
    </style:style>
    <style:style style:name="P171" style:family="paragraph" style:parent-style-name="Text_20_body">
      <style:text-properties officeooo:rsid="0134360e" officeooo:paragraph-rsid="0134360e"/>
    </style:style>
    <style:style style:name="P172" style:family="paragraph" style:parent-style-name="Text_20_body">
      <style:text-properties officeooo:rsid="00e16ee5" officeooo:paragraph-rsid="00e16ee5"/>
    </style:style>
    <style:style style:name="P173" style:family="paragraph" style:parent-style-name="Text_20_body">
      <style:text-properties officeooo:rsid="013443a4" officeooo:paragraph-rsid="013443a4"/>
    </style:style>
    <style:style style:name="P174" style:family="paragraph" style:parent-style-name="Text_20_body">
      <style:text-properties officeooo:rsid="01362fe9" officeooo:paragraph-rsid="01362fe9"/>
    </style:style>
    <style:style style:name="P175" style:family="paragraph" style:parent-style-name="Text_20_body">
      <style:text-properties officeooo:rsid="013671c7" officeooo:paragraph-rsid="013671c7"/>
    </style:style>
    <style:style style:name="P176" style:family="paragraph" style:parent-style-name="Text_20_body">
      <style:text-properties officeooo:rsid="0138b0b1" officeooo:paragraph-rsid="0138b0b1"/>
    </style:style>
    <style:style style:name="P177" style:family="paragraph" style:parent-style-name="Text_20_body">
      <style:text-properties officeooo:rsid="013bb9de" officeooo:paragraph-rsid="013bb9de"/>
    </style:style>
    <style:style style:name="P178" style:family="paragraph" style:parent-style-name="Text_20_body">
      <style:text-properties officeooo:rsid="013fc00f" officeooo:paragraph-rsid="013fc00f"/>
    </style:style>
    <style:style style:name="P179" style:family="paragraph" style:parent-style-name="Text_20_body">
      <style:text-properties officeooo:rsid="013fc00f" officeooo:paragraph-rsid="015a83e2"/>
    </style:style>
    <style:style style:name="P180" style:family="paragraph" style:parent-style-name="Text_20_body">
      <style:text-properties officeooo:rsid="013ffc0c" officeooo:paragraph-rsid="013ffc0c"/>
    </style:style>
    <style:style style:name="P181" style:family="paragraph" style:parent-style-name="Text_20_body">
      <style:text-properties officeooo:rsid="002206c9" officeooo:paragraph-rsid="002206c9"/>
    </style:style>
    <style:style style:name="P182" style:family="paragraph" style:parent-style-name="Text_20_body">
      <style:text-properties officeooo:rsid="0147972c" officeooo:paragraph-rsid="0147972c"/>
    </style:style>
    <style:style style:name="P183" style:family="paragraph" style:parent-style-name="Text_20_body">
      <style:text-properties officeooo:rsid="0148e146" officeooo:paragraph-rsid="0148e146"/>
    </style:style>
    <style:style style:name="P184" style:family="paragraph" style:parent-style-name="Text_20_body">
      <style:text-properties officeooo:rsid="014e443a" officeooo:paragraph-rsid="014e443a"/>
    </style:style>
    <style:style style:name="P185" style:family="paragraph" style:parent-style-name="Text_20_body">
      <style:text-properties officeooo:rsid="01523c75" officeooo:paragraph-rsid="01523c75"/>
    </style:style>
    <style:style style:name="P186" style:family="paragraph" style:parent-style-name="Text_20_body">
      <style:text-properties officeooo:rsid="01411130" officeooo:paragraph-rsid="01411130"/>
    </style:style>
    <style:style style:name="P187" style:family="paragraph" style:parent-style-name="Text_20_body">
      <style:text-properties officeooo:rsid="0142f6fe" officeooo:paragraph-rsid="0142f6fe"/>
    </style:style>
    <style:style style:name="P188" style:family="paragraph" style:parent-style-name="Text_20_body">
      <style:text-properties officeooo:rsid="0148df14" officeooo:paragraph-rsid="0148df14"/>
    </style:style>
    <style:style style:name="P189" style:family="paragraph" style:parent-style-name="Text_20_body">
      <style:text-properties officeooo:rsid="014a33b5" officeooo:paragraph-rsid="014a33b5"/>
    </style:style>
    <style:style style:name="P190" style:family="paragraph" style:parent-style-name="Text_20_body">
      <style:text-properties officeooo:rsid="014ba760" officeooo:paragraph-rsid="014ba760"/>
    </style:style>
    <style:style style:name="P191" style:family="paragraph" style:parent-style-name="Text_20_body">
      <style:text-properties officeooo:rsid="014c8a30" officeooo:paragraph-rsid="014c8a30"/>
    </style:style>
    <style:style style:name="P192" style:family="paragraph" style:parent-style-name="Text_20_body">
      <style:text-properties officeooo:rsid="014ef2df" officeooo:paragraph-rsid="014ef2df"/>
    </style:style>
    <style:style style:name="P193" style:family="paragraph" style:parent-style-name="Text_20_body">
      <style:text-properties officeooo:rsid="0150d9a4" officeooo:paragraph-rsid="0150d9a4"/>
    </style:style>
    <style:style style:name="P194" style:family="paragraph" style:parent-style-name="Text_20_body">
      <style:text-properties officeooo:rsid="015301ef" officeooo:paragraph-rsid="015301ef"/>
    </style:style>
    <style:style style:name="P195" style:family="paragraph" style:parent-style-name="Text_20_body">
      <style:text-properties officeooo:paragraph-rsid="014ef2df"/>
    </style:style>
    <style:style style:name="P196" style:family="paragraph" style:parent-style-name="Text_20_body">
      <style:text-properties officeooo:rsid="015361c4" officeooo:paragraph-rsid="015361c4"/>
    </style:style>
    <style:style style:name="P197" style:family="paragraph" style:parent-style-name="Text_20_body">
      <style:text-properties officeooo:rsid="0154a0fd" officeooo:paragraph-rsid="0154a0fd"/>
    </style:style>
    <style:style style:name="P198" style:family="paragraph" style:parent-style-name="Text_20_body">
      <style:text-properties officeooo:rsid="0156ba6e" officeooo:paragraph-rsid="0156ba6e"/>
    </style:style>
    <style:style style:name="P199" style:family="paragraph" style:parent-style-name="Text_20_body">
      <style:text-properties officeooo:rsid="01589da2" officeooo:paragraph-rsid="01589da2"/>
    </style:style>
    <style:style style:name="P200" style:family="paragraph" style:parent-style-name="Text_20_body">
      <style:text-properties officeooo:rsid="0158a1fd" officeooo:paragraph-rsid="0158a1fd"/>
    </style:style>
    <style:style style:name="P201" style:family="paragraph" style:parent-style-name="Text_20_body">
      <style:text-properties officeooo:rsid="0158ec88" officeooo:paragraph-rsid="0158ec88"/>
    </style:style>
    <style:style style:name="P202" style:family="paragraph" style:parent-style-name="Text_20_body">
      <style:text-properties officeooo:rsid="01551e04" officeooo:paragraph-rsid="01551e04"/>
    </style:style>
    <style:style style:name="P203" style:family="paragraph" style:parent-style-name="Text_20_body">
      <style:text-properties officeooo:rsid="015965c7" officeooo:paragraph-rsid="015965c7"/>
    </style:style>
    <style:style style:name="P204" style:family="paragraph" style:parent-style-name="Text_20_body">
      <style:text-properties officeooo:rsid="0160153b" officeooo:paragraph-rsid="0160153b"/>
    </style:style>
    <style:style style:name="P205" style:family="paragraph" style:parent-style-name="Text_20_body">
      <style:text-properties officeooo:rsid="0160d3f5" officeooo:paragraph-rsid="0160d3f5"/>
    </style:style>
    <style:style style:name="P206" style:family="paragraph" style:parent-style-name="Text_20_body">
      <style:text-properties officeooo:rsid="0162119e" officeooo:paragraph-rsid="0162119e"/>
    </style:style>
    <style:style style:name="P207" style:family="paragraph" style:parent-style-name="Text_20_body">
      <style:text-properties officeooo:rsid="011b0616" officeooo:paragraph-rsid="011b0616"/>
    </style:style>
    <style:style style:name="P208" style:family="paragraph" style:parent-style-name="Text_20_body">
      <style:text-properties officeooo:rsid="011b0616" officeooo:paragraph-rsid="0163e166"/>
    </style:style>
    <style:style style:name="P209" style:family="paragraph" style:parent-style-name="Text_20_body">
      <style:text-properties officeooo:rsid="0163e166" officeooo:paragraph-rsid="0163e166"/>
    </style:style>
    <style:style style:name="P210" style:family="paragraph" style:parent-style-name="Text_20_body">
      <style:text-properties officeooo:rsid="016e5c77" officeooo:paragraph-rsid="016e5c77"/>
    </style:style>
    <style:style style:name="P211" style:family="paragraph" style:parent-style-name="Text_20_body">
      <style:text-properties officeooo:rsid="013a7e8d" officeooo:paragraph-rsid="013a7e8d"/>
    </style:style>
    <style:style style:name="P212" style:family="paragraph" style:parent-style-name="Standard">
      <style:text-properties officeooo:paragraph-rsid="016a0ce5"/>
    </style:style>
    <style:style style:name="P213" style:family="paragraph" style:parent-style-name="Text_20_body">
      <style:text-properties officeooo:rsid="016a0ce5" officeooo:paragraph-rsid="016a0ce5"/>
    </style:style>
    <style:style style:name="P214" style:family="paragraph" style:parent-style-name="Text_20_body">
      <style:text-properties officeooo:rsid="01703b58" officeooo:paragraph-rsid="01703b58"/>
    </style:style>
    <style:style style:name="P215" style:family="paragraph" style:parent-style-name="Text_20_body">
      <style:text-properties officeooo:rsid="01710f9d" officeooo:paragraph-rsid="01710f9d"/>
    </style:style>
    <style:style style:name="P216" style:family="paragraph" style:parent-style-name="Table_20_Contents">
      <style:text-properties fo:font-weight="bold" style:font-weight-asian="bold" style:font-weight-complex="bold"/>
    </style:style>
    <style:style style:name="P217" style:family="paragraph" style:parent-style-name="Table_20_Contents">
      <style:text-properties fo:font-weight="bold" officeooo:rsid="01733778" officeooo:paragraph-rsid="01733778" style:font-weight-asian="bold" style:font-weight-complex="bold"/>
    </style:style>
    <style:style style:name="P218" style:family="paragraph" style:parent-style-name="Table_20_Contents">
      <style:text-properties fo:font-weight="bold" officeooo:paragraph-rsid="01789e55" style:font-weight-asian="bold" style:font-weight-complex="bold"/>
    </style:style>
    <style:style style:name="P219" style:family="paragraph" style:parent-style-name="Table_20_Contents">
      <style:text-properties fo:font-weight="bold" officeooo:paragraph-rsid="017f87f3" style:font-weight-asian="bold" style:font-weight-complex="bold"/>
    </style:style>
    <style:style style:name="P220" style:family="paragraph" style:parent-style-name="Table_20_Contents">
      <style:text-properties officeooo:rsid="01733778" officeooo:paragraph-rsid="01733778"/>
    </style:style>
    <style:style style:name="P221" style:family="paragraph" style:parent-style-name="Text_20_body">
      <style:text-properties officeooo:rsid="01733778" officeooo:paragraph-rsid="01733778"/>
    </style:style>
    <style:style style:name="P222" style:family="paragraph" style:parent-style-name="Text_20_body">
      <style:text-properties officeooo:rsid="01733778" officeooo:paragraph-rsid="01710f9d"/>
    </style:style>
    <style:style style:name="P223" style:family="paragraph" style:parent-style-name="Table_20_Contents">
      <style:text-properties style:font-name="Liberation Mono" officeooo:rsid="01733778" officeooo:paragraph-rsid="01733778"/>
    </style:style>
    <style:style style:name="P224" style:family="paragraph" style:parent-style-name="Table_20_Contents">
      <style:text-properties style:font-name="Liberation Mono" officeooo:rsid="01789d5f" officeooo:paragraph-rsid="01789d5f"/>
    </style:style>
    <style:style style:name="P225" style:family="paragraph" style:parent-style-name="Table_20_Contents">
      <style:text-properties style:font-name="Liberation Mono" officeooo:rsid="017f87f3" officeooo:paragraph-rsid="017f87f3"/>
    </style:style>
    <style:style style:name="P226" style:family="paragraph" style:parent-style-name="Table_20_Contents">
      <style:text-properties style:font-name="Liberation Mono" officeooo:rsid="01811f56" officeooo:paragraph-rsid="01811f56"/>
    </style:style>
    <style:style style:name="P227" style:family="paragraph" style:parent-style-name="Table_20_Contents">
      <style:text-properties style:font-name="Liberation Mono" officeooo:rsid="0181980a" officeooo:paragraph-rsid="0181980a"/>
    </style:style>
    <style:style style:name="P228" style:family="paragraph" style:parent-style-name="Table_20_Contents">
      <style:text-properties style:font-name="Liberation Mono" officeooo:rsid="0181980a" officeooo:paragraph-rsid="0188b2fc"/>
    </style:style>
    <style:style style:name="P229" style:family="paragraph" style:parent-style-name="Table_20_Contents">
      <style:text-properties style:font-name="Liberation Mono" officeooo:rsid="0181980a" officeooo:paragraph-rsid="018f7ed8"/>
    </style:style>
    <style:style style:name="P230" style:family="paragraph" style:parent-style-name="Table_20_Contents">
      <style:text-properties style:font-name="Liberation Mono" officeooo:rsid="0181980a" officeooo:paragraph-rsid="0192362d"/>
    </style:style>
    <style:style style:name="P231" style:family="paragraph" style:parent-style-name="Table_20_Contents">
      <style:text-properties style:font-name="Liberation Mono" officeooo:rsid="018258ce" officeooo:paragraph-rsid="018258ce"/>
    </style:style>
    <style:style style:name="P232" style:family="paragraph" style:parent-style-name="Table_20_Contents">
      <style:text-properties style:font-name="Liberation Mono" officeooo:rsid="0182ec80" officeooo:paragraph-rsid="0182ec80"/>
    </style:style>
    <style:style style:name="P233" style:family="paragraph" style:parent-style-name="Table_20_Contents">
      <style:text-properties style:font-name="Liberation Mono" officeooo:rsid="0184359e" officeooo:paragraph-rsid="0184359e"/>
    </style:style>
    <style:style style:name="P234" style:family="paragraph" style:parent-style-name="Table_20_Contents">
      <style:text-properties style:font-name="Liberation Mono" officeooo:rsid="01845c04" officeooo:paragraph-rsid="01845c04"/>
    </style:style>
    <style:style style:name="P235" style:family="paragraph" style:parent-style-name="Table_20_Contents">
      <style:text-properties style:font-name="Liberation Mono" officeooo:rsid="0188b2fc" officeooo:paragraph-rsid="0188b2fc"/>
    </style:style>
    <style:style style:name="P236" style:family="paragraph" style:parent-style-name="Table_20_Contents">
      <style:text-properties style:font-name="Liberation Mono" officeooo:rsid="018a09d0" officeooo:paragraph-rsid="018a09d0"/>
    </style:style>
    <style:style style:name="P237" style:family="paragraph" style:parent-style-name="Table_20_Contents">
      <style:text-properties style:font-name="Liberation Mono" officeooo:rsid="018f7ed8" officeooo:paragraph-rsid="018f7ed8"/>
    </style:style>
    <style:style style:name="P238" style:family="paragraph" style:parent-style-name="Table_20_Contents">
      <style:text-properties style:font-name="Liberation Mono" officeooo:rsid="01913442" officeooo:paragraph-rsid="01913442"/>
    </style:style>
    <style:style style:name="P239" style:family="paragraph" style:parent-style-name="Table_20_Contents">
      <style:text-properties style:font-name="Liberation Mono" officeooo:rsid="0192362d" officeooo:paragraph-rsid="0192362d"/>
    </style:style>
    <style:style style:name="P240" style:family="paragraph" style:parent-style-name="Table_20_Contents">
      <style:text-properties style:font-name="Liberation Mono" officeooo:rsid="0192ad39" officeooo:paragraph-rsid="0192ad39"/>
    </style:style>
    <style:style style:name="P241" style:family="paragraph" style:parent-style-name="Table_20_Contents">
      <style:text-properties officeooo:rsid="01789d5f" officeooo:paragraph-rsid="01789d5f"/>
    </style:style>
    <style:style style:name="P242" style:family="paragraph" style:parent-style-name="Table_20_Contents">
      <style:text-properties officeooo:rsid="01789e55" officeooo:paragraph-rsid="01789e55"/>
    </style:style>
    <style:style style:name="P243" style:family="paragraph" style:parent-style-name="Table_20_Contents">
      <style:text-properties officeooo:rsid="01789e55" officeooo:paragraph-rsid="017f87f3"/>
    </style:style>
    <style:style style:name="P244" style:family="paragraph" style:parent-style-name="Table_20_Contents">
      <style:text-properties officeooo:rsid="01789e55" officeooo:paragraph-rsid="01811f56"/>
    </style:style>
    <style:style style:name="P245" style:family="paragraph" style:parent-style-name="Table_20_Contents">
      <style:text-properties officeooo:rsid="01789e55" officeooo:paragraph-rsid="018258ce"/>
    </style:style>
    <style:style style:name="P246" style:family="paragraph" style:parent-style-name="Table_20_Contents">
      <style:text-properties officeooo:rsid="01789e55" officeooo:paragraph-rsid="0184359e"/>
    </style:style>
    <style:style style:name="P247" style:family="paragraph" style:parent-style-name="Table_20_Contents">
      <style:text-properties officeooo:rsid="017a90a6" officeooo:paragraph-rsid="017a90a6"/>
    </style:style>
    <style:style style:name="P248" style:family="paragraph" style:parent-style-name="Table_20_Contents">
      <style:text-properties officeooo:rsid="017a90a6" officeooo:paragraph-rsid="017f87f3"/>
    </style:style>
    <style:style style:name="P249" style:family="paragraph" style:parent-style-name="Table_20_Contents">
      <style:text-properties officeooo:rsid="017b95bd" officeooo:paragraph-rsid="017b95bd"/>
    </style:style>
    <style:style style:name="P250" style:family="paragraph" style:parent-style-name="Table_20_Contents">
      <style:text-properties officeooo:rsid="017b95bd" officeooo:paragraph-rsid="017d6c53"/>
    </style:style>
    <style:style style:name="P251" style:family="paragraph" style:parent-style-name="Table_20_Contents">
      <style:text-properties officeooo:rsid="017b95bd" officeooo:paragraph-rsid="017f87f3"/>
    </style:style>
    <style:style style:name="P252" style:family="paragraph" style:parent-style-name="Table_20_Contents">
      <style:text-properties officeooo:rsid="017f87f3" officeooo:paragraph-rsid="017f87f3"/>
    </style:style>
    <style:style style:name="P253" style:family="paragraph" style:parent-style-name="Table_20_Contents">
      <style:text-properties officeooo:rsid="01811f56" officeooo:paragraph-rsid="01811f56"/>
    </style:style>
    <style:style style:name="P254" style:family="paragraph" style:parent-style-name="Table_20_Contents">
      <style:text-properties officeooo:rsid="018258ce" officeooo:paragraph-rsid="018258ce"/>
    </style:style>
    <style:style style:name="P255" style:family="paragraph" style:parent-style-name="Table_20_Contents">
      <style:text-properties officeooo:rsid="0182ec80" officeooo:paragraph-rsid="0182ec80"/>
    </style:style>
    <style:style style:name="P256" style:family="paragraph" style:parent-style-name="Table_20_Contents">
      <style:text-properties officeooo:rsid="0184359e" officeooo:paragraph-rsid="0184359e"/>
    </style:style>
    <style:style style:name="P257" style:family="paragraph" style:parent-style-name="Table_20_Contents">
      <style:text-properties officeooo:rsid="01845c04" officeooo:paragraph-rsid="01845c04"/>
    </style:style>
    <style:style style:name="P258" style:family="paragraph" style:parent-style-name="Table_20_Contents">
      <style:text-properties officeooo:rsid="0184fdeb" officeooo:paragraph-rsid="0184fdeb"/>
    </style:style>
    <style:style style:name="P259" style:family="paragraph" style:parent-style-name="Table_20_Contents">
      <style:text-properties officeooo:rsid="018570d0" officeooo:paragraph-rsid="018570d0"/>
    </style:style>
    <style:style style:name="P260" style:family="paragraph" style:parent-style-name="Table_20_Contents">
      <style:text-properties officeooo:rsid="018570d0" officeooo:paragraph-rsid="0185ddd2"/>
    </style:style>
    <style:style style:name="P261" style:family="paragraph" style:parent-style-name="Table_20_Contents">
      <style:text-properties officeooo:rsid="0186eb52" officeooo:paragraph-rsid="0186eb52"/>
    </style:style>
    <style:style style:name="P262" style:family="paragraph" style:parent-style-name="Table_20_Contents">
      <style:text-properties officeooo:rsid="018a09d0" officeooo:paragraph-rsid="018a09d0"/>
    </style:style>
    <style:style style:name="P263" style:family="paragraph" style:parent-style-name="Table_20_Contents">
      <style:text-properties officeooo:rsid="018b55fa" officeooo:paragraph-rsid="018b55fa"/>
    </style:style>
    <style:style style:name="P264" style:family="paragraph" style:parent-style-name="Table_20_Contents">
      <style:text-properties officeooo:rsid="018b55fa" officeooo:paragraph-rsid="018cd0b1"/>
    </style:style>
    <style:style style:name="P265" style:family="paragraph" style:parent-style-name="Table_20_Contents">
      <style:text-properties officeooo:rsid="018be8e6" officeooo:paragraph-rsid="018be8e6"/>
    </style:style>
    <style:style style:name="P266" style:family="paragraph" style:parent-style-name="Table_20_Contents">
      <style:text-properties officeooo:rsid="018ccad2" officeooo:paragraph-rsid="018ccad2"/>
    </style:style>
    <style:style style:name="P267" style:family="paragraph" style:parent-style-name="Table_20_Contents">
      <style:text-properties officeooo:rsid="01913442" officeooo:paragraph-rsid="01913442"/>
    </style:style>
    <style:style style:name="P268" style:family="paragraph" style:parent-style-name="Table_20_Contents">
      <style:text-properties officeooo:rsid="01913442" officeooo:paragraph-rsid="0191bc77"/>
    </style:style>
    <style:style style:name="P269" style:family="paragraph" style:parent-style-name="Table_20_Contents">
      <style:text-properties officeooo:rsid="01936c49" officeooo:paragraph-rsid="01936c49"/>
    </style:style>
    <style:style style:name="P270" style:family="paragraph" style:parent-style-name="Table_20_Contents">
      <style:text-properties officeooo:rsid="0195550b" officeooo:paragraph-rsid="0195550b"/>
    </style:style>
    <style:style style:name="P271" style:family="paragraph" style:parent-style-name="Table_20_Contents">
      <style:text-properties officeooo:rsid="0196c7d4" officeooo:paragraph-rsid="0196c7d4"/>
    </style:style>
    <style:style style:name="P272" style:family="paragraph" style:parent-style-name="Table_20_Contents">
      <style:text-properties officeooo:rsid="0197f481" officeooo:paragraph-rsid="0197f481"/>
    </style:style>
    <style:style style:name="P273" style:family="paragraph" style:parent-style-name="Table_20_Contents">
      <style:text-properties officeooo:rsid="01989d30" officeooo:paragraph-rsid="01989d30"/>
    </style:style>
    <style:style style:name="P274" style:family="paragraph" style:parent-style-name="Table_20_Contents">
      <style:text-properties officeooo:rsid="01989d30" officeooo:paragraph-rsid="019b0f0e"/>
    </style:style>
    <style:style style:name="P275" style:family="paragraph" style:parent-style-name="Table_20_Contents">
      <style:text-properties officeooo:rsid="019a8508" officeooo:paragraph-rsid="019a8508"/>
    </style:style>
    <style:style style:name="P276" style:family="paragraph" style:parent-style-name="Table_20_Contents">
      <style:text-properties officeooo:rsid="019a8508" officeooo:paragraph-rsid="019b0f0e"/>
    </style:style>
    <style:style style:name="P277" style:family="paragraph" style:parent-style-name="Table_20_Contents">
      <style:text-properties officeooo:rsid="019b2890" officeooo:paragraph-rsid="019b2890"/>
    </style:style>
    <style:style style:name="P278" style:family="paragraph" style:parent-style-name="Table_20_Contents">
      <style:text-properties officeooo:rsid="019c7be3" officeooo:paragraph-rsid="019c7be3"/>
    </style:style>
    <style:style style:name="P279" style:family="paragraph" style:parent-style-name="Heading_20_1">
      <style:paragraph-properties fo:break-before="page"/>
      <style:text-properties officeooo:rsid="009f6953" officeooo:paragraph-rsid="009f6953"/>
    </style:style>
    <style:style style:name="P280" style:family="paragraph" style:parent-style-name="Heading_20_1">
      <style:paragraph-properties fo:break-before="page"/>
    </style:style>
    <style:style style:name="P281" style:family="paragraph" style:parent-style-name="Heading_20_1">
      <style:paragraph-properties fo:break-before="page"/>
      <style:text-properties officeooo:rsid="002206c9" officeooo:paragraph-rsid="002206c9"/>
    </style:style>
    <style:style style:name="P282" style:family="paragraph" style:parent-style-name="Heading_20_1">
      <style:paragraph-properties fo:break-before="page"/>
      <style:text-properties officeooo:rsid="0074846a" officeooo:paragraph-rsid="0074846a"/>
    </style:style>
    <style:style style:name="P283" style:family="paragraph" style:parent-style-name="Heading_20_1">
      <style:paragraph-properties fo:break-before="page"/>
      <style:text-properties officeooo:rsid="0027208e" officeooo:paragraph-rsid="0027208e"/>
    </style:style>
    <style:style style:name="P284" style:family="paragraph" style:parent-style-name="Heading_20_1">
      <style:text-properties officeooo:rsid="00a456fd" officeooo:paragraph-rsid="00a456fd"/>
    </style:style>
    <style:style style:name="P285" style:family="paragraph" style:parent-style-name="Heading_20_1">
      <style:paragraph-properties fo:break-before="page"/>
      <style:text-properties officeooo:rsid="0156ba6e" officeooo:paragraph-rsid="0156ba6e"/>
    </style:style>
    <style:style style:name="P286" style:family="paragraph" style:parent-style-name="Heading_20_1">
      <style:text-properties officeooo:rsid="00b378fd" officeooo:paragraph-rsid="00b378fd"/>
    </style:style>
    <style:style style:name="P287" style:family="paragraph" style:parent-style-name="Heading_20_1">
      <style:paragraph-properties fo:break-before="page"/>
      <style:text-properties officeooo:rsid="00301b00" officeooo:paragraph-rsid="00301b00"/>
    </style:style>
    <style:style style:name="P288" style:family="paragraph" style:parent-style-name="Heading_20_1">
      <style:paragraph-properties fo:break-before="page"/>
      <style:text-properties officeooo:rsid="00881bac" officeooo:paragraph-rsid="00881bac"/>
    </style:style>
    <style:style style:name="P289" style:family="paragraph" style:parent-style-name="Heading_20_1">
      <style:text-properties officeooo:rsid="016e5c77" officeooo:paragraph-rsid="016e5c77"/>
    </style:style>
    <style:style style:name="P290" style:family="paragraph" style:parent-style-name="Heading_20_1">
      <style:paragraph-properties fo:break-before="page"/>
      <style:text-properties officeooo:rsid="019fad1c" officeooo:paragraph-rsid="019fad1c"/>
    </style:style>
    <style:style style:name="P291" style:family="paragraph" style:parent-style-name="Heading_20_2">
      <style:text-properties officeooo:rsid="0147972c" officeooo:paragraph-rsid="0147972c"/>
    </style:style>
    <style:style style:name="P292" style:family="paragraph" style:parent-style-name="Heading_20_2">
      <style:text-properties officeooo:rsid="0148e146" officeooo:paragraph-rsid="0148e146"/>
    </style:style>
    <style:style style:name="P293" style:family="paragraph" style:parent-style-name="Heading_20_2">
      <style:text-properties officeooo:rsid="014e443a" officeooo:paragraph-rsid="014e443a"/>
    </style:style>
    <style:style style:name="P294" style:family="paragraph" style:parent-style-name="Heading_20_2">
      <style:text-properties officeooo:rsid="01523c75" officeooo:paragraph-rsid="01523c75"/>
    </style:style>
    <style:style style:name="P295" style:family="paragraph" style:parent-style-name="Heading_20_2">
      <style:text-properties officeooo:rsid="0156ba6e" officeooo:paragraph-rsid="0156ba6e"/>
    </style:style>
    <style:style style:name="P296" style:family="paragraph" style:parent-style-name="Heading_20_2">
      <style:text-properties officeooo:rsid="01589da2" officeooo:paragraph-rsid="01589da2"/>
    </style:style>
    <style:style style:name="P297" style:family="paragraph" style:parent-style-name="Heading_20_2">
      <style:text-properties officeooo:rsid="00bf1044" officeooo:paragraph-rsid="00bf1044"/>
    </style:style>
    <style:style style:name="P298" style:family="paragraph" style:parent-style-name="Heading_20_2">
      <style:text-properties officeooo:rsid="00d691d8" officeooo:paragraph-rsid="00d691d8"/>
    </style:style>
    <style:style style:name="P299" style:family="paragraph" style:parent-style-name="Heading_20_2">
      <style:text-properties officeooo:rsid="00f34c1f" officeooo:paragraph-rsid="00f34c1f"/>
    </style:style>
    <style:style style:name="P300" style:family="paragraph" style:parent-style-name="Heading_20_2">
      <style:text-properties officeooo:rsid="00fae5fd" officeooo:paragraph-rsid="00fae5fd"/>
    </style:style>
    <style:style style:name="P301" style:family="paragraph" style:parent-style-name="Heading_20_2">
      <style:text-properties officeooo:rsid="011169ee" officeooo:paragraph-rsid="011169ee"/>
    </style:style>
    <style:style style:name="P302" style:family="paragraph" style:parent-style-name="Heading_20_2">
      <style:text-properties officeooo:rsid="013bb9de" officeooo:paragraph-rsid="013bb9de"/>
    </style:style>
    <style:style style:name="P303" style:family="paragraph" style:parent-style-name="Heading_20_2">
      <style:text-properties officeooo:rsid="003b0b6a" officeooo:paragraph-rsid="003b0b6a"/>
    </style:style>
    <style:style style:name="P304" style:family="paragraph" style:parent-style-name="Heading_20_2">
      <style:text-properties officeooo:rsid="003bda29" officeooo:paragraph-rsid="003bda29"/>
    </style:style>
    <style:style style:name="P305" style:family="paragraph" style:parent-style-name="Heading_20_2">
      <style:text-properties officeooo:rsid="01710f9d" officeooo:paragraph-rsid="01710f9d"/>
    </style:style>
    <style:style style:name="P306" style:family="paragraph" style:parent-style-name="Heading_20_2">
      <style:text-properties officeooo:rsid="008a6235" officeooo:paragraph-rsid="008a6235"/>
    </style:style>
    <style:style style:name="P307" style:family="paragraph" style:parent-style-name="Heading_20_2">
      <style:text-properties officeooo:rsid="0089c9cf" officeooo:paragraph-rsid="0089c9cf"/>
    </style:style>
    <style:style style:name="P308" style:family="paragraph" style:parent-style-name="Heading_20_2">
      <style:text-properties officeooo:rsid="0091cd74" officeooo:paragraph-rsid="0091cd74"/>
    </style:style>
    <style:style style:name="P309" style:family="paragraph" style:parent-style-name="Heading_20_2">
      <style:text-properties officeooo:rsid="0095f1d1" officeooo:paragraph-rsid="0095f1d1"/>
    </style:style>
    <style:style style:name="P310" style:family="paragraph" style:parent-style-name="Heading_20_2">
      <style:text-properties officeooo:rsid="0138b0b1" officeooo:paragraph-rsid="0138b0b1"/>
    </style:style>
    <style:style style:name="P311" style:family="paragraph" style:parent-style-name="Heading_20_2">
      <style:text-properties officeooo:rsid="013a7e8d" officeooo:paragraph-rsid="013a7e8d"/>
    </style:style>
    <style:style style:name="P312" style:family="paragraph" style:parent-style-name="Heading_20_2">
      <style:text-properties officeooo:rsid="016e5c77" officeooo:paragraph-rsid="016e5c77"/>
    </style:style>
    <style:style style:name="P313" style:family="paragraph" style:parent-style-name="Heading_20_2">
      <style:text-properties officeooo:rsid="01a16438" officeooo:paragraph-rsid="01a16438"/>
    </style:style>
    <style:style style:name="P314" style:family="paragraph" style:parent-style-name="Heading_20_2">
      <style:text-properties officeooo:rsid="01a36e12" officeooo:paragraph-rsid="01a36e12"/>
    </style:style>
    <style:style style:name="P315" style:family="paragraph" style:parent-style-name="Heading_20_3">
      <style:text-properties officeooo:rsid="0017cfd9" officeooo:paragraph-rsid="0017cfd9"/>
    </style:style>
    <style:style style:name="P316" style:family="paragraph" style:parent-style-name="Heading_20_3">
      <style:text-properties officeooo:rsid="0148df14" officeooo:paragraph-rsid="0148df14"/>
    </style:style>
    <style:style style:name="P317" style:family="paragraph" style:parent-style-name="Heading_20_3">
      <style:text-properties officeooo:rsid="014ba760" officeooo:paragraph-rsid="014ba760"/>
    </style:style>
    <style:style style:name="P318" style:family="paragraph" style:parent-style-name="Heading_20_3">
      <style:text-properties officeooo:rsid="014a33b5" officeooo:paragraph-rsid="014a33b5"/>
    </style:style>
    <style:style style:name="P319" style:family="paragraph" style:parent-style-name="Heading_20_3">
      <style:text-properties officeooo:rsid="014c8a30" officeooo:paragraph-rsid="014c8a30"/>
    </style:style>
    <style:style style:name="P320" style:family="paragraph" style:parent-style-name="Heading_20_3">
      <style:text-properties officeooo:rsid="0150d9a4" officeooo:paragraph-rsid="0150d9a4"/>
    </style:style>
    <style:style style:name="P321" style:family="paragraph" style:parent-style-name="Heading_20_3">
      <style:text-properties officeooo:rsid="014ef2df" officeooo:paragraph-rsid="014ef2df"/>
    </style:style>
    <style:style style:name="P322" style:family="paragraph" style:parent-style-name="Heading_20_3">
      <style:text-properties officeooo:rsid="015301ef" officeooo:paragraph-rsid="015301ef"/>
    </style:style>
    <style:style style:name="P323" style:family="paragraph" style:parent-style-name="Heading_20_3">
      <style:text-properties officeooo:rsid="00152fa3" officeooo:paragraph-rsid="00152fa3"/>
    </style:style>
    <style:style style:name="P324" style:family="paragraph" style:parent-style-name="Heading_20_3">
      <style:text-properties officeooo:rsid="0015f9a8" officeooo:paragraph-rsid="0015f9a8"/>
    </style:style>
    <style:style style:name="P325" style:family="paragraph" style:parent-style-name="Heading_20_3">
      <style:text-properties officeooo:rsid="00160974" officeooo:paragraph-rsid="00160974"/>
    </style:style>
    <style:style style:name="P326" style:family="paragraph" style:parent-style-name="Heading_20_3">
      <style:text-properties officeooo:rsid="001642cc" officeooo:paragraph-rsid="001642cc"/>
    </style:style>
    <style:style style:name="P327" style:family="paragraph" style:parent-style-name="Heading_20_3">
      <style:text-properties officeooo:rsid="00164805" officeooo:paragraph-rsid="00164805"/>
    </style:style>
    <style:style style:name="P328" style:family="paragraph" style:parent-style-name="Heading_20_3">
      <style:text-properties officeooo:rsid="0016854a" officeooo:paragraph-rsid="0016854a"/>
    </style:style>
    <style:style style:name="P329" style:family="paragraph" style:parent-style-name="Heading_20_3">
      <style:text-properties officeooo:rsid="0142f6fe" officeooo:paragraph-rsid="0142f6fe"/>
    </style:style>
    <style:style style:name="P330" style:family="paragraph" style:parent-style-name="Heading_20_3">
      <style:text-properties officeooo:rsid="0074846a" officeooo:paragraph-rsid="0074846a"/>
    </style:style>
    <style:style style:name="P331" style:family="paragraph" style:parent-style-name="Heading_20_3">
      <style:text-properties officeooo:rsid="007727f4" officeooo:paragraph-rsid="007727f4"/>
    </style:style>
    <style:style style:name="P332" style:family="paragraph" style:parent-style-name="Heading_20_3">
      <style:text-properties officeooo:rsid="0078791a" officeooo:paragraph-rsid="0078791a"/>
    </style:style>
    <style:style style:name="P333" style:family="paragraph" style:parent-style-name="Heading_20_3">
      <style:text-properties officeooo:rsid="00788bd9" officeooo:paragraph-rsid="00788bd9"/>
    </style:style>
    <style:style style:name="P334" style:family="paragraph" style:parent-style-name="Heading_20_3">
      <style:text-properties officeooo:rsid="007949b1" officeooo:paragraph-rsid="007949b1"/>
    </style:style>
    <style:style style:name="P335" style:family="paragraph" style:parent-style-name="Heading_20_3">
      <style:text-properties officeooo:rsid="007d145f" officeooo:paragraph-rsid="007d145f"/>
    </style:style>
    <style:style style:name="P336" style:family="paragraph" style:parent-style-name="Heading_20_3">
      <style:text-properties officeooo:rsid="0027208e" officeooo:paragraph-rsid="0027208e"/>
    </style:style>
    <style:style style:name="P337" style:family="paragraph" style:parent-style-name="Heading_20_3">
      <style:text-properties officeooo:rsid="002a4bd8" officeooo:paragraph-rsid="002a4bd8"/>
    </style:style>
    <style:style style:name="P338" style:family="paragraph" style:parent-style-name="Heading_20_3">
      <style:text-properties officeooo:rsid="002c56d5" officeooo:paragraph-rsid="002c56d5"/>
    </style:style>
    <style:style style:name="P339" style:family="paragraph" style:parent-style-name="Heading_20_3">
      <style:text-properties officeooo:rsid="0128ec26" officeooo:paragraph-rsid="0128ec26"/>
    </style:style>
    <style:style style:name="P340" style:family="paragraph" style:parent-style-name="Heading_20_3">
      <style:text-properties officeooo:rsid="00aa2720" officeooo:paragraph-rsid="00aa2720"/>
    </style:style>
    <style:style style:name="P341" style:family="paragraph" style:parent-style-name="Heading_20_3">
      <style:text-properties officeooo:rsid="00b58e8a" officeooo:paragraph-rsid="00b58e8a"/>
    </style:style>
    <style:style style:name="P342" style:family="paragraph" style:parent-style-name="Heading_20_3">
      <style:text-properties officeooo:rsid="00ef701d" officeooo:paragraph-rsid="00ef701d"/>
    </style:style>
    <style:style style:name="P343" style:family="paragraph" style:parent-style-name="Heading_20_3">
      <style:text-properties officeooo:rsid="00ef701d" officeooo:paragraph-rsid="00ef8fbf"/>
    </style:style>
    <style:style style:name="P344" style:family="paragraph" style:parent-style-name="Heading_20_3">
      <style:text-properties officeooo:rsid="00ef701d" officeooo:paragraph-rsid="00f23673"/>
    </style:style>
    <style:style style:name="P345" style:family="paragraph" style:parent-style-name="Heading_20_3">
      <style:text-properties officeooo:rsid="00f2ed54" officeooo:paragraph-rsid="00f2ed54"/>
    </style:style>
    <style:style style:name="P346" style:family="paragraph" style:parent-style-name="Heading_20_3">
      <style:text-properties officeooo:rsid="0122b18a" officeooo:paragraph-rsid="0122b18a"/>
    </style:style>
    <style:style style:name="P347" style:family="paragraph" style:parent-style-name="Heading_20_3">
      <style:text-properties officeooo:rsid="0122b18a" officeooo:paragraph-rsid="01246dec"/>
    </style:style>
    <style:style style:name="P348" style:family="paragraph" style:parent-style-name="Heading_20_3">
      <style:text-properties officeooo:rsid="00bfd824" officeooo:paragraph-rsid="00bfd824"/>
    </style:style>
    <style:style style:name="P349" style:family="paragraph" style:parent-style-name="Heading_20_3">
      <style:text-properties officeooo:paragraph-rsid="00c1500f"/>
    </style:style>
    <style:style style:name="P350" style:family="paragraph" style:parent-style-name="Heading_20_3">
      <style:text-properties officeooo:paragraph-rsid="00c5dcff"/>
    </style:style>
    <style:style style:name="P351" style:family="paragraph" style:parent-style-name="Heading_20_3">
      <style:text-properties officeooo:paragraph-rsid="00d14a1e"/>
    </style:style>
    <style:style style:name="P352" style:family="paragraph" style:parent-style-name="Heading_20_3">
      <style:text-properties officeooo:paragraph-rsid="00d3059f"/>
    </style:style>
    <style:style style:name="P353" style:family="paragraph" style:parent-style-name="Heading_20_3">
      <style:text-properties officeooo:rsid="013671c7" officeooo:paragraph-rsid="013671c7"/>
    </style:style>
    <style:style style:name="P354" style:family="paragraph" style:parent-style-name="Heading_20_3">
      <style:text-properties officeooo:rsid="00d6b1f0" officeooo:paragraph-rsid="00d6b1f0"/>
    </style:style>
    <style:style style:name="P355" style:family="paragraph" style:parent-style-name="Heading_20_3">
      <style:text-properties officeooo:paragraph-rsid="00dc6d8f"/>
    </style:style>
    <style:style style:name="P356" style:family="paragraph" style:parent-style-name="Heading_20_3">
      <style:text-properties officeooo:paragraph-rsid="00de00cb"/>
    </style:style>
    <style:style style:name="P357" style:family="paragraph" style:parent-style-name="Heading_20_3">
      <style:text-properties officeooo:paragraph-rsid="00e0084e"/>
    </style:style>
    <style:style style:name="P358" style:family="paragraph" style:parent-style-name="Heading_20_3">
      <style:text-properties officeooo:paragraph-rsid="00e3f902"/>
    </style:style>
    <style:style style:name="P359" style:family="paragraph" style:parent-style-name="Heading_20_3">
      <style:text-properties officeooo:paragraph-rsid="00e5522d"/>
    </style:style>
    <style:style style:name="P360" style:family="paragraph" style:parent-style-name="Heading_20_3">
      <style:text-properties officeooo:paragraph-rsid="00e62f95"/>
    </style:style>
    <style:style style:name="P361" style:family="paragraph" style:parent-style-name="Heading_20_3">
      <style:text-properties officeooo:paragraph-rsid="00eb2ea4"/>
    </style:style>
    <style:style style:name="P362" style:family="paragraph" style:parent-style-name="Heading_20_3">
      <style:text-properties officeooo:paragraph-rsid="00ed0d07"/>
    </style:style>
    <style:style style:name="P363" style:family="paragraph" style:parent-style-name="Heading_20_3">
      <style:text-properties officeooo:rsid="00f34c1f" officeooo:paragraph-rsid="00f34c1f"/>
    </style:style>
    <style:style style:name="P364" style:family="paragraph" style:parent-style-name="Heading_20_3">
      <style:text-properties officeooo:rsid="00f34c1f" officeooo:paragraph-rsid="00f479f8"/>
    </style:style>
    <style:style style:name="P365" style:family="paragraph" style:parent-style-name="Heading_20_3">
      <style:text-properties officeooo:rsid="00f53c51" officeooo:paragraph-rsid="00f53c51"/>
    </style:style>
    <style:style style:name="P366" style:family="paragraph" style:parent-style-name="Heading_20_3">
      <style:text-properties officeooo:rsid="00fc37f9" officeooo:paragraph-rsid="00fc37f9"/>
    </style:style>
    <style:style style:name="P367" style:family="paragraph" style:parent-style-name="Heading_20_3">
      <style:text-properties officeooo:rsid="00fc37f9" officeooo:paragraph-rsid="010c7cb0"/>
    </style:style>
    <style:style style:name="P368" style:family="paragraph" style:parent-style-name="Heading_20_3">
      <style:text-properties officeooo:rsid="00fc37f9" officeooo:paragraph-rsid="0162119e"/>
    </style:style>
    <style:style style:name="P369" style:family="paragraph" style:parent-style-name="Heading_20_3">
      <style:text-properties officeooo:rsid="00fae5fd" officeooo:paragraph-rsid="00fae5fd"/>
    </style:style>
    <style:style style:name="P370" style:family="paragraph" style:parent-style-name="Heading_20_3">
      <style:text-properties officeooo:rsid="00fbd3d0" officeooo:paragraph-rsid="00fbd3d0"/>
    </style:style>
    <style:style style:name="P371" style:family="paragraph" style:parent-style-name="Heading_20_3">
      <style:text-properties officeooo:rsid="0114482c" officeooo:paragraph-rsid="0117d9ef"/>
    </style:style>
    <style:style style:name="P372" style:family="paragraph" style:parent-style-name="Heading_20_3">
      <style:text-properties officeooo:rsid="0114482c" officeooo:paragraph-rsid="0114482c"/>
    </style:style>
    <style:style style:name="P373" style:family="paragraph" style:parent-style-name="Heading_20_3">
      <style:text-properties officeooo:rsid="0114482c" officeooo:paragraph-rsid="0116df13"/>
    </style:style>
    <style:style style:name="P374" style:family="paragraph" style:parent-style-name="Heading_20_3">
      <style:text-properties officeooo:rsid="011840c7" officeooo:paragraph-rsid="011840c7"/>
    </style:style>
    <style:style style:name="P375" style:family="paragraph" style:parent-style-name="Heading_20_3">
      <style:text-properties officeooo:rsid="011840c7" officeooo:paragraph-rsid="011c78ab"/>
    </style:style>
    <style:style style:name="P376" style:family="paragraph" style:parent-style-name="Heading_20_3">
      <style:text-properties officeooo:rsid="011dbeb8" officeooo:paragraph-rsid="011dbeb8"/>
    </style:style>
    <style:style style:name="P377" style:family="paragraph" style:parent-style-name="Heading_20_3">
      <style:text-properties officeooo:rsid="011edb29" officeooo:paragraph-rsid="011edb29"/>
    </style:style>
    <style:style style:name="P378" style:family="paragraph" style:parent-style-name="Heading_20_3">
      <style:text-properties officeooo:rsid="011ff243" officeooo:paragraph-rsid="011ff243"/>
    </style:style>
    <style:style style:name="P379" style:family="paragraph" style:parent-style-name="Heading_20_3">
      <style:text-properties officeooo:rsid="0160153b" officeooo:paragraph-rsid="0160153b"/>
    </style:style>
    <style:style style:name="P380" style:family="paragraph" style:parent-style-name="Heading_20_3">
      <style:text-properties officeooo:rsid="0160153b" officeooo:paragraph-rsid="0160d3f5"/>
    </style:style>
    <style:style style:name="P381" style:family="paragraph" style:parent-style-name="Heading_20_3">
      <style:text-properties officeooo:rsid="013eb730" officeooo:paragraph-rsid="015a370f"/>
    </style:style>
    <style:style style:name="P382" style:family="paragraph" style:parent-style-name="Heading_20_3">
      <style:text-properties officeooo:rsid="013fc00f" officeooo:paragraph-rsid="013fc00f"/>
    </style:style>
    <style:style style:name="P383" style:family="paragraph" style:parent-style-name="Heading_20_3">
      <style:text-properties officeooo:paragraph-rsid="016f8224"/>
    </style:style>
    <style:style style:name="P384" style:family="paragraph" style:parent-style-name="Heading_20_3">
      <style:text-properties officeooo:rsid="01411130" officeooo:paragraph-rsid="01411130"/>
    </style:style>
    <style:style style:name="P385" style:family="paragraph" style:parent-style-name="Heading_20_3">
      <style:text-properties officeooo:rsid="01411130" officeooo:paragraph-rsid="0154a0fd"/>
    </style:style>
    <style:style style:name="P386" style:family="paragraph" style:parent-style-name="Heading_20_3">
      <style:text-properties officeooo:rsid="01710f9d" officeooo:paragraph-rsid="01710f9d"/>
    </style:style>
    <style:style style:name="P387" style:family="paragraph" style:parent-style-name="Preformatted_20_Text" style:list-style-name="L9"/>
    <style:style style:name="P388" style:family="paragraph" style:parent-style-name="Preformatted_20_Text" style:list-style-name="L9">
      <style:text-properties officeooo:rsid="00854313" officeooo:paragraph-rsid="00854313"/>
    </style:style>
    <style:style style:name="P389" style:family="paragraph" style:parent-style-name="Preformatted_20_Text" style:list-style-name="L9">
      <style:text-properties officeooo:rsid="0023ce9c" officeooo:paragraph-rsid="0023ce9c"/>
    </style:style>
    <style:style style:name="P390" style:family="paragraph" style:parent-style-name="Preformatted_20_Text" style:list-style-name="L9">
      <style:text-properties officeooo:rsid="002206c9" officeooo:paragraph-rsid="002206c9"/>
    </style:style>
    <style:style style:name="P391" style:family="paragraph" style:parent-style-name="Preformatted_20_Text" style:list-style-name="L9">
      <style:text-properties officeooo:rsid="00a10d93" officeooo:paragraph-rsid="00a10d93"/>
    </style:style>
    <style:style style:name="P392" style:family="paragraph" style:parent-style-name="Preformatted_20_Text" style:list-style-name="L9">
      <style:text-properties officeooo:rsid="0148e146" officeooo:paragraph-rsid="0148e146"/>
    </style:style>
    <style:style style:name="P393" style:family="paragraph" style:parent-style-name="Standard">
      <style:text-properties fo:color="#000000" loext:opacity="100%" style:font-name="Consolas" fo:font-size="9.5pt" style:font-size-asian="9.5pt"/>
    </style:style>
    <style:style style:name="P394" style:family="paragraph" style:parent-style-name="Text_20_body" style:list-style-name="L1">
      <style:text-properties officeooo:rsid="00a090b6" officeooo:paragraph-rsid="00a090b6"/>
    </style:style>
    <style:style style:name="P395" style:family="paragraph" style:parent-style-name="Text_20_body" style:list-style-name="L2">
      <style:text-properties officeooo:rsid="0018cb2c" officeooo:paragraph-rsid="0018cb2c"/>
    </style:style>
    <style:style style:name="P396" style:family="paragraph" style:parent-style-name="Text_20_body" style:list-style-name="L3">
      <style:text-properties officeooo:rsid="0018cb2c" officeooo:paragraph-rsid="0018cb2c"/>
    </style:style>
    <style:style style:name="P397" style:family="paragraph" style:parent-style-name="Text_20_body" style:list-style-name="L3">
      <style:text-properties officeooo:rsid="0018cb2c" officeooo:paragraph-rsid="001b246a"/>
    </style:style>
    <style:style style:name="P398" style:family="paragraph" style:parent-style-name="Text_20_body" style:list-style-name="L3">
      <style:text-properties officeooo:rsid="00a0bb3e" officeooo:paragraph-rsid="00a0bb3e"/>
    </style:style>
    <style:style style:name="P399" style:family="paragraph" style:parent-style-name="Text_20_body" style:list-style-name="L4">
      <style:text-properties officeooo:rsid="001a3a68" officeooo:paragraph-rsid="001a3a68"/>
    </style:style>
    <style:style style:name="P400" style:family="paragraph" style:parent-style-name="Text_20_body" style:list-style-name="L5">
      <style:text-properties officeooo:rsid="001ce600" officeooo:paragraph-rsid="001ce600"/>
    </style:style>
    <style:style style:name="P401" style:family="paragraph" style:parent-style-name="Text_20_body" style:list-style-name="L6">
      <style:text-properties officeooo:rsid="001d2e70" officeooo:paragraph-rsid="001d2e70"/>
    </style:style>
    <style:style style:name="P402" style:family="paragraph" style:parent-style-name="Text_20_body" style:list-style-name="L6">
      <style:text-properties officeooo:rsid="001ed80f" officeooo:paragraph-rsid="00e16ee5"/>
    </style:style>
    <style:style style:name="P403" style:family="paragraph" style:parent-style-name="Text_20_body" style:list-style-name="L7">
      <style:text-properties officeooo:rsid="00e16ee5" officeooo:paragraph-rsid="00e16ee5"/>
    </style:style>
    <style:style style:name="P404" style:family="paragraph" style:parent-style-name="Text_20_body" style:list-style-name="L8">
      <style:text-properties officeooo:rsid="013443a4" officeooo:paragraph-rsid="013443a4"/>
    </style:style>
    <style:style style:name="P405" style:family="paragraph" style:parent-style-name="Text_20_body" style:list-style-name="L10">
      <style:text-properties officeooo:rsid="00f2ed54" officeooo:paragraph-rsid="00f2ed54"/>
    </style:style>
    <style:style style:name="P406" style:family="paragraph" style:parent-style-name="Text_20_body" style:list-style-name="L10">
      <style:text-properties officeooo:rsid="00f2ed54" officeooo:paragraph-rsid="0145a1e3"/>
    </style:style>
    <style:style style:name="P407" style:family="paragraph" style:parent-style-name="Text_20_body" style:list-style-name="L10">
      <style:text-properties officeooo:rsid="0145a1e3" officeooo:paragraph-rsid="0145a1e3"/>
    </style:style>
    <style:style style:name="P408" style:family="paragraph" style:parent-style-name="Text_20_body" style:list-style-name="L11">
      <style:text-properties officeooo:rsid="00bfd824" officeooo:paragraph-rsid="00bfd824"/>
    </style:style>
    <style:style style:name="P409" style:family="paragraph" style:parent-style-name="Text_20_body" style:list-style-name="L11">
      <style:text-properties officeooo:rsid="00bfd824" officeooo:paragraph-rsid="00c02aff"/>
    </style:style>
    <style:style style:name="P410" style:family="paragraph" style:parent-style-name="Text_20_body" style:list-style-name="L11">
      <style:text-properties officeooo:rsid="00c02aff" officeooo:paragraph-rsid="00c02aff"/>
    </style:style>
    <style:style style:name="P411" style:family="paragraph" style:parent-style-name="Text_20_body" style:list-style-name="L12">
      <style:text-properties officeooo:rsid="015965c7" officeooo:paragraph-rsid="015965c7"/>
    </style:style>
    <style:style style:name="P412" style:family="paragraph" style:parent-style-name="Text_20_body">
      <style:text-properties officeooo:rsid="01362fe9" officeooo:paragraph-rsid="01362fe9"/>
    </style:style>
    <style:style style:name="P413" style:family="paragraph" style:parent-style-name="Text_20_body">
      <style:text-properties officeooo:paragraph-rsid="019fad1c"/>
    </style:style>
    <style:style style:name="P414" style:family="paragraph" style:parent-style-name="Text_20_body">
      <style:text-properties officeooo:rsid="01a16438" officeooo:paragraph-rsid="01a16438"/>
    </style:style>
    <style:style style:name="P415" style:family="paragraph" style:parent-style-name="Text_20_body">
      <style:text-properties officeooo:rsid="01a36e12" officeooo:paragraph-rsid="01a36e12"/>
    </style:style>
    <style:style style:name="P416" style:family="paragraph" style:parent-style-name="Text_20_body">
      <style:text-properties officeooo:rsid="01a5ac1a" officeooo:paragraph-rsid="01a5ac1a"/>
    </style:style>
    <style:style style:name="T1" style:family="text">
      <style:text-properties officeooo:rsid="001f32d6"/>
    </style:style>
    <style:style style:name="T2" style:family="text">
      <style:text-properties officeooo:rsid="00211387"/>
    </style:style>
    <style:style style:name="T3" style:family="text">
      <style:text-properties officeooo:rsid="0025725b"/>
    </style:style>
    <style:style style:name="T4" style:family="text">
      <style:text-properties officeooo:rsid="00258c58"/>
    </style:style>
    <style:style style:name="T5" style:family="text">
      <style:text-properties officeooo:rsid="0028e7d2"/>
    </style:style>
    <style:style style:name="T6" style:family="text">
      <style:text-properties officeooo:rsid="002a4bd8"/>
    </style:style>
    <style:style style:name="T7" style:family="text">
      <style:text-properties officeooo:rsid="002c20ea"/>
    </style:style>
    <style:style style:name="T8" style:family="text">
      <style:text-properties officeooo:rsid="002e30b8"/>
    </style:style>
    <style:style style:name="T9" style:family="text">
      <style:text-properties officeooo:rsid="0030c9c1"/>
    </style:style>
    <style:style style:name="T10" style:family="text">
      <style:text-properties officeooo:rsid="0031f20a"/>
    </style:style>
    <style:style style:name="T11" style:family="text">
      <style:text-properties officeooo:rsid="0031fc23"/>
    </style:style>
    <style:style style:name="T12" style:family="text">
      <style:text-properties officeooo:rsid="00343c0e"/>
    </style:style>
    <style:style style:name="T13" style:family="text">
      <style:text-properties officeooo:rsid="00351756"/>
    </style:style>
    <style:style style:name="T14" style:family="text">
      <style:text-properties officeooo:rsid="0038aa88"/>
    </style:style>
    <style:style style:name="T15" style:family="text">
      <style:text-properties fo:background-color="#ff8000" loext:char-shading-value="0"/>
    </style:style>
    <style:style style:name="T16" style:family="text">
      <style:text-properties fo:background-color="#81d41a" loext:char-shading-value="0"/>
    </style:style>
    <style:style style:name="T17" style:family="text">
      <style:text-properties fo:background-color="#ffff00" loext:char-shading-value="0"/>
    </style:style>
    <style:style style:name="T18" style:family="text">
      <style:text-properties fo:background-color="transparent" loext:char-shading-value="0"/>
    </style:style>
    <style:style style:name="T19" style:family="text">
      <style:text-properties officeooo:rsid="00515cc6" fo:background-color="transparent" loext:char-shading-value="0"/>
    </style:style>
    <style:style style:name="T20" style:family="text">
      <style:text-properties officeooo:rsid="00541915" fo:background-color="transparent" loext:char-shading-value="0"/>
    </style:style>
    <style:style style:name="T21" style:family="text">
      <style:text-properties officeooo:rsid="007203d2" fo:background-color="transparent" loext:char-shading-value="0"/>
    </style:style>
    <style:style style:name="T22" style:family="text">
      <style:text-properties officeooo:rsid="0072058a" fo:background-color="transparent" loext:char-shading-value="0"/>
    </style:style>
    <style:style style:name="T23" style:family="text">
      <style:text-properties officeooo:rsid="0041c00d"/>
    </style:style>
    <style:style style:name="T24" style:family="text">
      <style:text-properties officeooo:rsid="0042fd28"/>
    </style:style>
    <style:style style:name="T25" style:family="text">
      <style:text-properties officeooo:rsid="0044cbbc"/>
    </style:style>
    <style:style style:name="T26" style:family="text">
      <style:text-properties officeooo:rsid="00475e66"/>
    </style:style>
    <style:style style:name="T27" style:family="text">
      <style:text-properties officeooo:rsid="00489df1"/>
    </style:style>
    <style:style style:name="T28" style:family="text">
      <style:text-properties officeooo:rsid="004a9b2d"/>
    </style:style>
    <style:style style:name="T29" style:family="text">
      <style:text-properties officeooo:rsid="004e99ac"/>
    </style:style>
    <style:style style:name="T30" style:family="text">
      <style:text-properties officeooo:rsid="005013c1"/>
    </style:style>
    <style:style style:name="T31" style:family="text">
      <style:text-properties officeooo:rsid="0050394f"/>
    </style:style>
    <style:style style:name="T32" style:family="text">
      <style:text-properties officeooo:rsid="00512152"/>
    </style:style>
    <style:style style:name="T33" style:family="text">
      <style:text-properties officeooo:rsid="0053503e"/>
    </style:style>
    <style:style style:name="T34" style:family="text">
      <style:text-properties fo:background-color="#fe007f" loext:char-shading-value="0"/>
    </style:style>
    <style:style style:name="T35" style:family="text">
      <style:text-properties fo:background-color="#ff5429" loext:char-shading-value="0"/>
    </style:style>
    <style:style style:name="T36" style:family="text">
      <style:text-properties officeooo:rsid="005e837c"/>
    </style:style>
    <style:style style:name="T37" style:family="text">
      <style:text-properties officeooo:rsid="005f6016"/>
    </style:style>
    <style:style style:name="T38" style:family="text">
      <style:text-properties officeooo:rsid="006047d8"/>
    </style:style>
    <style:style style:name="T39" style:family="text">
      <style:text-properties officeooo:rsid="006057ca"/>
    </style:style>
    <style:style style:name="T40" style:family="text">
      <style:text-properties officeooo:rsid="0061acd2"/>
    </style:style>
    <style:style style:name="T41" style:family="text">
      <style:text-properties officeooo:rsid="0062f385"/>
    </style:style>
    <style:style style:name="T42" style:family="text">
      <style:text-properties officeooo:rsid="0064bdf2"/>
    </style:style>
    <style:style style:name="T43" style:family="text">
      <style:text-properties officeooo:rsid="00669cec"/>
    </style:style>
    <style:style style:name="T44" style:family="text">
      <style:text-properties officeooo:rsid="00694a73"/>
    </style:style>
    <style:style style:name="T45" style:family="text">
      <style:text-properties officeooo:rsid="006b1e20"/>
    </style:style>
    <style:style style:name="T46" style:family="text">
      <style:text-properties officeooo:rsid="006c18fe"/>
    </style:style>
    <style:style style:name="T47" style:family="text">
      <style:text-properties officeooo:rsid="007654f7"/>
    </style:style>
    <style:style style:name="T48" style:family="text">
      <style:text-properties officeooo:rsid="0078133e"/>
    </style:style>
    <style:style style:name="T49" style:family="text">
      <style:text-properties officeooo:rsid="00788bd9"/>
    </style:style>
    <style:style style:name="T50" style:family="text">
      <style:text-properties officeooo:rsid="00820e71"/>
    </style:style>
    <style:style style:name="T51" style:family="text">
      <style:text-properties officeooo:rsid="0083872a"/>
    </style:style>
    <style:style style:name="T52" style:family="text">
      <style:text-properties officeooo:rsid="00854313"/>
    </style:style>
    <style:style style:name="T53" style:family="text">
      <style:text-properties officeooo:rsid="00872f57"/>
    </style:style>
    <style:style style:name="T54" style:family="text">
      <style:text-properties fo:color="#0000ff" loext:opacity="100%" style:font-name="Consolas" fo:font-size="9.5pt" style:font-size-asian="9.5pt"/>
    </style:style>
    <style:style style:name="T55" style:family="text">
      <style:text-properties fo:color="#000000" loext:opacity="100%" style:font-name="Consolas" fo:font-size="9.5pt" style:font-size-asian="9.5pt"/>
    </style:style>
    <style:style style:name="T56" style:family="text">
      <style:text-properties fo:color="#000000" loext:opacity="100%" style:font-name="Consolas" fo:font-size="9.5pt" officeooo:rsid="016a0ce5" style:font-size-asian="9.5pt"/>
    </style:style>
    <style:style style:name="T57" style:family="text">
      <style:text-properties fo:color="#2b91af" loext:opacity="100%" style:font-name="Consolas" fo:font-size="9.5pt" style:font-size-asian="9.5pt"/>
    </style:style>
    <style:style style:name="T58" style:family="text">
      <style:text-properties fo:color="#008000" loext:opacity="100%" style:font-name="Consolas" fo:font-size="9.5pt" style:font-size-asian="9.5pt"/>
    </style:style>
    <style:style style:name="T59" style:family="text">
      <style:text-properties officeooo:rsid="008a6235"/>
    </style:style>
    <style:style style:name="T60" style:family="text">
      <style:text-properties officeooo:rsid="008d45b6"/>
    </style:style>
    <style:style style:name="T61" style:family="text">
      <style:text-properties fo:color="#808080" loext:opacity="100%" style:font-name="Consolas" fo:font-size="9.5pt" style:font-size-asian="9.5pt"/>
    </style:style>
    <style:style style:name="T62" style:family="text">
      <style:text-properties fo:color="#6f008a" loext:opacity="100%" style:font-name="Consolas" fo:font-size="9.5pt" style:font-size-asian="9.5pt"/>
    </style:style>
    <style:style style:name="T63" style:family="text">
      <style:text-properties officeooo:rsid="009171f7"/>
    </style:style>
    <style:style style:name="T64" style:family="text">
      <style:text-properties officeooo:rsid="00950bf8"/>
    </style:style>
    <style:style style:name="T65" style:family="text">
      <style:text-properties officeooo:rsid="009ae9c7"/>
    </style:style>
    <style:style style:name="T66" style:family="text">
      <style:text-properties officeooo:rsid="009c1a84"/>
    </style:style>
    <style:style style:name="T67" style:family="text">
      <style:text-properties officeooo:rsid="00a26302"/>
    </style:style>
    <style:style style:name="T68" style:family="text">
      <style:text-properties officeooo:rsid="00a44d1a"/>
    </style:style>
    <style:style style:name="T69" style:family="text">
      <style:text-properties officeooo:rsid="00a6308a"/>
    </style:style>
    <style:style style:name="T70" style:family="text">
      <style:text-properties officeooo:rsid="00aee18c"/>
    </style:style>
    <style:style style:name="T71" style:family="text">
      <style:text-properties officeooo:rsid="00b00f0d"/>
    </style:style>
    <style:style style:name="T72" style:family="text">
      <style:text-properties officeooo:rsid="00b58e8a"/>
    </style:style>
    <style:style style:name="T73" style:family="text">
      <style:text-properties officeooo:rsid="00b59b10"/>
    </style:style>
    <style:style style:name="T74" style:family="text">
      <style:text-properties officeooo:rsid="00b961df"/>
    </style:style>
    <style:style style:name="T75" style:family="text">
      <style:text-properties officeooo:rsid="00bae2ad"/>
    </style:style>
    <style:style style:name="T76" style:family="text">
      <style:text-properties officeooo:rsid="00bbd593"/>
    </style:style>
    <style:style style:name="T77" style:family="text">
      <style:text-properties officeooo:rsid="00bc4856"/>
    </style:style>
    <style:style style:name="T78" style:family="text">
      <style:text-properties officeooo:rsid="00bdf6ba"/>
    </style:style>
    <style:style style:name="T79" style:family="text">
      <style:text-properties officeooo:rsid="00c02aff"/>
    </style:style>
    <style:style style:name="T80" style:family="text">
      <style:text-properties officeooo:rsid="00c09326"/>
    </style:style>
    <style:style style:name="T81" style:family="text">
      <style:text-properties officeooo:rsid="00c1500f"/>
    </style:style>
    <style:style style:name="T82" style:family="text">
      <style:text-properties officeooo:rsid="00c1a57e"/>
    </style:style>
    <style:style style:name="T83" style:family="text">
      <style:text-properties officeooo:rsid="00c5dcff"/>
    </style:style>
    <style:style style:name="T84" style:family="text">
      <style:text-properties officeooo:rsid="00cc85d9"/>
    </style:style>
    <style:style style:name="T85" style:family="text">
      <style:text-properties officeooo:rsid="00cdd44e"/>
    </style:style>
    <style:style style:name="T86" style:family="text">
      <style:text-properties officeooo:rsid="00cfc093"/>
    </style:style>
    <style:style style:name="T87" style:family="text">
      <style:text-properties officeooo:rsid="00d08eee"/>
    </style:style>
    <style:style style:name="T88" style:family="text">
      <style:text-properties officeooo:rsid="00d14a1e"/>
    </style:style>
    <style:style style:name="T89" style:family="text">
      <style:text-properties officeooo:rsid="00d1cc36"/>
    </style:style>
    <style:style style:name="T90" style:family="text">
      <style:text-properties officeooo:rsid="00d3059f"/>
    </style:style>
    <style:style style:name="T91" style:family="text">
      <style:text-properties fo:color="#2f4f4f" loext:opacity="100%" style:font-name="Consolas" fo:font-size="9.5pt" style:font-size-asian="9.5pt"/>
    </style:style>
    <style:style style:name="T92" style:family="text">
      <style:text-properties officeooo:rsid="00da026a"/>
    </style:style>
    <style:style style:name="T93" style:family="text">
      <style:text-properties officeooo:rsid="00db5be4"/>
    </style:style>
    <style:style style:name="T94" style:family="text">
      <style:text-properties officeooo:rsid="00dc6d8f"/>
    </style:style>
    <style:style style:name="T95" style:family="text">
      <style:text-properties officeooo:rsid="00de00cb"/>
    </style:style>
    <style:style style:name="T96" style:family="text">
      <style:text-properties officeooo:rsid="00dfa5bd"/>
    </style:style>
    <style:style style:name="T97" style:family="text">
      <style:text-properties officeooo:rsid="00e0084e"/>
    </style:style>
    <style:style style:name="T98" style:family="text">
      <style:text-properties officeooo:rsid="00e16ee5"/>
    </style:style>
    <style:style style:name="T99" style:family="text">
      <style:text-properties officeooo:rsid="00e33e5e"/>
    </style:style>
    <style:style style:name="T100" style:family="text">
      <style:text-properties officeooo:rsid="00e3f902"/>
    </style:style>
    <style:style style:name="T101" style:family="text">
      <style:text-properties officeooo:rsid="00e485d8"/>
    </style:style>
    <style:style style:name="T102" style:family="text">
      <style:text-properties officeooo:rsid="00e5522d"/>
    </style:style>
    <style:style style:name="T103" style:family="text">
      <style:text-properties officeooo:rsid="00e62f95"/>
    </style:style>
    <style:style style:name="T104" style:family="text">
      <style:text-properties officeooo:rsid="00e7b641"/>
    </style:style>
    <style:style style:name="T105" style:family="text">
      <style:text-properties officeooo:rsid="00e9127e"/>
    </style:style>
    <style:style style:name="T106" style:family="text">
      <style:text-properties officeooo:rsid="00ed0d07"/>
    </style:style>
    <style:style style:name="T107" style:family="text">
      <style:text-properties officeooo:rsid="00ef8fbf"/>
    </style:style>
    <style:style style:name="T108" style:family="text">
      <style:text-properties officeooo:rsid="00f0e863"/>
    </style:style>
    <style:style style:name="T109" style:family="text">
      <style:text-properties officeooo:rsid="00f23673"/>
    </style:style>
    <style:style style:name="T110" style:family="text">
      <style:text-properties officeooo:rsid="00f479f8"/>
    </style:style>
    <style:style style:name="T111" style:family="text">
      <style:text-properties officeooo:rsid="00fbd3d0"/>
    </style:style>
    <style:style style:name="T112" style:family="text">
      <style:text-properties officeooo:rsid="00fc33f3"/>
    </style:style>
    <style:style style:name="T113" style:family="text">
      <style:text-properties officeooo:rsid="00fdc845"/>
    </style:style>
    <style:style style:name="T114" style:family="text">
      <style:text-properties officeooo:rsid="00ff9282"/>
    </style:style>
    <style:style style:name="T115" style:family="text">
      <style:text-properties officeooo:rsid="01009500"/>
    </style:style>
    <style:style style:name="T116" style:family="text">
      <style:text-properties officeooo:rsid="0101c8c9"/>
    </style:style>
    <style:style style:name="T117" style:family="text">
      <style:text-properties officeooo:rsid="0102ea47"/>
    </style:style>
    <style:style style:name="T118" style:family="text">
      <style:text-properties officeooo:rsid="0103a1dc"/>
    </style:style>
    <style:style style:name="T119" style:family="text">
      <style:text-properties officeooo:rsid="010521e8"/>
    </style:style>
    <style:style style:name="T120" style:family="text">
      <style:text-properties officeooo:rsid="0105c69f"/>
    </style:style>
    <style:style style:name="T121" style:family="text">
      <style:text-properties officeooo:rsid="0107abe4"/>
    </style:style>
    <style:style style:name="T122" style:family="text">
      <style:text-properties officeooo:rsid="010944b0"/>
    </style:style>
    <style:style style:name="T123" style:family="text">
      <style:text-properties officeooo:rsid="0109472d"/>
    </style:style>
    <style:style style:name="T124" style:family="text">
      <style:text-properties officeooo:rsid="010b4051"/>
    </style:style>
    <style:style style:name="T125" style:family="text">
      <style:text-properties officeooo:rsid="010c7cb0"/>
    </style:style>
    <style:style style:name="T126" style:family="text">
      <style:text-properties officeooo:rsid="010e0e5f"/>
    </style:style>
    <style:style style:name="T127" style:family="text">
      <style:text-properties officeooo:rsid="01115144"/>
    </style:style>
    <style:style style:name="T128" style:family="text">
      <style:text-properties officeooo:rsid="0111b88f"/>
    </style:style>
    <style:style style:name="T129" style:family="text">
      <style:text-properties officeooo:rsid="01138277"/>
    </style:style>
    <style:style style:name="T130" style:family="text">
      <style:text-properties officeooo:rsid="01151219"/>
    </style:style>
    <style:style style:name="T131" style:family="text">
      <style:text-properties officeooo:rsid="0116df13"/>
    </style:style>
    <style:style style:name="T132" style:family="text">
      <style:text-properties officeooo:rsid="01195626"/>
    </style:style>
    <style:style style:name="T133" style:family="text">
      <style:text-properties officeooo:rsid="011c78ab"/>
    </style:style>
    <style:style style:name="T134" style:family="text">
      <style:text-properties officeooo:rsid="011dbeb8"/>
    </style:style>
    <style:style style:name="T135" style:family="text">
      <style:text-properties officeooo:rsid="01246dec"/>
    </style:style>
    <style:style style:name="T136" style:family="text">
      <style:text-properties officeooo:rsid="01261825"/>
    </style:style>
    <style:style style:name="T137" style:family="text">
      <style:text-properties officeooo:rsid="012bbb8e"/>
    </style:style>
    <style:style style:name="T138" style:family="text">
      <style:text-properties officeooo:rsid="012bd59c"/>
    </style:style>
    <style:style style:name="T139" style:family="text">
      <style:text-properties officeooo:rsid="012d2517"/>
    </style:style>
    <style:style style:name="T140" style:family="text">
      <style:text-properties officeooo:rsid="012ef3fa"/>
    </style:style>
    <style:style style:name="T141" style:family="text">
      <style:text-properties officeooo:rsid="01315bad"/>
    </style:style>
    <style:style style:name="T142" style:family="text">
      <style:text-properties officeooo:rsid="01328782"/>
    </style:style>
    <style:style style:name="T143" style:family="text">
      <style:text-properties officeooo:rsid="013671c7"/>
    </style:style>
    <style:style style:name="T144" style:family="text">
      <style:text-properties fo:font-weight="bold" style:font-weight-asian="bold" style:font-weight-complex="bold"/>
    </style:style>
    <style:style style:name="T145" style:family="text">
      <style:text-properties fo:font-size="16pt" style:font-size-asian="14pt" style:font-size-complex="14pt"/>
    </style:style>
    <style:style style:name="T146" style:family="text">
      <style:text-properties officeooo:rsid="013fc00f"/>
    </style:style>
    <style:style style:name="T147" style:family="text">
      <style:text-properties officeooo:rsid="013ffc0c"/>
    </style:style>
    <style:style style:name="T148" style:family="text">
      <style:text-properties officeooo:rsid="0141d442"/>
    </style:style>
    <style:style style:name="T149" style:family="text">
      <style:text-properties officeooo:rsid="0144035c"/>
    </style:style>
    <style:style style:name="T150" style:family="text">
      <style:text-properties officeooo:rsid="01450483"/>
    </style:style>
    <style:style style:name="T151" style:family="text">
      <style:text-properties officeooo:rsid="0145a1e3"/>
    </style:style>
    <style:style style:name="T152" style:family="text">
      <style:text-properties officeooo:rsid="0148df14"/>
    </style:style>
    <style:style style:name="T153" style:family="text">
      <style:text-properties officeooo:rsid="014a33b5"/>
    </style:style>
    <style:style style:name="T154" style:family="text">
      <style:text-properties officeooo:rsid="014c8a30"/>
    </style:style>
    <style:style style:name="T155" style:family="text">
      <style:text-properties officeooo:rsid="015361c4"/>
    </style:style>
    <style:style style:name="T156" style:family="text">
      <style:text-properties style:use-window-font-color="true" loext:opacity="0%" fo:background-color="#81d41a" loext:char-shading-value="0"/>
    </style:style>
    <style:style style:name="T157" style:family="text">
      <style:text-properties fo:background-color="#ff4000" loext:char-shading-value="0"/>
    </style:style>
    <style:style style:name="T158" style:family="text">
      <style:text-properties officeooo:rsid="0154a0fd"/>
    </style:style>
    <style:style style:name="T159" style:family="text">
      <style:text-properties officeooo:rsid="01561973"/>
    </style:style>
    <style:style style:name="T160" style:family="text">
      <style:text-properties officeooo:rsid="01589da2"/>
    </style:style>
    <style:style style:name="T161" style:family="text">
      <style:text-properties officeooo:rsid="015a83e2"/>
    </style:style>
    <style:style style:name="T162" style:family="text">
      <style:text-properties officeooo:rsid="015b9ef5"/>
    </style:style>
    <style:style style:name="T163" style:family="text">
      <style:text-properties officeooo:rsid="015e6429"/>
    </style:style>
    <style:style style:name="T164" style:family="text">
      <style:text-properties officeooo:rsid="0160153b"/>
    </style:style>
    <style:style style:name="T165" style:family="text">
      <style:text-properties officeooo:rsid="0160d3f5"/>
    </style:style>
    <style:style style:name="T166" style:family="text">
      <style:text-properties officeooo:rsid="016204bd"/>
    </style:style>
    <style:style style:name="T167" style:family="text">
      <style:text-properties officeooo:rsid="0162119e"/>
    </style:style>
    <style:style style:name="T168" style:family="text">
      <style:text-properties officeooo:rsid="0162457f"/>
    </style:style>
    <style:style style:name="T169" style:family="text">
      <style:text-properties officeooo:rsid="0163e166"/>
    </style:style>
    <style:style style:name="T170" style:family="text">
      <style:text-properties fo:color="#a31515" loext:opacity="100%" style:font-name="Consolas" fo:font-size="9.5pt" style:font-size-asian="9.5pt"/>
    </style:style>
    <style:style style:name="T171" style:family="text">
      <style:text-properties fo:color="#a31515" loext:opacity="100%" style:font-name="Consolas" fo:font-size="9.5pt" officeooo:rsid="016a0ce5" style:font-size-asian="9.5pt"/>
    </style:style>
    <style:style style:name="T172" style:family="text">
      <style:text-properties officeooo:rsid="016f8224"/>
    </style:style>
    <style:style style:name="T173" style:family="text">
      <style:text-properties officeooo:rsid="0171e74f"/>
    </style:style>
    <style:style style:name="T174" style:family="text">
      <style:text-properties officeooo:rsid="01789d5f"/>
    </style:style>
    <style:style style:name="T175" style:family="text">
      <style:text-properties officeooo:rsid="01789e55"/>
    </style:style>
    <style:style style:name="T176" style:family="text">
      <style:text-properties officeooo:rsid="017b95bd"/>
    </style:style>
    <style:style style:name="T177" style:family="text">
      <style:text-properties officeooo:rsid="017d6c53"/>
    </style:style>
    <style:style style:name="T178" style:family="text">
      <style:text-properties officeooo:rsid="017f87f3"/>
    </style:style>
    <style:style style:name="T179" style:family="text">
      <style:text-properties officeooo:rsid="0185ddd2"/>
    </style:style>
    <style:style style:name="T180" style:family="text">
      <style:text-properties officeooo:rsid="01878b16"/>
    </style:style>
    <style:style style:name="T181" style:family="text">
      <style:text-properties officeooo:rsid="0188b2fc"/>
    </style:style>
    <style:style style:name="T182" style:family="text">
      <style:text-properties officeooo:rsid="018be8e6"/>
    </style:style>
    <style:style style:name="T183" style:family="text">
      <style:text-properties officeooo:rsid="018cd0b1"/>
    </style:style>
    <style:style style:name="T184" style:family="text">
      <style:text-properties officeooo:rsid="018f7ed8"/>
    </style:style>
    <style:style style:name="T185" style:family="text">
      <style:text-properties officeooo:rsid="0191bc77"/>
    </style:style>
    <style:style style:name="T186" style:family="text">
      <style:text-properties officeooo:rsid="0192362d"/>
    </style:style>
    <style:style style:name="T187" style:family="text">
      <style:text-properties officeooo:rsid="019b0f0e"/>
    </style:style>
    <style:style style:name="T188" style:family="text">
      <style:text-properties officeooo:rsid="019c7be3"/>
    </style:style>
    <style:style style:name="T189" style:family="text">
      <style:text-properties officeooo:rsid="01a530d1"/>
    </style:style>
    <style:style style:name="T190" style:family="text">
      <style:text-properties officeooo:rsid="01a5ac1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2">Mercury</text:p>
      <text:p text:style-name="P1">Mercury is a <text:span text:style-name="T4">dynamically-typed</text:span> interpreted language <text:span text:style-name="T4">with a simple, but robust syntax.</text:span></text:p>
      <text:p text:style-name="P1"/>
      <text:p text:style-name="P1"/>
      <text:p text:style-name="P1"/>
      <text:h text:style-name="P279" text:outline-level="1">Design philosophy</text:h>
      <text:p text:style-name="P83">Mercury is designed around a certain set of ideals, listed in order of priority.</text:p>
      <text:p text:style-name="P83">Mercury should be:</text:p>
      <text:list text:style-name="L1">
        <text:list-item>
          <text:p text:style-name="P394">Fast</text:p>
          <text:list>
            <text:list-item>
              <text:p text:style-name="P394">Mercury should strive to be as fast as it can be without needlessly sacrificing other aspects of the program.</text:p>
            </text:list-item>
          </text:list>
        </text:list-item>
        <text:list-item>
          <text:p text:style-name="P394">Simple</text:p>
          <text:list>
            <text:list-item>
              <text:p text:style-name="P394">Mercury's syntax should be both easy to read, as well as not have several behaviors tied to a single syntax that would cause ambiguity for both the compiler or the user.</text:p>
            </text:list-item>
          </text:list>
        </text:list-item>
        <text:list-item>
          <text:p text:style-name="P394">Flexible</text:p>
          <text:list>
            <text:list-item>
              <text:p text:style-name="P394">Mercury should be ambivalent towards any particular style of programming, and should not cater to one aspect over another</text:p>
            </text:list-item>
            <text:list-item>
              <text:p text:style-name="P394">Additionally, Mercury should be able to do many things with as few user-supplied external libraries as possible, and should strive to stand on its own as a fully-featured and capable language.</text:p>
            </text:list-item>
          </text:list>
        </text:list-item>
        <text:list-item>
          <text:p text:style-name="P394">Compatible</text:p>
          <text:list>
            <text:list-item>
              <text:p text:style-name="P394">Mercury should be able to run code on any system, with the same (or similar enough) results.</text:p>
            </text:list-item>
            <text:list-item>
              <text:p text:style-name="P394">Additionally, code should be compatible with itself, so needless deprecation or removal of old behaviors should be avoided, as is changing the behavior of existing things, unless the behavioral change is a bug, or results in a worse programming experience for the majority of users.</text:p>
            </text:list-item>
          </text:list>
        </text:list-item>
      </text:list>
      <text:p text:style-name="P83"/>
      <text:h text:style-name="P280" text:outline-level="1">Operators</text:h>
      <text:h text:style-name="P315" text:outline-level="3">Logical</text:h>
      <text:list text:style-name="L2">
        <text:list-item>
          <text:p text:style-name="P395">Logical AND &lt;binary&gt; &amp;&amp;</text:p>
        </text:list-item>
        <text:list-item>
          <text:p text:style-name="P395">Logical OR &lt;binary&gt; ||</text:p>
        </text:list-item>
        <text:list-item>
          <text:p text:style-name="P395">Logical XOR &lt;binary&gt; ~~</text:p>
        </text:list-item>
        <text:list-item>
          <text:p text:style-name="P395">Logical NOT &lt;unary&gt; !!</text:p>
        </text:list-item>
      </text:list>
      <text:h text:style-name="P315" text:outline-level="3">Bitwise</text:h>
      <text:list text:style-name="L3">
        <text:list-item>
          <text:p text:style-name="P396">Bitwise AND &lt;binary&gt; &amp;</text:p>
        </text:list-item>
        <text:list-item>
          <text:p text:style-name="P396">Bitwise OR &lt;binary&gt; |</text:p>
        </text:list-item>
        <text:list-item>
          <text:p text:style-name="P396">Bitwise XOR &lt;binary&gt; ~</text:p>
        </text:list-item>
        <text:list-item>
          <text:p text:style-name="P397">Bitwise NOT &lt;unary&gt; !</text:p>
        </text:list-item>
        <text:list-item>
          <text:p text:style-name="P398">Shift left &lt;binary&gt; &lt;&lt;</text:p>
        </text:list-item>
        <text:list-item>
          <text:p text:style-name="P398">Shift right &lt;binary&gt; &gt;&gt;</text:p>
        </text:list-item>
      </text:list>
      <text:h text:style-name="P315" text:outline-level="3">Arithmetic</text:h>
      <text:list text:style-name="L4">
        <text:list-item>
          <text:p text:style-name="P399">Addition &lt;binary&gt; +</text:p>
        </text:list-item>
        <text:list-item>
          <text:p text:style-name="P399">Subtraction &lt;binary&gt; -</text:p>
        </text:list-item>
        <text:list-item>
          <text:p text:style-name="P399">Multiplication &lt;binary&gt; *</text:p>
        </text:list-item>
        <text:list-item>
          <text:p text:style-name="P399">Division &lt;binary&gt; /</text:p>
        </text:list-item>
        <text:list-item>
          <text:p text:style-name="P399">Exponentiation &lt;binary&gt; ^</text:p>
        </text:list-item>
        <text:list-item>
          <text:p text:style-name="P399">Modulo &lt;binary&gt; %</text:p>
        </text:list-item>
        <text:list-item>
          <text:p text:style-name="P399">Integer Division &lt;binary&gt; <text:span text:style-name="T1">\</text:span></text:p>
        </text:list-item>
      </text:list>
      <text:h text:style-name="P315" text:outline-level="3">Comparison</text:h>
      <text:list text:style-name="L5">
        <text:list-item>
          <text:p text:style-name="P400">Equal to &lt;binary&gt; ==</text:p>
        </text:list-item>
        <text:list-item>
          <text:p text:style-name="P400">Not equal to &lt;binary&gt; !=</text:p>
        </text:list-item>
        <text:list-item>
          <text:p text:style-name="P400">Greater than &lt;binary&gt; &gt;</text:p>
        </text:list-item>
        <text:list-item>
          <text:p text:style-name="P400">Less than &lt;binary&gt; &lt;</text:p>
        </text:list-item>
        <text:list-item>
          <text:p text:style-name="P400">Greater than or equal to &lt;binary&gt; &gt;=</text:p>
        </text:list-item>
        <text:list-item>
          <text:p text:style-name="P400">Less than or equal to &lt;binary&gt; &lt;=</text:p>
        </text:list-item>
      </text:list>
      <text:p text:style-name="P9"><text:soft-page-break/></text:p>
      <text:h text:style-name="P315" text:outline-level="3">Misc</text:h>
      <text:list text:style-name="L6">
        <text:list-item>
          <text:p text:style-name="P401">Concatenate &lt;binary&gt; ..</text:p>
        </text:list-item>
        <text:list-item>
          <text:p text:style-name="P401">Index &lt;Binary&gt; [ ]</text:p>
        </text:list-item>
        <text:list-item>
          <text:p text:style-name="P401">Length &lt;Unary&gt; #</text:p>
        </text:list-item>
        <text:list-item>
          <text:p text:style-name="P402">Function Call &lt;variable&gt; ( <text:s text:c="2"/>, <text:s text:c="3"/>, ... )</text:p>
        </text:list-item>
      </text:list>
      <text:p text:style-name="P116"/>
      <text:p text:style-name="P116"/>
      <text:h text:style-name="Heading_20_2" text:outline-level="2">Misc syntax</text:h>
      <text:h text:style-name="Heading_20_3" text:outline-level="3">Variable <text:span text:style-name="T98">creation</text:span></text:h>
      <text:list text:style-name="L7">
        <text:list-item>
          <text:p text:style-name="P403">New string ""</text:p>
        </text:list-item>
        <text:list-item>
          <text:p text:style-name="P403">New array []</text:p>
        </text:list-item>
        <text:list-item>
          <text:p text:style-name="P403">New table {}</text:p>
        </text:list-item>
      </text:list>
      <text:p text:style-name="P172"/>
      <text:h text:style-name="Heading_20_2" text:outline-level="2">Order of operations</text:h>
      <text:p text:style-name="P173">In Mercury, the following order is used for variable manipulation:</text:p>
      <text:list text:style-name="L8">
        <text:list-item>
          <text:p text:style-name="P404">the variable is retrieved</text:p>
        </text:list-item>
        <text:list-item>
          <text:p text:style-name="P404">indexing operations are performed</text:p>
        </text:list-item>
        <text:list-item>
          <text:p text:style-name="P404">the variable is called as a function</text:p>
        </text:list-item>
        <text:list-item>
          <text:p text:style-name="P404">unary operations are applied</text:p>
        </text:list-item>
        <text:list-item>
          <text:p text:style-name="P404">binary operations are applied</text:p>
        </text:list-item>
      </text:list>
      <text:p text:style-name="P173"/>
      <text:p text:style-name="P174">for example in the following code snippet</text:p>
      <text:p text:style-name="P174">#a[4]()+1</text:p>
      <text:p text:style-name="P174">first, the variable a is retrieved, then indexed with 4. then, the new variable is called, and the result of the call is passed to the length operator, then 1 is added to that.</text:p>
      <text:p text:style-name="P174"/>
      <text:p text:style-name="P174">For blocks with multiple binary operations, the compiler writes from left to right - no priority is given to ensure a standard order of operations such as multiplication before addition.</text:p>
      <text:p text:style-name="P174"><text:soft-page-break/>For example</text:p>
      <text:p text:style-name="P174">a=5+3/4 //a is equal to 2</text:p>
      <text:p text:style-name="P174">a=5+(3/4) // a is equal to 5.75</text:p>
      <text:p text:style-name="P174"/>
      <text:p text:style-name="P174"/>
      <text:h text:style-name="P290" text:outline-level="1">common syntax</text:h>
      <text:h text:style-name="P313" text:outline-level="2">Comments</text:h>
      <text:p text:style-name="P414">A line terminated comment is initiated with a double slash (//). all text from the comment until the next line is ignored.</text:p>
      <text:p text:style-name="P415">A multi-line comment is started with /* and ended with */</text:p>
      <text:p text:style-name="P415">multi-line comments will still begin if they are started in a line comment.</text:p>
      <text:p text:style-name="Preformatted_20_Text">//this is a comment!</text:p>
      <text:p text:style-name="Preformatted_20_Text">/*and</text:p>
      <text:p text:style-name="Preformatted_20_Text">so</text:p>
      <text:p text:style-name="Preformatted_20_Text">is</text:p>
      <text:p text:style-name="Preformatted_20_Text">this!*/</text:p>
      <text:h text:style-name="P314" text:outline-level="2">Strings</text:h>
      <text:p text:style-name="P415">Strings begin and end with a quote mark. Standard backslash escapes are allowed, such as \n for newline, or \" for a quote mark, <text:span text:style-name="T189">as well as \x followed by a hex number, eg, \x</text:span><text:span text:style-name="T190">45</text:span></text:p>
      <text:p text:style-name="P416">newlines will not break strings, nor will strings ignore whitespace on newlines.</text:p>
      <text:p text:style-name="P415"/>
      <text:p text:style-name="P415"/>
      <text:p text:style-name="P413"/>
      <text:h text:style-name="P281" text:outline-level="1">Keywords</text:h>
      <text:p text:style-name="P10">Mercury has <text:span text:style-name="T3">1</text:span><text:span text:style-name="T52">5</text:span><text:span text:style-name="T3"> keywords which are reserved. Reserved keywords cannot be used as variable names and are either part of the language syntax or denote a static variable (such as boolean values).</text:span></text:p>
      <text:p text:style-name="P11">Keywords are case sensitive, so while you cannot use true as a variable name, True <text:span text:style-name="T113">or TRUE </text:span>could be used.</text:p>
      <text:list text:style-name="L9">
        <text:list-item>
          <text:p text:style-name="P387">if</text:p>
        </text:list-item>
        <text:list-item>
          <text:p text:style-name="P387">do</text:p>
        </text:list-item>
        <text:list-item>
          <text:p text:style-name="P387">nil</text:p>
        </text:list-item>
        <text:list-item>
          <text:p text:style-name="P388">nan</text:p>
        </text:list-item>
        <text:list-item>
          <text:p text:style-name="P388">inf</text:p>
        </text:list-item>
        <text:list-item>
          <text:p text:style-name="P389">end</text:p>
        </text:list-item>
        <text:list-item>
          <text:p text:style-name="P387">true</text:p>
        </text:list-item>
        <text:list-item>
          <text:p text:style-name="P387">then</text:p>
        </text:list-item>
        <text:list-item>
          <text:p text:style-name="P387">else</text:p>
        </text:list-item>
        <text:list-item>
          <text:p text:style-name="P390">goto</text:p>
        </text:list-item>
        <text:list-item>
          <text:p text:style-name="P387">while</text:p>
        </text:list-item>
        <text:list-item>
          <text:p text:style-name="P387">false</text:p>
        </text:list-item>
        <text:list-item>
          <text:p text:style-name="P391">local</text:p>
        </text:list-item>
        <text:list-item>
          <text:p text:style-name="P391">global</text:p>
        </text:list-item>
        <text:list-item>
          <text:p text:style-name="P387">elseif</text:p>
        </text:list-item>
        <text:list-item>
          <text:p text:style-name="P387">return</text:p>
        </text:list-item>
        <text:list-item>
          <text:p text:style-name="P387">continue</text:p>
        </text:list-item>
        <text:list-item>
          <text:p text:style-name="P392">function</text:p>
        </text:list-item>
      </text:list>
      <text:p text:style-name="P181"/>
      <text:h text:style-name="P291" text:outline-level="2">static variables</text:h>
      <text:p text:style-name="P182">Static variable keywords represent a constant value, and can be used for variable assignment or comparison</text:p>
      <text:h text:style-name="P316" text:outline-level="3">nil</text:h>
      <text:p text:style-name="P188">Type: nil</text:p>
      <text:p text:style-name="P188">Represents the nil datatype. Good for checking output of functions</text:p>
      <text:p text:style-name="P188"/>
      <text:h text:style-name="Heading_20_3" text:outline-level="3">nan</text:h>
      <text:p text:style-name="P188">Type: float</text:p>
      <text:p text:style-name="P188">Represents an invalid number. Good for checking for if calculations went wrong.</text:p>
      <text:p text:style-name="P188"/>
      <text:h text:style-name="P316" text:outline-level="3">inf</text:h>
      <text:p text:style-name="P188">Type: float</text:p>
      <text:p text:style-name="P188">Infinity. Can be used for arbitrarily big numbers or other such cases.</text:p>
      <text:p text:style-name="P188"><text:soft-page-break/></text:p>
      <text:h text:style-name="Heading_20_3" text:outline-level="3"><text:span text:style-name="T152">t</text:span>rue</text:h>
      <text:p text:style-name="P188">Type:boolean</text:p>
      <text:p text:style-name="P188">represents true for boolean logic.</text:p>
      <text:h text:style-name="P316" text:outline-level="3">false</text:h>
      <text:p text:style-name="P188">Type:boolean</text:p>
      <text:p text:style-name="P188">represents false for boolean logic.</text:p>
      <text:p text:style-name="P188"/>
      <text:h text:style-name="P292" text:outline-level="2">Flow controllers</text:h>
      <text:p text:style-name="P183">Flow control keywords are paired with variables and other keywords to help structure <text:span text:style-name="T154">a program.</text:span></text:p>
      <text:h text:style-name="P317" text:outline-level="3">end</text:h>
      <text:p text:style-name="P190">Used as a universal delimiter for bodies of all statements.</text:p>
      <text:h text:style-name="P318" text:outline-level="3">if, then, else, elseif</text:h>
      <text:p text:style-name="P189">Used for defining sections of if statements. See control flow section for more information.</text:p>
      <text:h text:style-name="P319" text:outline-level="3">while, do</text:h>
      <text:p text:style-name="P191">Used for defining the body of while loops. <text:span text:style-name="T153">See control flow section for more information.</text:span></text:p>
      <text:h text:style-name="P320" text:outline-level="3">continue, break</text:h>
      <text:p text:style-name="P193">Used to modify execution of loops.</text:p>
      <text:p text:style-name="P191"/>
      <text:h text:style-name="P293" text:outline-level="2">Scope specifiers</text:h>
      <text:p text:style-name="P184">Scope specifier keywords seek to restrict the availability of variables for either clarity or to prevent overlapping.</text:p>
      <text:h text:style-name="P321" text:outline-level="3">local</text:h>
      <text:p text:style-name="P192">Used before assignment or retrieval to declare that the variable should belong to the bottom-most environment</text:p>
      <text:h text:style-name="P321" text:outline-level="3"><text:soft-page-break/>global</text:h>
      <text:p text:style-name="P192">Used before assignment or retrieval to declare that the variable should belong to the top-most environment</text:p>
      <text:p text:style-name="P195"/>
      <text:h text:style-name="P294" text:outline-level="2">miscellaneous keywords</text:h>
      <text:p text:style-name="P185">Keywords which do not belong to a single category, but are still important.</text:p>
      <text:p text:style-name="P185"/>
      <text:h text:style-name="P322" text:outline-level="3">function</text:h>
      <text:p text:style-name="P194">Used to declare a function. Requires argument declaration, as well as end to delimit.</text:p>
      <text:h text:style-name="P322" text:outline-level="3">return</text:h>
      <text:p text:style-name="P194">Used to pass values from functions. Immediately halts execution.</text:p>
      <text:h text:style-name="P322" text:outline-level="3">goto</text:h>
      <text:p text:style-name="P194">Unconditional jump to another section of code which is still within scope.</text:p>
      <text:p text:style-name="P195"/>
      <text:p text:style-name="P191"/>
      <text:h text:style-name="P280" text:outline-level="1">Variable types</text:h>
      <text:p text:style-name="P8">Mercury has <text:span text:style-name="T148">11</text:span> datatypes.</text:p>
      <text:p text:style-name="P8"/>
      <text:h text:style-name="P323" text:outline-level="3">Nil</text:h>
      <text:p text:style-name="P1">Nil is a datatype which represents nothing. It is what undefined variables return, or used as a fallback if no variable is available</text:p>
      <text:p text:style-name="P8"/>
      <text:h text:style-name="P324" text:outline-level="3">Integer</text:h>
      <text:p text:style-name="P3">Integers are separate from an ambiguous "number" datatype that many high level languages use. On 64-bit systems, 64 bit ints (longs) are used. <text:span text:style-name="T2">Intergers can be used for boolean logic, in that if 0, it will register as false, and otherwise be true.</text:span></text:p>
      <text:p text:style-name="P3"/>
      <text:h text:style-name="P325" text:outline-level="3">Float</text:h>
      <text:p text:style-name="P4">Floats represent fractional numbers in the form of doubles (single precision is used when not on a 32 bit system).</text:p>
      <text:p text:style-name="P4"/>
      <text:h text:style-name="P325" text:outline-level="3">Bool</text:h>
      <text:p text:style-name="P4">Bools are used for a simple type for boolean logic. Though, other types can be used in logical checks, bools have no ambiguity over what will register.</text:p>
      <text:p text:style-name="P4"/>
      <text:h text:style-name="P326" text:outline-level="3">Table</text:h>
      <text:p text:style-name="P5">Tables are a method of grouping data together. A table can store any other type of data, and is indexed using any other variable of any type.</text:p>
      <text:p text:style-name="P5">Internally, tables are split into sub-tables which each house a single type of index variable. These sub-tables hold an array of keys and values which is iterated through when checking values.</text:p>
      <text:p text:style-name="P5"/>
      <text:h text:style-name="P327" text:outline-level="3">String</text:h>
      <text:p text:style-name="P6">Strings are used to store text. Unlike strings in a language like C, Strings in Mercury can store any byte without issue.</text:p>
      <text:p text:style-name="P6"/>
      <text:h text:style-name="P327" text:outline-level="3"><text:soft-page-break/>C Function</text:h>
      <text:p text:style-name="P6">C Functions are simply pointers to a function in C. This exists mostly to differentiate it from user-defined functions, as C Functions are strictly unmodifiable.</text:p>
      <text:p text:style-name="P6"/>
      <text:h text:style-name="P327" text:outline-level="3">Array</text:h>
      <text:p text:style-name="P6">Arrays are a second method of grouping data, instead locking indexes to integer values. Arrays are much faster than tables, but <text:span text:style-name="T53">are limited in the range which they can store.</text:span></text:p>
      <text:p text:style-name="P6"/>
      <text:h text:style-name="P328" text:outline-level="3">Function</text:h>
      <text:p text:style-name="P7">Functions abstractly represent user-defined functions written in Mercury. On their own they are not modifiable.</text:p>
      <text:p text:style-name="Standard"/>
      <text:h text:style-name="P329" text:outline-level="3">File</text:h>
      <text:p text:style-name="P187">Files are an abstraction layer for open files. Files cannot be directly modified, and require the io library to transfer data.</text:p>
      <text:h text:style-name="P329" text:outline-level="3">Thread</text:h>
      <text:p text:style-name="P187">Threads represent a thread for multithreadded programs. For more information and warnings, see the documentation on the thread library</text:p>
      <text:p text:style-name="P187"/>
      <text:p text:style-name="Standard"/>
      <text:p text:style-name="Standard"/>
      <text:p text:style-name="Standard"/>
      <text:h text:style-name="P282" text:outline-level="1">Operator nuances</text:h>
      <text:p text:style-name="P60"/>
      <text:h text:style-name="P330" text:outline-level="3">Arithmetic operators (+ - * / ^ % \)</text:h>
      <text:p text:style-name="P52">All arithmetic operators are capable to taking integers and floats, as well as mixing them. Whenever types are mixed, a float will always be used. Eg, 3.2 + 2 = 5.2, and 3.0 + 7 = 10.0. If two ints are used, an integer will be returned.</text:p>
      <text:p text:style-name="P52"><text:span text:style-name="T47">One </text:span>exception to this rule is integer division, which will always return an int, <text:span text:style-name="T149">as well as s</text:span><text:span text:style-name="T47">tandard division as well as exponentiation, </text:span><text:span text:style-name="T149">which will</text:span><text:span text:style-name="T47"> will always return a float.</text:span></text:p>
      <text:h text:style-name="P331" text:outline-level="3">Bitwise operators (! &amp; | ~ &lt;&lt; &gt;&gt;)</text:h>
      <text:p text:style-name="P53">Unlike other languages, mercury will perform bitwise logic on floats. <text:span text:style-name="T48">This is made possible because variables in mercury occupy the same size in memory, either 4 or 8 bytes depending on if the system is 32 or 64 bit respectively.</text:span> The type which will be returned is determined by the type of the left side. So 2.0~583 would return a float, 583~2.0 will return an int. <text:span text:style-name="T67">This quirk can be used, for example, to memory cast a float to an integer (as well as the other way around</text:span><text:span text:style-name="T68">)</text:span><text:span text:style-name="T67">, by doing 0|var or 0.0|var</text:span></text:p>
      <text:h text:style-name="P332" text:outline-level="3">Concatenation <text:span text:style-name="T49">operator</text:span>(..)</text:h>
      <text:p text:style-name="P54">Concatenation is the only operator which will attempt to coerce types, <text:span text:style-name="T49">by running a tostring function on each arg supplied.</text:span></text:p>
      <text:h text:style-name="P333" text:outline-level="3">Equality operators (== !=)</text:h>
      <text:p text:style-name="P55">Equality checks will first check the type of the compared variables first, meaning that if two variables are different types, they will never be considered equal, even if you may consider them such, such as 3.0 and 3, or similar. <text:span text:style-name="T150">Additionally, the equality check only evaluates the raw binary data, meaning that 2 tables which contain the same values will not necessarily be the same table data structure. This also applies to NaN, which normally returns false for all equality, but due to all checks being interpreted as an integer, comparisons to NaN will operate like any other.</text:span></text:p>
      <text:h text:style-name="P334" text:outline-level="3">Comparison operators ( &gt; &lt; &gt;= &lt;=)</text:h>
      <text:p text:style-name="P56">Comparison operators take either floats or ints, and will return an appropriate boolean value</text:p>
      <text:h text:style-name="P334" text:outline-level="3">Logical operators (!! &amp;&amp; || ~~)</text:h>
      <text:p text:style-name="P56">Logical not (!!) will always return a boolean value, no matter the supplied value.</text:p>
      <text:p text:style-name="P56">Logical and, or, and xor (&amp;&amp; || ~~) may return the supplied value instead of a boolean value in certain circumstances.</text:p>
      <text:p text:style-name="P61">With logical and, it will return false unless both supplied values are true, in which case it will not return true, but the value of the first variable supplied.</text:p>
      <text:p text:style-name="P63"><text:soft-page-break/>Logical or works differently, if the first variable is true, the first variable will be returned, regardless of the state of the second variable. On the other hand, if it is not considered true, the second variable will be returned instead,</text:p>
      <text:p text:style-name="P63">Logical xor, though an unconventional inclusion, operates like the other binary logical operators in how <text:span text:style-name="T51">k</text:span>it returns. If both values are considered true, or both false, it will return boolean false. If however one value is true, it will return whichever value that is.</text:p>
      <text:p text:style-name="P63">Put simply, logical not will always return a boolean, logical xor and and will only return a boolean if it the result is false, and logical or will only return the values supplied.</text:p>
      <text:p text:style-name="P62">Mercury does not currently support short-circuit evaluation on logical operators.</text:p>
      <text:h text:style-name="P335" text:outline-level="3">List-like operators (# [ ])</text:h>
      <text:p text:style-name="P57">Both length and index work on tables, arrays, and strings.</text:p>
      <text:p text:style-name="P57">The length operator returns the number of elements in a table, in a string, the length of it, or for an array, the highest index with a variable in it.</text:p>
      <text:p text:style-name="P58">Indexing a table can use any other variable, but strings and arrays can only take integers, and will throw an error if anything else is supplied.</text:p>
      <text:p text:style-name="P59">Unlike arrays or tables, indexing a string <text:span text:style-name="T51">can</text:span> only be used to read <text:span text:style-name="T51">a</text:span> character, <text:span text:style-name="T50">and not to set it.</text:span></text:p>
      <text:h text:style-name="P283" text:outline-level="1">Control flow</text:h>
      <text:h text:style-name="P336" text:outline-level="3">If statements</text:h>
      <text:p text:style-name="P12">If statements in mercury operate relatively similar to those in other languages. They are split into 2 parts, the condition, and the body. If the condition is true, then the contents of the body are executed.</text:p>
      <text:p text:style-name="P12">If statements start with the keyword if, followed by the condition. Next, the keyword then is used, which marks the end of the condition, and the beginning of the body. A statement is finalized with the keyword end.</text:p>
      <text:p text:style-name="Preformatted_20_Text">if a&gt;5 then</text:p>
      <text:p text:style-name="Preformatted_20_Text"><text:tab/>print("a is more than five")</text:p>
      <text:p text:style-name="Preformatted_20_Text">end</text:p>
      <text:p text:style-name="P14">more layers can be added to if statements, the most basic of which is the else keyword, which denotes a second body which is executed if the first one is not.</text:p>
      <text:p text:style-name="Preformatted_20_Text"><text:span text:style-name="T114">i</text:span>f a&gt;5 then</text:p>
      <text:p text:style-name="Preformatted_20_Text"><text:tab/>print("a is more than five")</text:p>
      <text:p text:style-name="Preformatted_20_Text">else</text:p>
      <text:p text:style-name="Preformatted_20_Text"><text:tab/>print("a is <text:span text:style-name="T5">not </text:span>more than five")</text:p>
      <text:p text:style-name="Preformatted_20_Text">end</text:p>
      <text:p text:style-name="P13">the final layer of if statements is the keyword elseif, which denotes a second condition to check for should the first fail. This can be repeated as many times as the user needs to suit their purposes. Like the first if, elseif must have then after the condition.</text:p>
      <text:p text:style-name="Preformatted_20_Text"><text:span text:style-name="T137">i</text:span>f a&gt;5 then</text:p>
      <text:p text:style-name="Preformatted_20_Text"><text:tab/>print("a is more than five")</text:p>
      <text:p text:style-name="Preformatted_20_Text">else<text:span text:style-name="T6">if a&gt;0 then</text:span></text:p>
      <text:p text:style-name="Preformatted_20_Text"><text:tab/>print("<text:span text:style-name="T6">a is positive</text:span>")<text:line-break/><text:span text:style-name="T6">else</text:span></text:p>
      <text:p text:style-name="Preformatted_20_Text"><text:tab/>print("a is negative")</text:p>
      <text:p text:style-name="Preformatted_20_Text">end</text:p>
      <text:p text:style-name="P13"/>
      <text:h text:style-name="P337" text:outline-level="3">while loops</text:h>
      <text:p text:style-name="P13">While loops in mercury, much like if statements, are nearly identical to how they work in other languages, with a condition, and a body which is repeated until the condition is true.</text:p>
      <text:p text:style-name="Preformatted_20_Text">While should_continue() do</text:p>
      <text:p text:style-name="Preformatted_20_Text"><text:tab/>do_stuff()</text:p>
      <text:p text:style-name="Preformatted_20_Text">end</text:p>
      <text:p text:style-name="P15">currently, for loops do not exist, however their behavior is not hard to emulate in a while loop.</text:p>
      <text:p text:style-name="Preformatted_20_Text">n=0</text:p>
      <text:p text:style-name="Preformatted_20_Text">while n&lt;10 do</text:p>
      <text:p text:style-name="Preformatted_20_Text"><text:tab/>do_stuff(n)</text:p>
      <text:p text:style-name="Preformatted_20_Text"><text:tab/>n=n+1</text:p>
      <text:p text:style-name="Preformatted_20_Text">end</text:p>
      <text:p text:style-name="P15">and like other languages, continue can be used in order to skip to the next iteration, <text:span text:style-name="T7">and break can be used to immediately halt execution of the loop</text:span></text:p>
      <text:p text:style-name="Preformatted_20_Text"><text:soft-page-break/>while flag do</text:p>
      <text:p text:style-name="Preformatted_20_Text"><text:tab/>if n&lt;0 then</text:p>
      <text:p text:style-name="Preformatted_20_Text"><text:tab/><text:tab/>break</text:p>
      <text:p text:style-name="Preformatted_20_Text"><text:tab/>elseif n&gt;20 then</text:p>
      <text:p text:style-name="Preformatted_20_Text"><text:tab/><text:tab/>continue</text:p>
      <text:p text:style-name="Preformatted_20_Text"><text:tab/>end</text:p>
      <text:p text:style-name="Preformatted_20_Text"><text:tab/>stuff()</text:p>
      <text:p text:style-name="Preformatted_20_Text">end</text:p>
      <text:p text:style-name="P15"/>
      <text:h text:style-name="P338" text:outline-level="3"><text:span text:style-name="T155">functions and </text:span>returns</text:h>
      <text:p text:style-name="P196">Functions are designated with a name and parameters. It is important to note that the number of parameters received will not always be the same as specified, so checking for valid inputs is advisable for functions which are being used for multiple purposes.</text:p>
      <text:p text:style-name="P17">Using the return keyword will cause the immediate closure and escape of the scope. Values may be supplied after return for things such as functions to pass values. <text:span text:style-name="T8">Calling return from the main body of the program will cause the program to end.</text:span></text:p>
      <text:p text:style-name="P17"/>
      <text:p text:style-name="P196">Below is a function which simply adds 2 received parameters and returns the result.</text:p>
      <text:p text:style-name="P196"><text:span text:style-name="T17">declaration</text:span> <text:span text:style-name="T156">name</text:span> <text:span text:style-name="T157">parameters</text:span></text:p>
      <text:p text:style-name="Preformatted_20_Text"><text:span text:style-name="T17">function</text:span> <text:span text:style-name="T16">a</text:span><text:span text:style-name="T157">(arg1,arg2)</text:span></text:p>
      <text:p text:style-name="Preformatted_20_Text"><text:tab/>return arg1+arg2</text:p>
      <text:p text:style-name="Preformatted_20_Text">end</text:p>
      <text:p text:style-name="P17"/>
      <text:p text:style-name="Preformatted_20_Text">print(a(1,2)) // output: 3</text:p>
      <text:p text:style-name="P17"/>
      <text:p text:style-name="P196">alternatively, functions can be defined name first, by assigning them to a variable like any other.</text:p>
      <text:p text:style-name="Preformatted_20_Text"><text:span text:style-name="T16">a=</text:span><text:span text:style-name="T17">function</text:span><text:span text:style-name="T157">(arg1,arg2)</text:span></text:p>
      <text:p text:style-name="Preformatted_20_Text"><text:tab/>return arg1+arg2</text:p>
      <text:p text:style-name="Preformatted_20_Text">end</text:p>
      <text:p text:style-name="P196"/>
      <text:p text:style-name="P196">Functions are first class datatypes, and can be passed into other functions or stored in structures.</text:p>
      <text:h text:style-name="P339" text:outline-level="3">goto</text:h>
      <text:p text:style-name="P167">Goto can be used to move around program execution very freely, as goto acts as an unconditional jump to the label. Caution is advised, as goto can cause lexical scope issues if it jumps over code which defines variables, so it is advised to use local and global keywords liberally to remove ambiguity which may result in the wrong variable being used. <text:span text:style-name="T138">Goto labels are only visible within the current scope, </text:span><text:span text:style-name="T139">and cannot jump from one </text:span><text:span text:style-name="T140">body</text:span><text:span text:style-name="T139"> to another.</text:span></text:p>
      <text:p text:style-name="P169">An example for goto's use, as a high performance break from a nested loop, avoiding the use of any intermediate variables.</text:p>
      <text:p text:style-name="Preformatted_20_Text"><text:soft-page-break/>a=0</text:p>
      <text:p text:style-name="Preformatted_20_Text">b=0</text:p>
      <text:p text:style-name="Preformatted_20_Text">while a&lt;100 do</text:p>
      <text:p text:style-name="Preformatted_20_Text"><text:tab/>while b&lt;100 do</text:p>
      <text:p text:style-name="Preformatted_20_Text"><text:tab/><text:tab/>if something_wrong(a,b) then goto exit end</text:p>
      <text:p text:style-name="Preformatted_20_Text"><text:tab/><text:tab/><text:span text:style-name="T141">other_stuff()</text:span></text:p>
      <text:p text:style-name="Preformatted_20_Text"><text:tab/>end</text:p>
      <text:p text:style-name="Preformatted_20_Text"><text:tab/>stuff()</text:p>
      <text:p text:style-name="Preformatted_20_Text">end</text:p>
      <text:p text:style-name="P170">exit:</text:p>
      <text:p text:style-name="P168">print("<text:span text:style-name="T142">that was a </text:span>fun loop!")</text:p>
      <text:p text:style-name="P167"/>
      <text:p text:style-name="P171">here is incorrect use of goto, as the label thing is not visible within stuff.</text:p>
      <text:p text:style-name="Preformatted_20_Text">function stuff()</text:p>
      <text:p text:style-name="Preformatted_20_Text"><text:tab/>goto thing</text:p>
      <text:p text:style-name="Preformatted_20_Text">end</text:p>
      <text:p text:style-name="Preformatted_20_Text">thing:</text:p>
      <text:p text:style-name="Preformatted_20_Text">stuff()</text:p>
      <text:p text:style-name="P171"/>
      <text:p text:style-name="P171"/>
      <text:p text:style-name="P167"/>
      <text:p text:style-name="P17"/>
      <text:p text:style-name="P17"/>
      <text:p text:style-name="P18"/>
      <text:h text:style-name="P284" text:outline-level="1">Lexical Scoping.</text:h>
      <text:p text:style-name="P89">The lexical scoping scheme in mercury is quite simple. Scopes are broken up by function bodies. For example in the following code, the variable b is only available inside of the function, but the function can still access the variable a.</text:p>
      <text:p text:style-name="P88">a=0</text:p>
      <text:p text:style-name="P88">function stuff()</text:p>
      <text:p text:style-name="P88">b=5</text:p>
      <text:p text:style-name="P88">print(a,b) //<text:span text:style-name="T69">prints 0<text:tab/>5</text:span></text:p>
      <text:p text:style-name="P88">end</text:p>
      <text:p text:style-name="P90">print(a,b) //prints 0<text:tab/>nil</text:p>
      <text:p text:style-name="P91"/>
      <text:p text:style-name="P94">When setting a variable, Mercury will first check to see if the variable under that name is already defined in a higher-level scope. If it is, it will set that variable. Otherwise, the variable inside the current scope is set to that.</text:p>
      <text:p text:style-name="P87">Accessing a variable follows a similar routine, where it will check each higher scope. If a variable is not found, nil will be used instead.</text:p>
      <text:p text:style-name="P87"/>
      <text:p text:style-name="P87">If more specificity is needed, there are 2 keywords to coerce which variable is used.</text:p>
      <text:p text:style-name="P97">Do note that just because a variable is nil, does not mean that it isn't defined as existing in a scope.</text:p>
      <text:p text:style-name="P87"/>
      <text:h text:style-name="P340" text:outline-level="3">local keyword</text:h>
      <text:p text:style-name="P87">The keyword local is used whenever the user wishes to use the variable directly in the scope. This can be used for both assignment and retrieval.</text:p>
      <text:p text:style-name="Preformatted_20_Text">a=5</text:p>
      <text:p text:style-name="Preformatted_20_Text">function stuff(var)</text:p>
      <text:p text:style-name="Preformatted_20_Text">local a=2+var</text:p>
      <text:p text:style-name="Preformatted_20_Text">print(a) //using local here is redundant, but may be useful for clarity</text:p>
      <text:p text:style-name="Preformatted_20_Text">end</text:p>
      <text:p text:style-name="Preformatted_20_Text"/>
      <text:p text:style-name="Preformatted_20_Text">stuff(7) //will print 9</text:p>
      <text:p text:style-name="P95">opposed to not using local, the variable outside the scope would be modified. Do note that accessing undefined local variables will still return nil</text:p>
      <text:p text:style-name="Preformatted_20_Text">a=4</text:p>
      <text:p text:style-name="Preformatted_20_Text">function stuff()</text:p>
      <text:p text:style-name="Preformatted_20_Text">print(local a) //will print nil</text:p>
      <text:p text:style-name="Preformatted_20_Text">end</text:p>
      <text:h text:style-name="P340" text:outline-level="3"><text:soft-page-break/>global keyword</text:h>
      <text:p text:style-name="P96">The global keyword works in a similar fashion to local, however, instead of restricting the domain to the current scope, it restricts it to the top-level scope instead. <text:span text:style-name="T70">In some cases, global and local will result in the same behavior.</text:span></text:p>
      <text:p text:style-name="Preformatted_20_Text"><text:span text:style-name="T71">a</text:span>=5 //<text:span text:style-name="T71">a is set to 5</text:span></text:p>
      <text:p text:style-name="P92">function stuff()</text:p>
      <text:p text:style-name="P92"><text:tab/>local a=2.0 //<text:span text:style-name="T71">this scope's a is set to 2.0, but not the upper level's</text:span></text:p>
      <text:p text:style-name="P92"><text:tab/>function otherstuff()</text:p>
      <text:p text:style-name="P92"><text:tab/><text:tab/>global a=false //<text:span text:style-name="T71">the topmost level's a is set to false.</text:span></text:p>
      <text:p text:style-name="P92"><text:tab/>end</text:p>
      <text:p text:style-name="P92"><text:tab/>otherstuff()</text:p>
      <text:p text:style-name="P92">end</text:p>
      <text:p text:style-name="P92">stuff()</text:p>
      <text:p text:style-name="P92">print(a) //<text:span text:style-name="T71">will print false</text:span></text:p>
      <text:p text:style-name="Text_20_body"/>
      <text:p text:style-name="Text_20_body"><text:line-break/></text:p>
      <text:h text:style-name="P285" text:outline-level="1">standard variables</text:h>
      <text:p text:style-name="P198">Besides values provided in libraries, there are additional variables that are initially available and have special meaning. As with any variable, these can be changed or overwritten without issue if the user desires.</text:p>
      <text:h text:style-name="P295" text:outline-level="2">_G</text:h>
      <text:p text:style-name="P198">A table which represents the data inside the top-most environment - the table of globals. <text:span text:style-name="T160">This table is added to every environment, even if the environment is not the global environment.</text:span></text:p>
      <text:h text:style-name="P295" text:outline-level="2">_ENV</text:h>
      <text:p text:style-name="P198">A table which represents the data inside the bottom-most, or current environment - the table of locals.</text:p>
      <text:p text:style-name="P198">Using _ENV and _G together, you can access variables which are not normally available as named variables, however this has a performance cost.</text:p>
      <text:p text:style-name="P199">In the global environment, _G and _ENV are the same table.</text:p>
      <text:h text:style-name="P296" text:outline-level="2">_ARGS</text:h>
      <text:p text:style-name="P199">An array added to the global enviroment. It contains the command line arguments as strings.</text:p>
      <text:p text:style-name="P198"/>
      <text:p text:style-name="P84"/>
      <text:p text:style-name="Text_20_body"/>
      <text:h text:style-name="P286" text:outline-level="1">libraries</text:h>
      <text:p text:style-name="P85">To facilitate an easier and deeper code experience, Mercury adds several functions and constants for the user to use. All library functions are implemented in C++, and are therefore quite fast compared to the equivalent in Mercury.</text:p>
      <text:p text:style-name="P98"/>
      <text:h text:style-name="Heading_20_2" text:outline-level="2">Standard library</text:h>
      <text:p text:style-name="P99">The standard library's provided functions are directly added into the <text:span text:style-name="T115">global </text:span>environment, and are accessed like a normal variable. <text:span text:style-name="T72">The standard library aims to extend the functions of the language and provide a basic layer of debugging and utility</text:span></text:p>
      <text:h text:style-name="P341" text:outline-level="3"><text:span text:style-name="T73">p</text:span>rint<text:span text:style-name="T73">(...)</text:span></text:h>
      <text:p text:style-name="P100">Print takes any number of args, and writes them to stdout. Args are separated by tab characters, and a newline is added at the end, even if nothing is printed.</text:p>
      <text:p text:style-name="P93">print(true, 5,nil) //output: true<text:tab/>5<text:tab/>nil</text:p>
      <text:p text:style-name="P100"/>
      <text:h text:style-name="Heading_20_3" text:outline-level="3">iterate<text:span text:style-name="T74">(table, function)</text:span></text:h>
      <text:p text:style-name="P101">Iterate traverses each entry in a table or array, and passes the key and value into a function. The first value passed is the key, and the second is the value. <text:span text:style-name="T76">The function can either be a mercury function, or a C function</text:span></text:p>
      <text:p text:style-name="P102">For example:</text:p>
      <text:p text:style-name="Preformatted_20_Text">a={}</text:p>
      <text:p text:style-name="Preformatted_20_Text">a[1]="hello"</text:p>
      <text:p text:style-name="Preformatted_20_Text">a[2]="world"</text:p>
      <text:p text:style-name="Preformatted_20_Text"/>
      <text:p text:style-name="Preformatted_20_Text">iterate(a,print)</text:p>
      <text:p text:style-name="Preformatted_20_Text">//<text:span text:style-name="T75">output:</text:span></text:p>
      <text:p text:style-name="Preformatted_20_Text">//<text:span text:style-name="T75">1<text:tab/>hello</text:span></text:p>
      <text:p text:style-name="Preformatted_20_Text">//<text:span text:style-name="T75">2<text:tab/>world</text:span></text:p>
      <text:p text:style-name="P100"/>
      <text:h text:style-name="Heading_20_3" text:outline-level="3">rcall(function,table)</text:h>
      <text:p text:style-name="P131">Rcall <text:span text:style-name="T78">(restricted call)</text:span> will execute a function with a restricted environment (as a table). This environment will not have any access to the registers of its parent, or any variables. <text:span text:style-name="T77">Values are returned as normal. </text:span><text:span text:style-name="T78">This can be useful for running untrusted code, where you wish to limit its interaction.</text:span></text:p>
      <text:p text:style-name="P131"/>
      <text:p text:style-name="P132"><text:soft-page-break/>Function thing()</text:p>
      <text:p text:style-name="P132">print("test!")</text:p>
      <text:p text:style-name="P132">end</text:p>
      <text:p text:style-name="P130">rcall(thing,{}) //this throws an error, because thing is trying to call nil as a function, as print will be undefined.</text:p>
      <text:p text:style-name="P131"/>
      <text:h text:style-name="P342" text:outline-level="3">dump(variable data)</text:h>
      <text:p text:style-name="P129">Dump takes any type of variable* and will return a string which will re-create that variable if loaded back into the compiler. Cannot support functions of any type, and will not properly store table and array data as refrences. Recursive tables or arrays will additionally cause an infinite loop.</text:p>
      <text:p text:style-name="P128">a="hello, world!"</text:p>
      <text:p text:style-name="P128">b=3.14</text:p>
      <text:p text:style-name="P128">c=[1,2]</text:p>
      <text:p text:style-name="P128"/>
      <text:p text:style-name="P128">dump(a) // "\"hello, world!\""</text:p>
      <text:p text:style-name="P128">dump(b) // "3.14"</text:p>
      <text:p text:style-name="P128">dump(c) // "[1,2]"</text:p>
      <text:p text:style-name="Text_20_body"/>
      <text:h text:style-name="P343" text:outline-level="3"><text:span text:style-name="T107">compile</text:span>(<text:span text:style-name="T107">string</text:span> <text:span text:style-name="T107">code</text:span>)</text:h>
      <text:p text:style-name="P135">Takes a string and attempts to compile it into a mercury function. If it fails, it will instead return a string describing the compiler error.</text:p>
      <text:p text:style-name="Preformatted_20_Text">a=<text:span text:style-name="T108">"print(\"hello\")"</text:span></text:p>
      <text:p text:style-name="Preformatted_20_Text">b=compile(a) //returns a function</text:p>
      <text:p text:style-name="Preformatted_20_Text">b() // hello!</text:p>
      <text:p text:style-name="Text_20_body"/>
      <text:h text:style-name="P344" text:outline-level="3"><text:span text:style-name="T109">type(variable var</text:span>)</text:h>
      <text:p text:style-name="P137">Takes a variable and returns its type as an integer. This integer can be checked with global constants.</text:p>
      <text:p text:style-name="Preformatted_20_Text">if type(a)==TYPE_INT then</text:p>
      <text:p text:style-name="Preformatted_20_Text">print("It's an int!")</text:p>
      <text:p text:style-name="Preformatted_20_Text">end</text:p>
      <text:p text:style-name="P137"/>
      <text:h text:style-name="P345" text:outline-level="3">type constants</text:h>
      <text:list text:style-name="L10">
        <text:list-item>
          <text:p text:style-name="P405">TYPE_NIL</text:p>
          <text:list>
            <text:list-item>
              <text:p text:style-name="P405">0</text:p>
            </text:list-item>
          </text:list>
        </text:list-item>
        <text:list-item>
          <text:p text:style-name="P405">TYPE_INT</text:p>
          <text:list>
            <text:list-item>
              <text:p text:style-name="P405">1</text:p>
            </text:list-item>
          </text:list>
        </text:list-item>
        <text:list-item>
          <text:p text:style-name="P405">TYPE_FLOAT</text:p>
          <text:list>
            <text:list-item>
              <text:p text:style-name="P405">2</text:p>
            </text:list-item>
          </text:list>
        </text:list-item>
        <text:list-item>
          <text:p text:style-name="P405"><text:soft-page-break/>TYPE_BOOL</text:p>
          <text:list>
            <text:list-item>
              <text:p text:style-name="P405">3</text:p>
            </text:list-item>
          </text:list>
        </text:list-item>
        <text:list-item>
          <text:p text:style-name="P405">TYPE_TABLE</text:p>
          <text:list>
            <text:list-item>
              <text:p text:style-name="P405">4</text:p>
            </text:list-item>
          </text:list>
        </text:list-item>
        <text:list-item>
          <text:p text:style-name="P405">TYPE_STRING</text:p>
          <text:list>
            <text:list-item>
              <text:p text:style-name="P405">5</text:p>
            </text:list-item>
          </text:list>
        </text:list-item>
        <text:list-item>
          <text:p text:style-name="P405">TYPE_CFUNC</text:p>
          <text:list>
            <text:list-item>
              <text:p text:style-name="P405">6</text:p>
            </text:list-item>
          </text:list>
        </text:list-item>
        <text:list-item>
          <text:p text:style-name="P405">TYPE_ARRAY</text:p>
          <text:list>
            <text:list-item>
              <text:p text:style-name="P405">7</text:p>
            </text:list-item>
          </text:list>
        </text:list-item>
        <text:list-item>
          <text:p text:style-name="P405">TYPE_FUNCTION</text:p>
          <text:list>
            <text:list-item>
              <text:p text:style-name="P405">8</text:p>
            </text:list-item>
          </text:list>
        </text:list-item>
        <text:list-item>
          <text:p text:style-name="P406">TYPE_F<text:span text:style-name="T151">ILE</text:span></text:p>
          <text:list>
            <text:list-item>
              <text:p text:style-name="P407">9</text:p>
            </text:list-item>
          </text:list>
        </text:list-item>
        <text:list-item>
          <text:p text:style-name="P406">TYPE_<text:span text:style-name="T151">THREAD</text:span></text:p>
          <text:list>
            <text:list-item>
              <text:p text:style-name="P407">10</text:p>
            </text:list-item>
          </text:list>
        </text:list-item>
      </text:list>
      <text:h text:style-name="P346" text:outline-level="3">tostring(variable var)</text:h>
      <text:p text:style-name="P159">Takes a variable and returns a string representation of it.</text:p>
      <text:h text:style-name="P347" text:outline-level="3">to<text:span text:style-name="T135">number</text:span>(variable var)</text:h>
      <text:p text:style-name="P165">Takes a variable and attempts to create a number representation of it. <text:span text:style-name="T136">If successful, will return an int or float. Otherwise, returns nil.</text:span></text:p>
      <text:p text:style-name="Preformatted_20_Text">tonumber(true) //returns 1</text:p>
      <text:p text:style-name="Preformatted_20_Text">tonumber([1,2,3]) //returns nil</text:p>
      <text:p text:style-name="Preformatted_20_Text">tonumber("12.7") //returns 12.7</text:p>
      <text:p text:style-name="Preformatted_20_Text">tonumber(5) //returns 5</text:p>
      <text:p text:style-name="P166"/>
      <text:p text:style-name="P164"/>
      <text:h text:style-name="P297" text:outline-level="2">Math</text:h>
      <text:p text:style-name="P86">The math library seeks to help with mathematics through adding various constants and functions. All of which are added in the table math. To access, simply do math.<text:span text:style-name="T116">item</text:span>.</text:p>
      <text:h text:style-name="P348" text:outline-level="3"><text:soft-page-break/>Constants</text:h>
      <text:list text:style-name="L11">
        <text:list-item>
          <text:p text:style-name="P408"><text:span text:style-name="T117">p</text:span>i - <text:span text:style-name="T79">3.141592... the relation between a circle's circumference and its radius.</text:span></text:p>
        </text:list-item>
        <text:list-item>
          <text:p text:style-name="P410">e - 2.7182... <text:s/><text:span text:style-name="T80">euler's number, </text:span>the natural logarithm</text:p>
        </text:list-item>
        <text:list-item>
          <text:p text:style-name="P408">root2 - 1.41421... <text:span text:style-name="T79">the square root of 2.</text:span></text:p>
        </text:list-item>
        <text:list-item>
          <text:p text:style-name="P408">root3 - 1.73205... <text:span text:style-name="T79">the square root of 3.</text:span></text:p>
        </text:list-item>
        <text:list-item>
          <text:p text:style-name="P408">golden - 1.61803... <text:span text:style-name="T79">the golden ratio.</text:span></text:p>
        </text:list-item>
        <text:list-item>
          <text:p text:style-name="P409">int_max - <text:span text:style-name="T79">0x7FFFFFFF, the biggest number an integer can hold</text:span></text:p>
          <text:list>
            <text:list-item>
              <text:p text:style-name="P410">on 64 bit systems, this is <text:s/>0x7FFFFFFFFFFFFFFF</text:p>
            </text:list-item>
          </text:list>
        </text:list-item>
        <text:list-item>
          <text:p text:style-name="P409">uint_max - <text:span text:style-name="T79">0xFFFFFFFF, the biggest unsigned integer</text:span></text:p>
          <text:list>
            <text:list-item>
              <text:p text:style-name="P410">on 64 bit systems, this is <text:s/>0xFFFFFFFFFFFFFFFF</text:p>
            </text:list-item>
          </text:list>
        </text:list-item>
      </text:list>
      <text:h text:style-name="P349" text:outline-level="3"><text:span text:style-name="T81">min(</text:span><text:span text:style-name="T83">number </text:span><text:span text:style-name="T81">...)</text:span></text:h>
      <text:p text:style-name="P103">Takes any number of number args, and returns the one with the lowest value. This function will not change floats to integers, or vice versa, and will return the type of the lowest. <text:span text:style-name="T82">Will throw an error if a supplied variable is not an int or float.</text:span></text:p>
      <text:p text:style-name="P103"/>
      <text:h text:style-name="Heading_20_3" text:outline-level="3">max(<text:span text:style-name="T83">number </text:span>...)</text:h>
      <text:p text:style-name="P104">operates in the same manner to min, but instead returns the largest value instead.</text:p>
      <text:p text:style-name="P104"/>
      <text:h text:style-name="P350" text:outline-level="3">floor(<text:span text:style-name="T83">number</text:span> num)</text:h>
      <text:p text:style-name="P104">takes a float, and returns the closest integer lower. If an integer is supplied, it will return the value provided. If any other value is supplied it will throw an error.</text:p>
      <text:p text:style-name="P104"/>
      <text:h text:style-name="P350" text:outline-level="3">ceil(<text:span text:style-name="T83">number</text:span> num)</text:h>
      <text:p text:style-name="P105">Similar to floor, but instead returns the closest integer higher. The same nuances apply.</text:p>
      <text:p text:style-name="P105"/>
      <text:h text:style-name="Heading_20_3" text:outline-level="3">radians(number angle)</text:h>
      <text:p text:style-name="P106">Takes an angle in degrees, and converts it to radians. Will always return a float. Non-number values will throw an error.</text:p>
      <text:p text:style-name="P106"/>
      <text:h text:style-name="Heading_20_3" text:outline-level="3"><text:soft-page-break/>degrees(number angle)</text:h>
      <text:p text:style-name="P106">Takes an angle in radians, and converts it to degrees. Will always return a float. Non-number values will throw an error.</text:p>
      <text:p text:style-name="P106"/>
      <text:h text:style-name="Heading_20_3" text:outline-level="3">log(number num, [number base <text:span text:style-name="T86">= 2.7182...</text:span>])</text:h>
      <text:p text:style-name="P107">Takes a number, and returns the logarithm of it. Will always return a float. If a base is not provided, instead returns the natural logarithm. <text:span text:style-name="T84">Args must be numbers, or else an error will be thrown. </text:span><text:span text:style-name="T85">Function will not throw an error if an invalid log is calculated, and instead the value will be infinity or nan, depending on what was provided.</text:span></text:p>
      <text:p text:style-name="P107"/>
      <text:h text:style-name="Heading_20_3" text:outline-level="3">abs(number num)</text:h>
      <text:p text:style-name="P108">Takes any number type and returns the absolute value of it. Non-number types will throw an error.</text:p>
      <text:p text:style-name="P107"/>
      <text:h text:style-name="P351" text:outline-level="3"><text:span text:style-name="T88">sin, cos, tan</text:span>(number <text:span text:style-name="T89">angle</text:span>)</text:h>
      <text:p text:style-name="P109">Takes an angle (in radians), and returns the according sine, cosine, or tangent value. <text:span text:style-name="T89">Will always return a float.</text:span><text:span text:style-name="T87"> Non-number types will throw an error.</text:span></text:p>
      <text:h text:style-name="P352" text:outline-level="3"><text:span text:style-name="T90">a</text:span>sin, <text:span text:style-name="T90">a</text:span>cos, <text:span text:style-name="T90">a</text:span>tan(number <text:span text:style-name="T90">num</text:span>)</text:h>
      <text:p text:style-name="P110">Takes a number and returns the corresponding angle appropriate to the function. <text:span text:style-name="T89">Will always return a float.</text:span><text:span text:style-name="T87"> Non-number types will throw an error.</text:span></text:p>
      <text:p text:style-name="P110"/>
      <text:h text:style-name="Heading_20_3" text:outline-level="3">atan2(number y, number x)</text:h>
      <text:p text:style-name="P111">takes 2 numbers, and returns the corresponding angle in radians to aim at the point. <text:span text:style-name="T89">Will always return a float.</text:span><text:span text:style-name="T87"> Non-number types will throw an error.</text:span></text:p>
      <text:p text:style-name="P111"/>
      <text:h text:style-name="Heading_20_3" text:outline-level="3">random<text:span text:style-name="T143">seed(int seed)</text:span></text:h>
      <text:p text:style-name="P175">Sets the random seed to the specified int.</text:p>
      <text:h text:style-name="P353" text:outline-level="3">random(number min, number max), random()</text:h>
      <text:p text:style-name="P175">Returns a float of a random number. If 0 args are supplied, it will return a float between 0 and 1. if 2 args are supplied, the first will be the minimum and the second the maximum.</text:p>
      <text:h text:style-name="P353" text:outline-level="3"><text:soft-page-break/>randomint(int min, int max)</text:h>
      <text:p text:style-name="P175">Returns an integer of a random number between the 2 supplied values inclusively. Unlike random, it requires 2 args, and will error if 0 are supplied.</text:p>
      <text:p text:style-name="P175"/>
      <text:p text:style-name="P175"/>
      <text:p text:style-name="P175"/>
      <text:p text:style-name="P112"/>
      <text:p text:style-name="P112"/>
      <text:h text:style-name="P298" text:outline-level="2">Array</text:h>
      <text:p text:style-name="P112">The array library seeks to add helper functions to make arrays easier to work with.</text:p>
      <text:h text:style-name="P354" text:outline-level="3">flush(array array)</text:h>
      <text:p text:style-name="P117">Takes an array and removes all nil values <text:span text:style-name="T93">and</text:span> gaps, so that the array spans a continuous range of values.</text:p>
      <text:p text:style-name="P114">A=[<text:span text:style-name="T118">1,nil,2</text:span>]</text:p>
      <text:p text:style-name="P114">print( A[1] ) //output: nil</text:p>
      <text:p text:style-name="P114">array.flush(A) // <text:span text:style-name="T92">turns the array from 1,</text:span><text:span text:style-name="T119">nil</text:span><text:span text:style-name="T92">,2 -&gt; 1,2 </text:span></text:p>
      <text:p text:style-name="P114">print( A[1] ) // output: 2</text:p>
      <text:p text:style-name="P117"/>
      <text:h text:style-name="P355" text:outline-level="3"><text:span text:style-name="T94">copy</text:span>(array array)</text:h>
      <text:p text:style-name="P119">Takes an array and returns a new array which contains the same values as the original one. This array is separate from the original, and will not transfer any changes.</text:p>
      <text:p text:style-name="P115">A=[<text:span text:style-name="T120">1,2</text:span>]</text:p>
      <text:p text:style-name="P115">B=A</text:p>
      <text:p text:style-name="P115">C=array.copy(A)</text:p>
      <text:p text:style-name="P115">B[2]=3</text:p>
      <text:p text:style-name="P115">print(A[2]) // output: 3</text:p>
      <text:p text:style-name="P115">print(C[2]) // output: nil</text:p>
      <text:p text:style-name="P115"/>
      <text:p text:style-name="P118"/>
      <text:h text:style-name="P356" text:outline-level="3"><text:span text:style-name="T95">insert</text:span>(array array, <text:span text:style-name="T95">variable value, [int position]</text:span>)</text:h>
      <text:p text:style-name="P120">Adds a value into an array at a specified position, shifting values forward to make space. If position is not specified, it will add the value to the end of the array.</text:p>
      <text:p text:style-name="Preformatted_20_Text">A=[<text:span text:style-name="T121">1,3</text:span>]</text:p>
      <text:p text:style-name="Preformatted_20_Text">array.insert(A,2,<text:span text:style-name="T101">1</text:span>)</text:p>
      <text:p text:style-name="Preformatted_20_Text">array.insert(A,4)</text:p>
      <text:p text:style-name="Preformatted_20_Text">//<text:span text:style-name="T96">the array is now 1,2,3,4</text:span></text:p>
      <text:p text:style-name="P120"/>
      <text:h text:style-name="P357" text:outline-level="3"><text:soft-page-break/><text:span text:style-name="T97">remove</text:span>(array array, <text:span text:style-name="T95">int position</text:span>)</text:h>
      <text:p text:style-name="P121">Removes a value from an array and shifts all values back to ensure it will not leave an empty space.</text:p>
      <text:p text:style-name="Preformatted_20_Text">A=[<text:span text:style-name="T122">1,2,3</text:span>]</text:p>
      <text:p text:style-name="Preformatted_20_Text">array.remove(A,<text:span text:style-name="T101">1</text:span>)</text:p>
      <text:p text:style-name="Preformatted_20_Text">//the array is now 1,3</text:p>
      <text:h text:style-name="P358" text:outline-level="3"><text:span text:style-name="T99">swap</text:span>(array array, <text:span text:style-name="T95">int </text:span><text:span text:style-name="T100">position1</text:span><text:span text:style-name="T99">, </text:span><text:span text:style-name="T95">int </text:span><text:span text:style-name="T100">position2</text:span>)</text:h>
      <text:p text:style-name="P122">Swaps the places of two values in a list. <text:span text:style-name="T101">Supports swapping values which are not defined (will become nil)</text:span></text:p>
      <text:p text:style-name="Preformatted_20_Text">A=[<text:span text:style-name="T123">1,2</text:span>]</text:p>
      <text:p text:style-name="Preformatted_20_Text">array.swap(A,0,1) //the array is now 2,1</text:p>
      <text:p text:style-name="P121"/>
      <text:h text:style-name="P359" text:outline-level="3"><text:span text:style-name="T99">s</text:span><text:span text:style-name="T102">ort(</text:span>array array, <text:span text:style-name="T102">function sorting_function</text:span>)</text:h>
      <text:p text:style-name="P126">Takes an array and sorts it with a supplied function. Can take either a premade sorting function, supplied by the array library, or a mercury function. <text:span text:style-name="T105">This function is a wrapper for C's stdlib qsort().</text:span></text:p>
      <text:p text:style-name="P126">If a mercury function, it has the following syntax:</text:p>
      <text:p text:style-name="Preformatted_20_Text">function sorting(a,b)</text:p>
      <text:p text:style-name="Preformatted_20_Text">return //the return value depends on placement. 0 is for no sorting change. 1 specifies a goes after b, and -1 specifies that b should go after a.</text:p>
      <text:p text:style-name="Preformatted_20_Text">end</text:p>
      <text:p text:style-name="P125">misuse of return values can result in undefined behavior.</text:p>
      <text:p text:style-name="P126"/>
      <text:p text:style-name="P126">the premade functions are typed as C Functions, however, are a completely different type, and should not be called normally, and doing so will cause undefined behavior.</text:p>
      <text:p text:style-name="P124">A=[1,3,2]</text:p>
      <text:p text:style-name="P124">array.sort(A,array.SORTING_GREATER_TO_LESSER)</text:p>
      <text:p text:style-name="P124">//A is now 3,2,1</text:p>
      <text:p text:style-name="P123"/>
      <text:h text:style-name="Heading_20_3" text:outline-level="3"><text:s/>SORTING_GREATER_TO_LESSER</text:h>
      <text:p text:style-name="P125">Sorting function. Arranges numerical values (floats and ints) so that the <text:span text:style-name="T104">highest</text:span> values comes first, and the <text:span text:style-name="T104">lowest</text:span> value<text:span text:style-name="T104">s</text:span> comes last.</text:p>
      <text:h text:style-name="P360" text:outline-level="3"><text:s/>SORTING_LESSER<text:span text:style-name="T103">_TO_ GREATER</text:span></text:h>
      <text:p text:style-name="P125">Sorting function. Arranges numerical values (floats and ints) so that the <text:span text:style-name="T104">lowest</text:span> values comes first, and the <text:span text:style-name="T104">highest</text:span> value<text:span text:style-name="T104">s</text:span> comes last.</text:p>
      <text:h text:style-name="P361" text:outline-level="3"><text:s/>SORTING_GREATER_TO_LESSER_MAGNITUDE</text:h>
      <text:p text:style-name="P127">The same as SORTING_GREATER_TO_LESSER, except that it works off of the absolute value of numbers.</text:p>
      <text:h text:style-name="P361" text:outline-level="3"><text:soft-page-break/><text:s/>SORTING_LESSER<text:span text:style-name="T103">_TO_ GREATER_MAGNITUDE</text:span></text:h>
      <text:p text:style-name="P127">Ditto.</text:p>
      <text:h text:style-name="Heading_20_3" text:outline-level="3">SORTING_ALPHABETICAL_A_TO_Z</text:h>
      <text:p text:style-name="P133">Sorting function that arranges strings so that they are sorted alphabetically. Supports strings of different lengths. No character is treated as coming before any other. Compares byte numbers, case sensitive.</text:p>
      <text:h text:style-name="P362" text:outline-level="3">SORTING_ALPHABETICAL_<text:span text:style-name="T106">Z</text:span>_TO_<text:span text:style-name="T106">A</text:span></text:h>
      <text:p text:style-name="P134">Same as above, but in reverse order.</text:p>
      <text:p text:style-name="P123"/>
      <text:h text:style-name="P299" text:outline-level="2">String</text:h>
      <text:p text:style-name="P136">The string library adds helper functions to make working with strings easier and faster.</text:p>
      <text:h text:style-name="P363" text:outline-level="3">sub(string str, int start, int end)</text:h>
      <text:p text:style-name="P136">Returns a substring of another string. If start or end are out of bounds, they will be set to avoid invalid characters. Additionally, if no characters were in the range, an empty string will be returned.</text:p>
      <text:p text:style-name="Preformatted_20_Text">a="hello, world!"</text:p>
      <text:p text:style-name="Preformatted_20_Text">string.sub(a,0,4) //returns "hello"</text:p>
      <text:p text:style-name="P200"/>
      <text:h text:style-name="P363" text:outline-level="3">reverse(string str)</text:h>
      <text:p text:style-name="P136">Returns a reversed version of a provided string.</text:p>
      <text:p text:style-name="P200">a="hello, world!"</text:p>
      <text:p text:style-name="P200">string.reverse(a) // returns "!dlrow ,olleh"</text:p>
      <text:p text:style-name="P136"/>
      <text:h text:style-name="P364" text:outline-level="3"><text:span text:style-name="T110">find</text:span>(string str, <text:span text:style-name="T110">string match,[int start=0]</text:span>)</text:h>
      <text:p text:style-name="P140">Looks for a string inside of another string. If successful, will return 2 ints. The first is the character where the match was found, and the second is the last character that was matched (the found character plus the size of the match). If unsuccessful, will return nil. An optional start parameter allows the search to start later, skipping potential earlier matches.</text:p>
      <text:p text:style-name="Preformatted_20_Text">a="hello, world!"</text:p>
      <text:p text:style-name="Preformatted_20_Text">b="lo,"</text:p>
      <text:p text:style-name="Preformatted_20_Text">string.find(a,b) //will return 3,4</text:p>
      <text:p text:style-name="Preformatted_20_Text">string.find(a,"o") //will return 4,4</text:p>
      <text:p text:style-name="Preformatted_20_Text">string.find(a,"o",5) //will return 8,8</text:p>
      <text:p text:style-name="P140"/>
      <text:h text:style-name="P365" text:outline-level="3"><text:soft-page-break/>replace(string str, string match, string replacement, [int max=inf])</text:h>
      <text:p text:style-name="P138">Searches in a string for a match string., and replaces it with another string. Optional max argument is to limit the number of replacements in a string. If not specified, there will be no limit.</text:p>
      <text:p text:style-name="P141">Returns a new string with the replacements, as well as the number of replaced strings.</text:p>
      <text:p text:style-name="P139">a="hello, world!"</text:p>
      <text:p text:style-name="P139">string.replace(a,"hello","goodbye") //returns "goodbye, world!", 1</text:p>
      <text:p text:style-name="P139">string.replace(a,"l","_") //returns "he__o, wor_d!", 3</text:p>
      <text:p text:style-name="P139">string.replace(a,"l","_",1)//returns "he_lo, world!", 1</text:p>
      <text:p text:style-name="P141"/>
      <text:h text:style-name="P366" text:outline-level="3">toarray(string str)</text:h>
      <text:p text:style-name="P144">Converts a string into an array of ints which represent each byte of the string.</text:p>
      <text:p text:style-name="Preformatted_20_Text">a="hello, world!"</text:p>
      <text:p text:style-name="Preformatted_20_Text">string.toarray(a) //returns [104,101,108,108,111,44,32,...]</text:p>
      <text:p text:style-name="P144"/>
      <text:h text:style-name="P366" text:outline-level="3">fromarray(<text:span text:style-name="T166">array</text:span> <text:span text:style-name="T166">arr</text:span>)</text:h>
      <text:p text:style-name="P144">Converts an array of ints into a string. Non-int values will be converted into null (0x00). Integer values are bitwised with 0xFF to keep them within the boundaries of a char.</text:p>
      <text:p text:style-name="Preformatted_20_Text">a=[104,105,true,nil,289]</text:p>
      <text:p text:style-name="Preformatted_20_Text">string.fromarray(a) // returns "hi <text:s/>!" (spaces are representing null)</text:p>
      <text:p text:style-name="Preformatted_20_Text"/>
      <text:p text:style-name="Preformatted_20_Text"/>
      <text:h text:style-name="P367" text:outline-level="3"><text:span text:style-name="T125">separate</text:span>(string str, <text:span text:style-name="T125">string match</text:span>)</text:h>
      <text:p text:style-name="P147">Returns an array containing substrings of all instances of text between match strings. If match is an empty string, it will return an array of all characters in the string. <text:span text:style-name="T126">If the match is not found, the whole string will be returned as the first element in the array.</text:span></text:p>
      <text:p text:style-name="P145"><text:span text:style-name="T127">s</text:span>tring.separate("hello, world!","l") //returns ["he","","o, wor","d!"]</text:p>
      <text:p text:style-name="P146">string.separate("test","l") // returns ["test"]</text:p>
      <text:p text:style-name="P144"/>
      <text:h text:style-name="P368" text:outline-level="3"><text:span text:style-name="T167">upper</text:span>(string str)</text:h>
      <text:p text:style-name="P206">Converts a string into uppercase characters.</text:p>
      <text:h text:style-name="P368" text:outline-level="3"><text:span text:style-name="T167">lower</text:span>(string str)</text:h>
      <text:p text:style-name="P206">Converts a string into lowercase characters.</text:p>
      <text:p text:style-name="P206"/>
      <text:h text:style-name="P300" text:outline-level="2">os library</text:h>
      <text:p text:style-name="P142">The os library adds many functions for interfacing with the system in many ways.</text:p>
      <text:h text:style-name="P369" text:outline-level="3"><text:soft-page-break/>time()</text:h>
      <text:p text:style-name="P142">Returns the number of seconds since the epoch (jan 1, 1970) as an integer.</text:p>
      <text:p text:style-name="P142"/>
      <text:h text:style-name="P369" text:outline-level="3">execute(string command)</text:h>
      <text:p text:style-name="P142">Executes a string as a command line instruction, and returns the output of the command as a string. <text:span text:style-name="T111">Use with extreme caution, </text:span><text:span text:style-name="T112">as many commands may be harmful to the system. </text:span><text:span text:style-name="T124">Additionally, the behavior of the command will change depending on the user's operating system.</text:span></text:p>
      <text:p text:style-name="P143"/>
      <text:h text:style-name="P370" text:outline-level="3">clock()</text:h>
      <text:p text:style-name="P143">Returns the number of seconds since the program was started up as a float. Can be used for benchmarking.</text:p>
      <text:p text:style-name="Preformatted_20_Text">start=os.clock()</text:p>
      <text:p text:style-name="Preformatted_20_Text">stuff()</text:p>
      <text:p text:style-name="Preformatted_20_Text">print("function took".. os.clock()-start .. "seconds" )</text:p>
      <text:p text:style-name="Preformatted_20_Text"/>
      <text:h text:style-name="Heading_20_3" text:outline-level="3">IS_POSIX, <text:span text:style-name="T168">IS_UNIX</text:span></text:h>
      <text:p text:style-name="P208">a bool <text:span text:style-name="T169">constant</text:span>. Value depends on if the system is running a POSIX system (eg, linux or macos) or not. <text:span text:style-name="T168">Also exists under the constant IS_UNIX for the sake of user clarity.</text:span></text:p>
      <text:p text:style-name="P207"/>
      <text:h text:style-name="Heading_20_3" text:outline-level="3">IS_64BIT</text:h>
      <text:p text:style-name="P209">a bool constant. Value depends on if the system is 64 bit.</text:p>
      <text:p text:style-name="P143"/>
      <text:h text:style-name="P301" text:outline-level="2">io</text:h>
      <text:p text:style-name="P148">The io library adds functions to modify, open, or scan files.</text:p>
      <text:p text:style-name="P150"/>
      <text:h text:style-name="Heading_20_3" text:outline-level="3"><text:span text:style-name="T128">o</text:span>pen(<text:span text:style-name="T128">string path, string mode</text:span>)</text:h>
      <text:p text:style-name="P149">Attempts to open a file at a path. If successful, returns a file, otherwise, returns nil.</text:p>
      <text:p text:style-name="P149">Mode is taken as a string, and can be "r" "w" or "a", with an optional specifier for a binary format, such as "rb" or "wb".</text:p>
      <text:p text:style-name="P149">Pathes support both relative and absolute. <text:span text:style-name="T129">Using forward slash is prefered for directories, since it universally works, however windows platforms can use backslashes.</text:span></text:p>
      <text:h text:style-name="P371" text:outline-level="3"><text:soft-page-break/><text:span text:style-name="T130">close</text:span>(file file)</text:h>
      <text:p text:style-name="P152">Closes a file, freeing up resources, but also requiring a file be re-opened to modify.</text:p>
      <text:h text:style-name="P372" text:outline-level="3">read(file file)</text:h>
      <text:p text:style-name="P151">Attempts to read the contents of a file. If successful, returns a string containing the contents of the entire file. If not, will return nil.</text:p>
      <text:p text:style-name="Preformatted_20_Text">f=io.open("test.txt","r")</text:p>
      <text:p text:style-name="Preformatted_20_Text">print(io.read(f))</text:p>
      <text:p text:style-name="Preformatted_20_Text">io.close(f)</text:p>
      <text:p text:style-name="P153"/>
      <text:h text:style-name="P373" text:outline-level="3"><text:span text:style-name="T131">write</text:span>(file file, <text:span text:style-name="T131">string data</text:span>)</text:h>
      <text:p text:style-name="P154">Writes data to the selected file.</text:p>
      <text:p text:style-name="Preformatted_20_Text">f=io.open("test.txt","w")</text:p>
      <text:p text:style-name="Preformatted_20_Text">io.write(f,"hello, world!")</text:p>
      <text:p text:style-name="Preformatted_20_Text">io.close(f)</text:p>
      <text:p text:style-name="P154"/>
      <text:h text:style-name="P374" text:outline-level="3">getfiles(string path)</text:h>
      <text:p text:style-name="P155">Returns an array of filenames belonging to a specified directory. If the directory does not exist, or some other IO error has occurred, will return an empty array. <text:span text:style-name="T132">The path string's behavior will depend on the platform the system is running.</text:span></text:p>
      <text:p text:style-name="P155"/>
      <text:h text:style-name="P375" text:outline-level="3">get<text:span text:style-name="T133">dirs</text:span>(string path)</text:h>
      <text:p text:style-name="P161">Operates in a similar manner to getfiles, but instead returns directories. Does not return the implicit directories . <text:span text:style-name="T134">o</text:span>r ..</text:p>
      <text:p text:style-name="P161"/>
      <text:h text:style-name="P376" text:outline-level="3">lines(file file)</text:h>
      <text:p text:style-name="P156">Returns an array of strings containing each line that a file contains. Does not include empty lines, and will not include newline characters in the returned strings. The supplied file must be opened in read mode to return anything.</text:p>
      <text:p text:style-name="P156"/>
      <text:h text:style-name="P377" text:outline-level="3">post(string text)</text:h>
      <text:p text:style-name="P157">Sends a string directly to stdout. Operates similarly to print, but only accepts a single arg, and does not add a newline after the text.</text:p>
      <text:p text:style-name="P162">Allows for more nuanced console text than print.</text:p>
      <text:p text:style-name="P162"><text:soft-page-break/></text:p>
      <text:h text:style-name="P378" text:outline-level="3">prompt()</text:h>
      <text:p text:style-name="P158">Awaits user input and returns it as a string. Will halt the flow of the program until enter is pressed in stdin.</text:p>
      <text:p text:style-name="P160">io.post("enter your name:")</text:p>
      <text:p text:style-name="P160">local name=io.prompt()</text:p>
      <text:p text:style-name="P160">io.post("Hello, "..name.."!\n")</text:p>
      <text:p text:style-name="P163"/>
      <text:h text:style-name="P379" text:outline-level="3">remove(string file)</text:h>
      <text:p text:style-name="P204">Attempts to remove a file, and returns a bool of whether was successful.</text:p>
      <text:p text:style-name="P204">Removing directories is undefined system-dependent behavior.</text:p>
      <text:h text:style-name="P380" text:outline-level="3">remove<text:span text:style-name="T165">dir</text:span>(string <text:span text:style-name="T165">directory</text:span>)</text:h>
      <text:p text:style-name="P205">Attempts to remove a directory<text:span text:style-name="T164">, and returns a bool of whether was successful.</text:span></text:p>
      <text:p text:style-name="P205">Can only remove empty directories.</text:p>
      <text:h text:style-name="P380" text:outline-level="3"><text:span text:style-name="T165">cr</text:span>e<text:span text:style-name="T165">atedir</text:span>(string <text:span text:style-name="T165">directory</text:span>)</text:h>
      <text:p text:style-name="P205">Attempts to create a directory<text:span text:style-name="T164">, and returns a bool of whether was successful.</text:span></text:p>
      <text:p text:style-name="P163"/>
      <text:h text:style-name="P302" text:outline-level="2">thread</text:h>
      <text:p text:style-name="P177">The thread library is dedicated to handling multithreadding in a way that works consistently across platforms. <text:span text:style-name="T144">Caution is advised</text:span> while working in threads, as the program provides <text:span text:style-name="T144">no safeguards or restrictions</text:span> to how variables are used within or across. It is advised to only use threads when needed, and to explicitly state variables as local to avoid errors due to race conditions. <text:span text:style-name="T146">Threads will not propagate errors to the main thread.</text:span></text:p>
      <text:p text:style-name="P203">Due to the internal structure of the program, the following datatypes are <text:span text:style-name="T144">not thread safe</text:span> to access across multiple threads via environmental variables:</text:p>
      <text:list text:style-name="L12">
        <text:list-item>
          <text:p text:style-name="P411">arrays</text:p>
        </text:list-item>
        <text:list-item>
          <text:p text:style-name="P411">tables</text:p>
        </text:list-item>
        <text:list-item>
          <text:p text:style-name="P411">files</text:p>
        </text:list-item>
        <text:list-item>
          <text:p text:style-name="P411">threads</text:p>
        </text:list-item>
        <text:list-item>
          <text:p text:style-name="P411">functions</text:p>
        </text:list-item>
      </text:list>
      <text:h text:style-name="P381" text:outline-level="3"><text:soft-page-break/>new(mercury_function func, <text:span text:style-name="T145">[table environment=_ENV], variable ... </text:span>)</text:h>
      <text:p text:style-name="P178">Creates a new thread object and immediately begins execution of threaded code. In the event the thread failed to initialize, this function will instead return nil. The first parameter is a mercury function, with the scheme:</text:p>
      <text:p text:style-name="Preformatted_20_Text">function thread_func(parameter)</text:p>
      <text:p text:style-name="Preformatted_20_Text">return 7</text:p>
      <text:p text:style-name="Preformatted_20_Text">end</text:p>
      <text:p text:style-name="P178">The <text:span text:style-name="T161">second</text:span> argument is a table which defines the environment of the threaded function, similar in function to the standard library's rcall. If not specified <text:span text:style-name="T162">or nil</text:span>, the environment will be the same as where the function is being called, and will follow standard mercury rules for variable scoping and accessing.</text:p>
      <text:p text:style-name="P179">the <text:span text:style-name="T161">following</text:span> argument<text:span text:style-name="T161">s are</text:span> optional, and <text:span text:style-name="T161">are</text:span> parameter<text:span text:style-name="T161">s</text:span> passed to the function. This can be any type, however caution is advised with complex datatypes, as those are stored as pointers, and may cause conflicting overwrites if set across threads.</text:p>
      <text:p text:style-name="P180">If no return variable is given, then the thread will not be created, and no code will be executed.</text:p>
      <text:p text:style-name="P178"/>
      <text:h text:style-name="P382" text:outline-level="3">fetch(thread thread)</text:h>
      <text:p text:style-name="P178">Returns the <text:span text:style-name="T158">first </text:span>output value of the thread function. Calling this function will cause the main thread to halt while it waits for the thread to finish. If an error was encountered, nil will always be returned. <text:span text:style-name="T163">This function can be used any number of times on a thread, always returning the next output value until the final one, at which point nil will be returned instead.</text:span></text:p>
      <text:p text:style-name="P178"/>
      <text:p text:style-name="P178"/>
      <text:h text:style-name="Heading_20_3" text:outline-level="3">isfinished(thread thread)</text:h>
      <text:p text:style-name="P178">Returns a boolean on weather or not a thread has finished executing. <text:span text:style-name="T147">This function is best used before a thread.fetch call to avoid halting the main thread.</text:span></text:p>
      <text:p text:style-name="Preformatted_20_Text">if thread.iscomplete(thread1) then</text:p>
      <text:p text:style-name="Preformatted_20_Text"><text:tab/>foo=thread.fetch(thread1)</text:p>
      <text:p text:style-name="Preformatted_20_Text">else</text:p>
      <text:p text:style-name="Preformatted_20_Text"><text:tab/>stuff()</text:p>
      <text:p text:style-name="Preformatted_20_Text">end</text:p>
      <text:p text:style-name="Preformatted_20_Text"/>
      <text:h text:style-name="P383" text:outline-level="3">is<text:span text:style-name="T172">running</text:span>(thread thread)</text:h>
      <text:p text:style-name="P214">Same function as isfinished, but returns the opposite result.</text:p>
      <text:p text:style-name="P178"/>
      <text:h text:style-name="P384" text:outline-level="3"><text:soft-page-break/>abort(thread thread)</text:h>
      <text:p text:style-name="P186">Kills a thread immediately. This should only be used as a last resort if a thread is hanging infinitely, since aborted threads do not properly free variables, and will result in memory leaks.</text:p>
      <text:p text:style-name="P186"/>
      <text:h text:style-name="P385" text:outline-level="3"><text:span text:style-name="T158">getcount</text:span>(thread thread)</text:h>
      <text:p text:style-name="P197">Returns the number of values that a thread contains in its output <text:span text:style-name="T159">as an int</text:span>. If the thread is still running, it always returns 0.</text:p>
      <text:p text:style-name="P197"/>
      <text:h text:style-name="P385" text:outline-level="3"><text:span text:style-name="T158">await</text:span>(thread thread)</text:h>
      <text:p text:style-name="P202">Halts execution in the main thread until the other thread has finished.</text:p>
      <text:p text:style-name="Preformatted_20_Text">thread.await(thread1)</text:p>
      <text:p text:style-name="Preformatted_20_Text">results=[]</text:p>
      <text:p text:style-name="Preformatted_20_Text">while(thread.getcount(thread1)) do</text:p>
      <text:p text:style-name="Preformatted_20_Text"><text:tab/>results[#results]=thread.fetch(thread1)</text:p>
      <text:p text:style-name="Preformatted_20_Text">end</text:p>
      <text:p text:style-name="P201"/>
      <text:p text:style-name="P201"/>
      <text:p text:style-name="P178"/>
      <text:p text:style-name="P177"/>
      <text:h text:style-name="P287" text:outline-level="1">The Compiler</text:h>
      <text:h text:style-name="P303" text:outline-level="2">Bytecode overview</text:h>
      <text:p text:style-name="P16">Mercury code is compiled into bytecode before execution. <text:span text:style-name="T9">Bytecode is either an opcode, or storing binary data.</text:span></text:p>
      <text:p text:style-name="P45">Opcodes themselves are 16 bits wide, with a flag portion occupying another 16 bits, for a total of 32 bits. <text:span text:style-name="T14">Flags occupy the highest bits, regardless of system endianess. </text:span>On 32 bit systems, raw data occupies a single instruction, but on 64 bit systems, 2 instruction spaces will be needed to store such data.</text:p>
      <text:p text:style-name="P46"/>
      <text:p text:style-name="Preformatted_20_Text"><text:span text:style-name="T10">f</text:span>fffffffffffffffoooooooooooooooo</text:p>
      <text:p text:style-name="Preformatted_20_Text"/>
      <text:p text:style-name="Text_20_body">for example, <text:span text:style-name="T10">loading the integer 57 onto the stack looks like this on a 32 bit system </text:span><text:span text:style-name="T11">(assuming the system is using big endian)</text:span></text:p>
      <text:p text:style-name="Text_20_body"/>
      <text:p text:style-name="Preformatted_20_Text">00000000000000000000000000011110 00000000000000000000000000111001</text:p>
      <text:p text:style-name="Preformatted_20_Text">0x0000001E <text:span text:style-name="T12">0x00000039</text:span></text:p>
      <text:p text:style-name="Preformatted_20_Text">NINT 57</text:p>
      <text:p text:style-name="P46"/>
      <text:p text:style-name="P46">and this on a 64 bit one</text:p>
      <text:p text:style-name="Preformatted_20_Text">00000000000000000000000000011110 00000000000000000000000000000000 00000000000000000000000000111001</text:p>
      <text:p text:style-name="Preformatted_20_Text">0x0000001E <text:span text:style-name="T12">0x000000</text:span><text:span text:style-name="T13">00</text:span><text:span text:style-name="T12"> 0x00000039</text:span></text:p>
      <text:p text:style-name="Preformatted_20_Text">NINT 57</text:p>
      <text:p text:style-name="P47"/>
      <text:p text:style-name="P48">Flags are most commonly used to specify during runtime that some things should be loaded in via bytecode, rather than pulling from the stack, such as static number injection for comparisons and math operations.</text:p>
      <text:h text:style-name="P304" text:outline-level="2">How it works</text:h>
      <text:p text:style-name="P49">The compiler only ever passes over a section one time, for the sake of both simplicity and speed.</text:p>
      <text:p text:style-name="P50">First, the raw string of human-readable code is converted into "tokens", which the second phase of the compiler converts into bytecode.</text:p>
      <text:p text:style-name="P20">For example, a simple hello world program would undergo the following process <text:span text:style-name="T24">(program is in 32bit mode for the sake of simplicity)</text:span>:</text:p>
      <text:p text:style-name="P19">print("hello, world!")</text:p>
      <text:p text:style-name="P21"><text:span text:style-name="T15">print</text:span> <text:span text:style-name="T17">(</text:span> <text:span text:style-name="T16">hello, world!</text:span> <text:span text:style-name="T17">)</text:span></text:p>
      <text:p text:style-name="P38"><text:span text:style-name="T16">hello, world!</text:span><text:span text:style-name="T18"> </text:span><text:span text:style-name="T15">print</text:span><text:span text:style-name="T18"> </text:span><text:span text:style-name="T17">()</text:span></text:p>
      <text:p text:style-name="Preformatted_20_Text"/>
      <text:p text:style-name="Preformatted_20_Text"><text:soft-page-break/></text:p>
      <text:p text:style-name="P32"><text:span text:style-name="T30">inst#<text:tab/></text:span>binary<text:tab/> instruction/data<text:tab/> <text:span text:style-name="T33">comment</text:span></text:p>
      <text:p text:style-name="P23"><text:span text:style-name="T29">0<text:tab/></text:span><text:span text:style-name="T23">0x0000 0023<text:tab/> </text:span>NSTR<text:span text:style-name="T18"><text:tab/><text:tab/><text:tab/> </text:span><text:span text:style-name="T19">load a string onto the stack</text:span></text:p>
      <text:p text:style-name="P24"><text:span text:style-name="T29">1<text:tab/></text:span><text:span text:style-name="T24">0x0000 000D<text:tab/> </text:span>13 <text:s/><text:span text:style-name="T18"><text:tab/><text:tab/><text:tab/> </text:span><text:span text:style-name="T19">length=13</text:span></text:p>
      <text:p text:style-name="P25"><text:span text:style-name="T29">2<text:tab/></text:span><text:span text:style-name="T24">0x6865 6C6C<text:tab/> </text:span>hell<text:span text:style-name="T18"><text:tab/><text:tab/><text:tab/> </text:span><text:span text:style-name="T20">read specified number of chars</text:span></text:p>
      <text:p text:style-name="P23"><text:span text:style-name="T29">3<text:tab/></text:span><text:span text:style-name="T24">0x6F2C 2077<text:tab/> </text:span>o, w</text:p>
      <text:p text:style-name="P23"><text:span text:style-name="T29">4<text:tab/></text:span><text:span text:style-name="T24">0x6F72 6C64<text:tab/> </text:span>orld</text:p>
      <text:p text:style-name="P23"><text:span text:style-name="T29">5<text:tab/></text:span><text:span text:style-name="T24">0x2100 0000<text:tab/> </text:span>! <text:s text:c="2"/></text:p>
      <text:p text:style-name="P27"><text:span text:style-name="T29">6<text:tab/></text:span><text:span text:style-name="T23">0x0000 0023<text:tab/> </text:span>NSTR<text:span text:style-name="T18"><text:tab/><text:tab/><text:tab/> </text:span><text:span text:style-name="T19">load a string onto the stack</text:span></text:p>
      <text:p text:style-name="P27"><text:span text:style-name="T29">7<text:tab/></text:span><text:span text:style-name="T23">0x0000 00</text:span><text:span text:style-name="T25">05<text:tab/> </text:span>5 <text:s text:c="2"/><text:span text:style-name="T18"><text:tab/><text:tab/><text:tab/> </text:span><text:span text:style-name="T19">length=5</text:span></text:p>
      <text:p text:style-name="P28"><text:span text:style-name="T29">8<text:tab/></text:span><text:span text:style-name="T24">0x</text:span><text:span text:style-name="T26">7072 696E</text:span><text:span text:style-name="T24"><text:tab/> </text:span>prin<text:span text:style-name="T18"><text:tab/><text:tab/><text:tab/> </text:span><text:span text:style-name="T20">read specified number of chars</text:span></text:p>
      <text:p text:style-name="P26"><text:span text:style-name="T29">9<text:tab/></text:span><text:span text:style-name="T26">0x7400 0000<text:tab/> </text:span>t <text:s text:c="2"/></text:p>
      <text:p text:style-name="P27"><text:span text:style-name="T31">10/</text:span><text:span text:style-name="T32">A</text:span><text:span text:style-name="T29"><text:tab/></text:span><text:span text:style-name="T26">0x</text:span><text:span text:style-name="T27">00</text:span><text:span text:style-name="T26">00 00</text:span><text:span text:style-name="T28">19</text:span><text:span text:style-name="T27"><text:tab/> </text:span>GENV<text:span text:style-name="T18"><text:tab/><text:tab/><text:tab/> </text:span><text:span text:style-name="T19">index environment with stack value</text:span></text:p>
      <text:p text:style-name="P31"><text:span text:style-name="T31">11/</text:span><text:span text:style-name="T32">B</text:span><text:span text:style-name="T29"><text:tab/></text:span><text:span text:style-name="T26">0x</text:span><text:span text:style-name="T27">00</text:span><text:span text:style-name="T26">00 00</text:span><text:span text:style-name="T28">2D</text:span><text:span text:style-name="T27"><text:tab/> </text:span>CALL<text:span text:style-name="T18"><text:tab/><text:tab/><text:tab/> </text:span><text:span text:style-name="T19">call function</text:span></text:p>
      <text:p text:style-name="P31"><text:span text:style-name="T31">12/</text:span><text:span text:style-name="T32">C</text:span><text:span text:style-name="T29"><text:tab/></text:span><text:span text:style-name="T26">0x</text:span><text:span text:style-name="T27">00</text:span><text:span text:style-name="T26">00 000</text:span><text:span text:style-name="T27">1<text:tab/> </text:span>1 <text:s text:c="2"/><text:span text:style-name="T18"><text:tab/><text:tab/><text:tab/> </text:span><text:span text:style-name="T19">args in</text:span></text:p>
      <text:p text:style-name="P31"><text:span text:style-name="T31">13/</text:span><text:span text:style-name="T32">D</text:span><text:span text:style-name="T29"><text:tab/></text:span><text:span text:style-name="T26">0x</text:span><text:span text:style-name="T27">00</text:span><text:span text:style-name="T26">00 000</text:span><text:span text:style-name="T27">0<text:tab/> </text:span>0 <text:s text:c="2"/><text:span text:style-name="T18"><text:tab/><text:tab/><text:tab/> </text:span><text:span text:style-name="T19">args out</text:span></text:p>
      <text:p text:style-name="P22"/>
      <text:p text:style-name="P51">another example, using some logical checks:</text:p>
      <text:p text:style-name="Preformatted_20_Text">if a&gt;5 then</text:p>
      <text:p text:style-name="Preformatted_20_Text"><text:tab/>a=a%5</text:p>
      <text:p text:style-name="Preformatted_20_Text">end</text:p>
      <text:p text:style-name="Preformatted_20_Text"><text:span text:style-name="T34">if</text:span> <text:span text:style-name="T15">a</text:span><text:span text:style-name="T17">&gt;</text:span><text:span text:style-name="T16">5</text:span> <text:span text:style-name="T34">then</text:span> <text:span text:style-name="T15">a</text:span><text:span text:style-name="T35">=</text:span><text:span text:style-name="T15">a</text:span><text:span text:style-name="T17">%</text:span><text:span text:style-name="T16">5</text:span> <text:span text:style-name="T34">end</text:span></text:p>
      <text:p text:style-name="Preformatted_20_Text"/>
      <text:p text:style-name="P33"><text:span text:style-name="T30">inst#<text:tab/></text:span>binary<text:tab/> instruction/data<text:tab/> <text:span text:style-name="T33">comment</text:span></text:p>
      <text:p text:style-name="P29"><text:span text:style-name="T46">0<text:tab/></text:span><text:span text:style-name="T36">0x00000023<text:tab/></text:span>NSTR<text:span text:style-name="T18"><text:tab/><text:tab/><text:tab/> </text:span><text:span text:style-name="T19">load a string onto the stack</text:span></text:p>
      <text:p text:style-name="P29"><text:span text:style-name="T46">1<text:tab/></text:span><text:span text:style-name="T37">0x00000001<text:tab/></text:span>1 <text:s text:c="2"/><text:span text:style-name="T18"><text:tab/><text:tab/><text:tab/> </text:span><text:span text:style-name="T19">length=1</text:span></text:p>
      <text:p text:style-name="P29"><text:span text:style-name="T46">2<text:tab/></text:span><text:span text:style-name="T38">0x00000061<text:tab/></text:span>a <text:s text:c="2"/><text:span text:style-name="T18"><text:tab/><text:tab/><text:tab/> </text:span><text:span text:style-name="T20">read specified number of chars</text:span></text:p>
      <text:p text:style-name="P30"><text:span text:style-name="T46">3<text:tab/></text:span><text:span text:style-name="T36">0x000000</text:span><text:span text:style-name="T39">19</text:span><text:span text:style-name="T36"><text:tab/></text:span>GENV<text:span text:style-name="T18"><text:tab/><text:tab/><text:tab/> </text:span><text:span text:style-name="T19">index environment with stack value</text:span></text:p>
      <text:p text:style-name="P44"><text:span text:style-name="T46">4<text:tab/></text:span><text:span text:style-name="T36">0x000000</text:span><text:span text:style-name="T40">1E<text:tab/></text:span>NINT<text:span text:style-name="T18"><text:tab/><text:tab/><text:tab/> </text:span><text:span text:style-name="T21">load an integer onto the stack</text:span></text:p>
      <text:p text:style-name="P42"><text:span text:style-name="T46">5<text:tab/></text:span><text:span text:style-name="T36">0x000000</text:span><text:span text:style-name="T40">05<text:tab/></text:span>5 <text:s text:c="2"/><text:span text:style-name="T18"><text:tab/><text:tab/><text:tab/> </text:span></text:p>
      <text:p text:style-name="P43"><text:span text:style-name="T46">6<text:tab/></text:span><text:span text:style-name="T36">0x000000</text:span><text:span text:style-name="T41">14<text:tab/></text:span>GRT <text:span text:style-name="T18"><text:tab/><text:tab/><text:tab/> </text:span><text:span text:style-name="T21">greater than?</text:span></text:p>
      <text:p text:style-name="P41"><text:span text:style-name="T46">7<text:tab/></text:span><text:span text:style-name="T36">0x000000</text:span><text:span text:style-name="T42">2C<text:tab/></text:span>JRNI<text:span text:style-name="T18"><text:tab/><text:tab/><text:tab/> </text:span><text:span text:style-name="T22">jump relative if not</text:span></text:p>
      <text:p text:style-name="P41"><text:span text:style-name="T46">8<text:tab/></text:span><text:span text:style-name="T36">0x000000</text:span><text:span text:style-name="T43">0C<text:tab/></text:span>12 <text:s/><text:span text:style-name="T18"><text:tab/><text:tab/><text:tab/> </text:span><text:span text:style-name="T22">advance 12 instructions</text:span></text:p>
      <text:p text:style-name="P39"><text:span text:style-name="T46">9<text:tab/></text:span><text:span text:style-name="T36">0x00000023<text:tab/></text:span>NSTR<text:span text:style-name="T18"><text:tab/><text:tab/><text:tab/> </text:span><text:span text:style-name="T19">load a string onto the stack</text:span></text:p>
      <text:p text:style-name="P39"><text:span text:style-name="T46">10/A<text:tab/></text:span><text:span text:style-name="T37">0x00000001<text:tab/></text:span>1 <text:s text:c="2"/><text:span text:style-name="T18"><text:tab/><text:tab/><text:tab/> </text:span><text:span text:style-name="T19">length=1</text:span></text:p>
      <text:p text:style-name="P39"><text:span text:style-name="T46">11/B<text:tab/></text:span><text:span text:style-name="T38">0x00000061<text:tab/></text:span>a <text:s text:c="2"/><text:span text:style-name="T18"><text:tab/><text:tab/><text:tab/> </text:span><text:span text:style-name="T20">read specified number of chars</text:span></text:p>
      <text:p text:style-name="P29"><text:span text:style-name="T46">12/C<text:tab/></text:span><text:span text:style-name="T36">0x00000023<text:tab/></text:span>NSTR<text:span text:style-name="T18"><text:tab/><text:tab/><text:tab/> </text:span><text:span text:style-name="T19">load a string onto the stack</text:span></text:p>
      <text:p text:style-name="P29"><text:span text:style-name="T46">13/D<text:tab/></text:span><text:span text:style-name="T37">0x00000001<text:tab/></text:span>1 <text:s text:c="2"/><text:span text:style-name="T18"><text:tab/><text:tab/><text:tab/> </text:span><text:span text:style-name="T19">length=1</text:span></text:p>
      <text:p text:style-name="P29"><text:span text:style-name="T46">14/E<text:tab/></text:span><text:span text:style-name="T38">0x00000061<text:tab/></text:span>a <text:s text:c="2"/><text:span text:style-name="T18"><text:tab/><text:tab/><text:tab/> </text:span><text:span text:style-name="T20">read specified number of chars</text:span></text:p>
      <text:p text:style-name="P30"><text:span text:style-name="T46">15/F<text:tab/></text:span><text:span text:style-name="T36">0x000000</text:span><text:span text:style-name="T39">19</text:span><text:span text:style-name="T36"><text:tab/></text:span>GENV<text:span text:style-name="T18"><text:tab/><text:tab/><text:tab/> </text:span><text:span text:style-name="T19">index environment with stack value</text:span></text:p>
      <text:p text:style-name="P42"><text:span text:style-name="T46">16/10<text:tab/></text:span><text:span text:style-name="T36">0x000000</text:span><text:span text:style-name="T40">1E<text:tab/></text:span>NINT<text:span text:style-name="T18"><text:tab/><text:tab/><text:tab/> </text:span><text:span text:style-name="T21">load an integer onto the stack</text:span></text:p>
      <text:p text:style-name="P42"><text:span text:style-name="T46">17/11<text:tab/></text:span><text:span text:style-name="T36">0x000000</text:span><text:span text:style-name="T40">05<text:tab/></text:span>5 <text:s text:c="2"/><text:span text:style-name="T18"><text:tab/><text:tab/><text:tab/> </text:span></text:p>
      <text:p text:style-name="P43"><text:span text:style-name="T46">18/12<text:tab/></text:span><text:span text:style-name="T36">0x000000</text:span><text:span text:style-name="T40">0</text:span><text:span text:style-name="T44">7</text:span><text:span text:style-name="T40"><text:tab/></text:span>MOD <text:span text:style-name="T18"><text:tab/><text:tab/><text:tab/> </text:span><text:span text:style-name="T21">modulo</text:span></text:p>
      <text:p text:style-name="P40"><text:span text:style-name="T46">19/13<text:tab/></text:span><text:span text:style-name="T36">0x000000</text:span><text:span text:style-name="T39">1</text:span><text:span text:style-name="T45">8</text:span><text:span text:style-name="T36"><text:tab/></text:span>SENV<text:span text:style-name="T18"><text:tab/><text:tab/><text:tab/> </text:span><text:span text:style-name="T21">set environment variable</text:span></text:p>
      <text:p text:style-name="P34"/>
      <text:p text:style-name="P34"/>
      <text:p text:style-name="P35"/>
      <text:h text:style-name="P305" text:outline-level="2">list of opcodes</text:h>
      <text:p text:style-name="P215">Opcodes can be described by their numeric value <text:span text:style-name="T173">in bytecode</text:span>, elements popped, elements pushed, and function.</text:p>
      <table:table table:name="Table2" table:style-name="Table2">
        <table:table-column table:style-name="Table2.A"/>
        <table:table-column table:style-name="Table2.B"/>
        <table:table-row>
          <table:table-cell table:style-name="Table2.A1" office:value-type="string">
            <text:p text:style-name="P242">Standard flag group</text:p>
          </table:table-cell>
          <table:table-cell table:style-name="Table2.B1" office:value-type="string">
            <text:p text:style-name="P242">flags</text:p>
          </table:table-cell>
        </table:table-row>
        <table:table-row>
          <table:table-cell table:style-name="Table2.A2" office:value-type="string">
            <text:p text:style-name="P242">Static compatible binary number manipulation flags</text:p>
          </table:table-cell>
          <table:table-cell table:style-name="Table2.B2" office:value-type="string">
            <text:p text:style-name="P216">M_INSTRUCTIONFLAG_ARG1STATIC <text:span text:style-name="T175">[0x0001]</text:span></text:p>
            <text:p text:style-name="P247">The first argument is read from the bytecode after this instruction instead of from the stack. The variable will be an integer.</text:p>
            <text:p text:style-name="P218">M_INSTRUCTIONFLAG_ARG2STATIC <text:span text:style-name="T175">[0x0002]</text:span></text:p>
            <text:p text:style-name="P247">The <text:span text:style-name="T176">f</text:span>irst argument is read from the bytecode after this instruction instead of from the stack. The variable will be an integer.</text:p>
            <text:p text:style-name="P218">M_INSTRUCTIONFLAG_ARG1ALT <text:span text:style-name="T175">[0x0004]</text:span></text:p>
            <text:p text:style-name="P249">used with M_INSTRUCTIONFLAG_ARG1STATIC. Specifies that the variable should be interpreted as a float instead of an int.</text:p>
            <text:p text:style-name="P218">M_INSTRUCTIONFLAG_ARG2ALT <text:span text:style-name="T175">[0x0008]</text:span></text:p>
            <text:p text:style-name="P250">used with M_INSTRUCTIONFLAG_ARG<text:span text:style-name="T177">2</text:span>STATIC. Specifies that the variable should be interpreted as a float instead of an int.</text:p>
          </table:table-cell>
        </table:table-row>
        <table:table-row>
          <table:table-cell table:style-name="Table2.A2" office:value-type="string">
            <text:p text:style-name="P243">Static compatible <text:span text:style-name="T178">u</text:span>nary number manipulation flags</text:p>
          </table:table-cell>
          <table:table-cell table:style-name="Table2.B2" office:value-type="string">
            <text:p text:style-name="P219">M_INSTRUCTIONFLAG_ARG1STATIC <text:span text:style-name="T175">[0x0001]</text:span></text:p>
            <text:p text:style-name="P248">The first argument is read from the bytecode after this instruction instead of from the stack. The variable will be an integer.</text:p>
            <text:p text:style-name="P219">M_INSTRUCTIONFLAG_ARG1ALT <text:span text:style-name="T175">[0x0004]</text:span></text:p>
            <text:p text:style-name="P251">used with M_INSTRUCTIONFLAG_ARG1STATIC. Specifies that the variable should be interpreted as a float instead of an int.</text:p>
          </table:table-cell>
        </table:table-row>
      </table:table>
      <text:p text:style-name="P215"/>
      <text:p text:style-name="P215"/>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row>
          <table:table-cell table:style-name="Table1.A1" table:number-columns-spanned="2" office:value-type="string">
            <text:p text:style-name="P217">Value | (hex)</text:p>
          </table:table-cell>
          <table:covered-table-cell/>
          <table:table-cell table:style-name="Table1.A1" office:value-type="string">
            <text:p text:style-name="P217">Shorthand</text:p>
          </table:table-cell>
          <table:table-cell table:style-name="Table1.A1" office:value-type="string">
            <text:p text:style-name="P217">Popped</text:p>
          </table:table-cell>
          <table:table-cell table:style-name="Table1.A1" office:value-type="string">
            <text:p text:style-name="P217">Pushed</text:p>
          </table:table-cell>
          <table:table-cell table:style-name="Table1.A1" office:value-type="string">
            <text:p text:style-name="P217">Flags</text:p>
          </table:table-cell>
          <table:table-cell table:style-name="Table1.G1" office:value-type="string">
            <text:p text:style-name="P217">function</text:p>
          </table:table-cell>
        </table:table-row>
        <table:table-row>
          <table:table-cell table:style-name="Table1.A2" office:value-type="string">
            <text:p text:style-name="P223">0</text:p>
          </table:table-cell>
          <table:table-cell table:style-name="Table1.A2" office:value-type="string">
            <text:p text:style-name="P223">0x0000</text:p>
          </table:table-cell>
          <table:table-cell table:style-name="Table1.A2" office:value-type="string">
            <text:p text:style-name="P223">NOP</text:p>
          </table:table-cell>
          <table:table-cell table:style-name="Table1.A2" office:value-type="string">
            <text:p text:style-name="P220">0</text:p>
          </table:table-cell>
          <table:table-cell table:style-name="Table1.A2" office:value-type="string">
            <text:p text:style-name="P220">0</text:p>
          </table:table-cell>
          <table:table-cell table:style-name="Table1.A2" office:value-type="string">
            <text:p text:style-name="P220"/>
          </table:table-cell>
          <table:table-cell table:style-name="Table1.G2" office:value-type="string">
            <text:p text:style-name="P220">Does nothing.</text:p>
          </table:table-cell>
        </table:table-row>
        <table:table-row>
          <table:table-cell table:style-name="Table1.A2" office:value-type="string">
            <text:p text:style-name="P223">1</text:p>
          </table:table-cell>
          <table:table-cell table:style-name="Table1.A2" office:value-type="string">
            <text:p text:style-name="P223">0x0001</text:p>
          </table:table-cell>
          <table:table-cell table:style-name="Table1.A2" office:value-type="string">
            <text:p text:style-name="P223">ADD</text:p>
          </table:table-cell>
          <table:table-cell table:style-name="Table1.A2" office:value-type="string">
            <text:p text:style-name="P220">2</text:p>
          </table:table-cell>
          <table:table-cell table:style-name="Table1.A2" office:value-type="string">
            <text:p text:style-name="P220">1</text:p>
          </table:table-cell>
          <table:table-cell table:style-name="Table1.A2" office:value-type="string">
            <text:p text:style-name="P242">Static compatible binary number manipulation flags</text:p>
          </table:table-cell>
          <table:table-cell table:style-name="Table1.G2" office:value-type="string">
            <text:p text:style-name="P220">Adds two numbers.</text:p>
          </table:table-cell>
        </table:table-row>
        <table:table-row>
          <table:table-cell table:style-name="Table1.A2" office:value-type="string">
            <text:p text:style-name="P223">2</text:p>
          </table:table-cell>
          <table:table-cell table:style-name="Table1.A2" office:value-type="string">
            <text:p text:style-name="P223">0x0002</text:p>
          </table:table-cell>
          <table:table-cell table:style-name="Table1.A2" office:value-type="string">
            <text:p text:style-name="P223">SUB</text:p>
          </table:table-cell>
          <table:table-cell table:style-name="Table1.A2" office:value-type="string">
            <text:p text:style-name="P220">2</text:p>
          </table:table-cell>
          <table:table-cell table:style-name="Table1.A2" office:value-type="string">
            <text:p text:style-name="P220">1</text:p>
          </table:table-cell>
          <table:table-cell table:style-name="Table1.A2" office:value-type="string">
            <text:p text:style-name="P242">Static compatible binary number manipulation flags</text:p>
          </table:table-cell>
          <table:table-cell table:style-name="Table1.G2" office:value-type="string">
            <text:p text:style-name="P220"><text:span text:style-name="T174">Subtracts</text:span> two numbers.</text:p>
          </table:table-cell>
        </table:table-row>
        <table:table-row>
          <table:table-cell table:style-name="Table1.A2" office:value-type="string">
            <text:p text:style-name="P223">3</text:p>
          </table:table-cell>
          <table:table-cell table:style-name="Table1.A2" office:value-type="string">
            <text:p text:style-name="P223">0x0003</text:p>
          </table:table-cell>
          <table:table-cell table:style-name="Table1.A2" office:value-type="string">
            <text:p text:style-name="P223">MUL</text:p>
          </table:table-cell>
          <table:table-cell table:style-name="Table1.A2" office:value-type="string">
            <text:p text:style-name="P220">2</text:p>
          </table:table-cell>
          <table:table-cell table:style-name="Table1.A2" office:value-type="string">
            <text:p text:style-name="P220">1</text:p>
          </table:table-cell>
          <table:table-cell table:style-name="Table1.A2" office:value-type="string">
            <text:p text:style-name="P242">Static compatible binary number manipulation flags</text:p>
          </table:table-cell>
          <table:table-cell table:style-name="Table1.G2" office:value-type="string">
            <text:p text:style-name="P220"><text:span text:style-name="T174">multiplies</text:span> two numbers.</text:p>
          </table:table-cell>
        </table:table-row>
        <text:soft-page-break/>
        <table:table-row>
          <table:table-cell table:style-name="Table1.A2" office:value-type="string">
            <text:p text:style-name="P223">4</text:p>
          </table:table-cell>
          <table:table-cell table:style-name="Table1.A2" office:value-type="string">
            <text:p text:style-name="P223">0x0004</text:p>
          </table:table-cell>
          <table:table-cell table:style-name="Table1.A2" office:value-type="string">
            <text:p text:style-name="P223">DIV</text:p>
          </table:table-cell>
          <table:table-cell table:style-name="Table1.A2" office:value-type="string">
            <text:p text:style-name="P220">2</text:p>
          </table:table-cell>
          <table:table-cell table:style-name="Table1.A2" office:value-type="string">
            <text:p text:style-name="P220">1</text:p>
          </table:table-cell>
          <table:table-cell table:style-name="Table1.A2" office:value-type="string">
            <text:p text:style-name="P242">Static compatible binary number manipulation flags</text:p>
          </table:table-cell>
          <table:table-cell table:style-name="Table1.G2" office:value-type="string">
            <text:p text:style-name="P220"><text:span text:style-name="T174">divides</text:span> two numbers.</text:p>
          </table:table-cell>
        </table:table-row>
        <table:table-row>
          <table:table-cell table:style-name="Table1.A2" office:value-type="string">
            <text:p text:style-name="P223">5</text:p>
          </table:table-cell>
          <table:table-cell table:style-name="Table1.A2" office:value-type="string">
            <text:p text:style-name="P223">0x0005</text:p>
          </table:table-cell>
          <table:table-cell table:style-name="Table1.A2" office:value-type="string">
            <text:p text:style-name="P223">POW</text:p>
          </table:table-cell>
          <table:table-cell table:style-name="Table1.A2" office:value-type="string">
            <text:p text:style-name="P220">2</text:p>
          </table:table-cell>
          <table:table-cell table:style-name="Table1.A2" office:value-type="string">
            <text:p text:style-name="P220">1</text:p>
          </table:table-cell>
          <table:table-cell table:style-name="Table1.A2" office:value-type="string">
            <text:p text:style-name="P242">Static compatible binary number manipulation flags</text:p>
          </table:table-cell>
          <table:table-cell table:style-name="Table1.G2" office:value-type="string">
            <text:p text:style-name="P220"><text:span text:style-name="T174">Exponentiation of </text:span>two numbers.</text:p>
          </table:table-cell>
        </table:table-row>
        <table:table-row>
          <table:table-cell table:style-name="Table1.A2" office:value-type="string">
            <text:p text:style-name="P223">6</text:p>
          </table:table-cell>
          <table:table-cell table:style-name="Table1.A2" office:value-type="string">
            <text:p text:style-name="P223">0x0006</text:p>
          </table:table-cell>
          <table:table-cell table:style-name="Table1.A2" office:value-type="string">
            <text:p text:style-name="P223">IDIV</text:p>
          </table:table-cell>
          <table:table-cell table:style-name="Table1.A2" office:value-type="string">
            <text:p text:style-name="P220">2</text:p>
          </table:table-cell>
          <table:table-cell table:style-name="Table1.A2" office:value-type="string">
            <text:p text:style-name="P220">1</text:p>
          </table:table-cell>
          <table:table-cell table:style-name="Table1.A2" office:value-type="string">
            <text:p text:style-name="P242">Static compatible binary number manipulation flags</text:p>
          </table:table-cell>
          <table:table-cell table:style-name="Table1.G2" office:value-type="string">
            <text:p text:style-name="P220"><text:span text:style-name="T174">divides</text:span> two numbers <text:span text:style-name="T174">and returns the integer portion</text:span>.</text:p>
          </table:table-cell>
        </table:table-row>
        <table:table-row>
          <table:table-cell table:style-name="Table1.A2" office:value-type="string">
            <text:p text:style-name="P223">7</text:p>
          </table:table-cell>
          <table:table-cell table:style-name="Table1.A2" office:value-type="string">
            <text:p text:style-name="P223">0x0007</text:p>
          </table:table-cell>
          <table:table-cell table:style-name="Table1.A2" office:value-type="string">
            <text:p text:style-name="P224">MOD</text:p>
          </table:table-cell>
          <table:table-cell table:style-name="Table1.A2" office:value-type="string">
            <text:p text:style-name="P241">2</text:p>
          </table:table-cell>
          <table:table-cell table:style-name="Table1.A2" office:value-type="string">
            <text:p text:style-name="P241">1</text:p>
          </table:table-cell>
          <table:table-cell table:style-name="Table1.A2" office:value-type="string">
            <text:p text:style-name="P242">Static compatible binary number manipulation flags</text:p>
          </table:table-cell>
          <table:table-cell table:style-name="Table1.G2" office:value-type="string">
            <text:p text:style-name="P241">Returns the modulo of two numbers.</text:p>
          </table:table-cell>
        </table:table-row>
        <table:table-row>
          <table:table-cell table:style-name="Table1.A2" office:value-type="string">
            <text:p text:style-name="P223">8</text:p>
          </table:table-cell>
          <table:table-cell table:style-name="Table1.A2" office:value-type="string">
            <text:p text:style-name="P223">0x0008</text:p>
          </table:table-cell>
          <table:table-cell table:style-name="Table1.A2" office:value-type="string">
            <text:p text:style-name="P224">BAND</text:p>
          </table:table-cell>
          <table:table-cell table:style-name="Table1.A2" office:value-type="string">
            <text:p text:style-name="P241">2</text:p>
          </table:table-cell>
          <table:table-cell table:style-name="Table1.A2" office:value-type="string">
            <text:p text:style-name="P241">1</text:p>
          </table:table-cell>
          <table:table-cell table:style-name="Table1.A2" office:value-type="string">
            <text:p text:style-name="P242">Static compatible binary number manipulation flags</text:p>
          </table:table-cell>
          <table:table-cell table:style-name="Table1.G2" office:value-type="string">
            <text:p text:style-name="P241">Returns the bitwise and of two numbers.</text:p>
          </table:table-cell>
        </table:table-row>
        <table:table-row>
          <table:table-cell table:style-name="Table1.A2" office:value-type="string">
            <text:p text:style-name="P223">9</text:p>
          </table:table-cell>
          <table:table-cell table:style-name="Table1.A2" office:value-type="string">
            <text:p text:style-name="P223">0x0009</text:p>
          </table:table-cell>
          <table:table-cell table:style-name="Table1.A2" office:value-type="string">
            <text:p text:style-name="P224">BOR</text:p>
          </table:table-cell>
          <table:table-cell table:style-name="Table1.A2" office:value-type="string">
            <text:p text:style-name="P241">2</text:p>
          </table:table-cell>
          <table:table-cell table:style-name="Table1.A2" office:value-type="string">
            <text:p text:style-name="P241">1</text:p>
          </table:table-cell>
          <table:table-cell table:style-name="Table1.A2" office:value-type="string">
            <text:p text:style-name="P242">Static compatible binary number manipulation flags</text:p>
          </table:table-cell>
          <table:table-cell table:style-name="Table1.G2" office:value-type="string">
            <text:p text:style-name="P241">Returns the bitwise or of two numbers.</text:p>
          </table:table-cell>
        </table:table-row>
        <table:table-row>
          <table:table-cell table:style-name="Table1.A2" office:value-type="string">
            <text:p text:style-name="P223">10</text:p>
          </table:table-cell>
          <table:table-cell table:style-name="Table1.A2" office:value-type="string">
            <text:p text:style-name="P223">0x000A</text:p>
          </table:table-cell>
          <table:table-cell table:style-name="Table1.A2" office:value-type="string">
            <text:p text:style-name="P224">BXOR</text:p>
          </table:table-cell>
          <table:table-cell table:style-name="Table1.A2" office:value-type="string">
            <text:p text:style-name="P241">2</text:p>
          </table:table-cell>
          <table:table-cell table:style-name="Table1.A2" office:value-type="string">
            <text:p text:style-name="P241">1</text:p>
          </table:table-cell>
          <table:table-cell table:style-name="Table1.A2" office:value-type="string">
            <text:p text:style-name="P242">Static compatible binary number manipulation flags</text:p>
          </table:table-cell>
          <table:table-cell table:style-name="Table1.G2" office:value-type="string">
            <text:p text:style-name="P241">Returns the bitwise exclusive or of two numbers.</text:p>
          </table:table-cell>
        </table:table-row>
        <table:table-row>
          <table:table-cell table:style-name="Table1.A2" office:value-type="string">
            <text:p text:style-name="P223">11</text:p>
          </table:table-cell>
          <table:table-cell table:style-name="Table1.A2" office:value-type="string">
            <text:p text:style-name="P223">0x000B</text:p>
          </table:table-cell>
          <table:table-cell table:style-name="Table1.A2" office:value-type="string">
            <text:p text:style-name="P225">BNOT</text:p>
          </table:table-cell>
          <table:table-cell table:style-name="Table1.A2" office:value-type="string">
            <text:p text:style-name="P252">1</text:p>
          </table:table-cell>
          <table:table-cell table:style-name="Table1.A2" office:value-type="string">
            <text:p text:style-name="P252">1</text:p>
          </table:table-cell>
          <table:table-cell table:style-name="Table1.A2" office:value-type="string">
            <text:p text:style-name="P244">Static compatible binary number manipulation flags</text:p>
          </table:table-cell>
          <table:table-cell table:style-name="Table1.G2" office:value-type="string">
            <text:p text:style-name="P253">Returns the bitwise not of a number</text:p>
          </table:table-cell>
        </table:table-row>
        <table:table-row>
          <table:table-cell table:style-name="Table1.A2" office:value-type="string">
            <text:p text:style-name="P226">12</text:p>
          </table:table-cell>
          <table:table-cell table:style-name="Table1.A2" office:value-type="string">
            <text:p text:style-name="P227">0x000C</text:p>
          </table:table-cell>
          <table:table-cell table:style-name="Table1.A2" office:value-type="string">
            <text:p text:style-name="P231">BSHL</text:p>
          </table:table-cell>
          <table:table-cell table:style-name="Table1.A2" office:value-type="string">
            <text:p text:style-name="P254">2</text:p>
          </table:table-cell>
          <table:table-cell table:style-name="Table1.A2" office:value-type="string">
            <text:p text:style-name="P254">1</text:p>
          </table:table-cell>
          <table:table-cell table:style-name="Table1.A2" office:value-type="string">
            <text:p text:style-name="P245">Static compatible binary number manipulation flags</text:p>
          </table:table-cell>
          <table:table-cell table:style-name="Table1.G2" office:value-type="string">
            <text:p text:style-name="P254">Returns a number bitshifted left by another number</text:p>
          </table:table-cell>
        </table:table-row>
        <table:table-row>
          <table:table-cell table:style-name="Table1.A2" office:value-type="string">
            <text:p text:style-name="P226">13</text:p>
          </table:table-cell>
          <table:table-cell table:style-name="Table1.A2" office:value-type="string">
            <text:p text:style-name="P227">0x000D</text:p>
          </table:table-cell>
          <table:table-cell table:style-name="Table1.A2" office:value-type="string">
            <text:p text:style-name="P231">BSHR</text:p>
          </table:table-cell>
          <table:table-cell table:style-name="Table1.A2" office:value-type="string">
            <text:p text:style-name="P254">2</text:p>
          </table:table-cell>
          <table:table-cell table:style-name="Table1.A2" office:value-type="string">
            <text:p text:style-name="P254">1</text:p>
          </table:table-cell>
          <table:table-cell table:style-name="Table1.A2" office:value-type="string">
            <text:p text:style-name="P245">Static compatible binary number manipulation flags</text:p>
          </table:table-cell>
          <table:table-cell table:style-name="Table1.G2" office:value-type="string">
            <text:p text:style-name="P254">Returns a number bitshifted right by another number</text:p>
          </table:table-cell>
        </table:table-row>
        <table:table-row>
          <table:table-cell table:style-name="Table1.A2" office:value-type="string">
            <text:p text:style-name="P226">14</text:p>
          </table:table-cell>
          <table:table-cell table:style-name="Table1.A2" office:value-type="string">
            <text:p text:style-name="P227">0x000E</text:p>
          </table:table-cell>
          <table:table-cell table:style-name="Table1.A2" office:value-type="string">
            <text:p text:style-name="P232">LAND</text:p>
          </table:table-cell>
          <table:table-cell table:style-name="Table1.A2" office:value-type="string">
            <text:p text:style-name="P255">2</text:p>
          </table:table-cell>
          <table:table-cell table:style-name="Table1.A2" office:value-type="string">
            <text:p text:style-name="P255">1</text:p>
          </table:table-cell>
          <table:table-cell table:style-name="Table1.A2" office:value-type="string">
            <text:p text:style-name="Table_20_Contents"/>
          </table:table-cell>
          <table:table-cell table:style-name="Table1.G2" office:value-type="string">
            <text:p text:style-name="P255">Returns the logical and of two variables</text:p>
          </table:table-cell>
        </table:table-row>
        <table:table-row>
          <table:table-cell table:style-name="Table1.A2" office:value-type="string">
            <text:p text:style-name="P226">15</text:p>
          </table:table-cell>
          <table:table-cell table:style-name="Table1.A2" office:value-type="string">
            <text:p text:style-name="P227">0x000F</text:p>
          </table:table-cell>
          <table:table-cell table:style-name="Table1.A2" office:value-type="string">
            <text:p text:style-name="P232">LOR</text:p>
          </table:table-cell>
          <table:table-cell table:style-name="Table1.A2" office:value-type="string">
            <text:p text:style-name="P255">2</text:p>
          </table:table-cell>
          <table:table-cell table:style-name="Table1.A2" office:value-type="string">
            <text:p text:style-name="P255">1</text:p>
          </table:table-cell>
          <table:table-cell table:style-name="Table1.A2" office:value-type="string">
            <text:p text:style-name="Table_20_Contents"/>
          </table:table-cell>
          <table:table-cell table:style-name="Table1.G2" office:value-type="string">
            <text:p text:style-name="P255">Returns the logical or of two variables</text:p>
          </table:table-cell>
        </table:table-row>
        <table:table-row>
          <table:table-cell table:style-name="Table1.A2" office:value-type="string">
            <text:p text:style-name="P226">16</text:p>
          </table:table-cell>
          <table:table-cell table:style-name="Table1.A2" office:value-type="string">
            <text:p text:style-name="P227">0x0010</text:p>
          </table:table-cell>
          <table:table-cell table:style-name="Table1.A2" office:value-type="string">
            <text:p text:style-name="P232">LXOR</text:p>
          </table:table-cell>
          <table:table-cell table:style-name="Table1.A2" office:value-type="string">
            <text:p text:style-name="P255">2</text:p>
          </table:table-cell>
          <table:table-cell table:style-name="Table1.A2" office:value-type="string">
            <text:p text:style-name="P255">1</text:p>
          </table:table-cell>
          <table:table-cell table:style-name="Table1.A2" office:value-type="string">
            <text:p text:style-name="Table_20_Contents"/>
          </table:table-cell>
          <table:table-cell table:style-name="Table1.G2" office:value-type="string">
            <text:p text:style-name="P255">Returns the logical exclusive or of two variables</text:p>
          </table:table-cell>
        </table:table-row>
        <table:table-row>
          <table:table-cell table:style-name="Table1.A2" office:value-type="string">
            <text:p text:style-name="P226">17</text:p>
          </table:table-cell>
          <table:table-cell table:style-name="Table1.A2" office:value-type="string">
            <text:p text:style-name="P227">0x0011</text:p>
          </table:table-cell>
          <table:table-cell table:style-name="Table1.A2" office:value-type="string">
            <text:p text:style-name="P232">LNOT</text:p>
          </table:table-cell>
          <table:table-cell table:style-name="Table1.A2" office:value-type="string">
            <text:p text:style-name="P255">2</text:p>
          </table:table-cell>
          <table:table-cell table:style-name="Table1.A2" office:value-type="string">
            <text:p text:style-name="P255">1</text:p>
          </table:table-cell>
          <table:table-cell table:style-name="Table1.A2" office:value-type="string">
            <text:p text:style-name="Table_20_Contents"/>
          </table:table-cell>
          <table:table-cell table:style-name="Table1.G2" office:value-type="string">
            <text:p text:style-name="P255">Returns the logical not of a variable</text:p>
          </table:table-cell>
        </table:table-row>
        <table:table-row>
          <table:table-cell table:style-name="Table1.A2" office:value-type="string">
            <text:p text:style-name="P226">18</text:p>
          </table:table-cell>
          <table:table-cell table:style-name="Table1.A2" office:value-type="string">
            <text:p text:style-name="P227">0x0012</text:p>
          </table:table-cell>
          <table:table-cell table:style-name="Table1.A2" office:value-type="string">
            <text:p text:style-name="P233">EQL</text:p>
          </table:table-cell>
          <table:table-cell table:style-name="Table1.A2" office:value-type="string">
            <text:p text:style-name="P256">2</text:p>
          </table:table-cell>
          <table:table-cell table:style-name="Table1.A2" office:value-type="string">
            <text:p text:style-name="P256">1</text:p>
          </table:table-cell>
          <table:table-cell table:style-name="Table1.A2" office:value-type="string">
            <text:p text:style-name="Table_20_Contents"/>
          </table:table-cell>
          <table:table-cell table:style-name="Table1.G2" office:value-type="string">
            <text:p text:style-name="P256">Returns if two variables are equal</text:p>
          </table:table-cell>
        </table:table-row>
        <table:table-row>
          <table:table-cell table:style-name="Table1.A2" office:value-type="string">
            <text:p text:style-name="P226">19</text:p>
          </table:table-cell>
          <table:table-cell table:style-name="Table1.A2" office:value-type="string">
            <text:p text:style-name="P227">0x0013</text:p>
          </table:table-cell>
          <table:table-cell table:style-name="Table1.A2" office:value-type="string">
            <text:p text:style-name="P233">NEQ</text:p>
          </table:table-cell>
          <table:table-cell table:style-name="Table1.A2" office:value-type="string">
            <text:p text:style-name="P256">2</text:p>
          </table:table-cell>
          <table:table-cell table:style-name="Table1.A2" office:value-type="string">
            <text:p text:style-name="P256">1</text:p>
          </table:table-cell>
          <table:table-cell table:style-name="Table1.A2" office:value-type="string">
            <text:p text:style-name="Table_20_Contents"/>
          </table:table-cell>
          <table:table-cell table:style-name="Table1.G2" office:value-type="string">
            <text:p text:style-name="P256">Returns if two variables are not equal</text:p>
          </table:table-cell>
        </table:table-row>
        <table:table-row>
          <table:table-cell table:style-name="Table1.A2" office:value-type="string">
            <text:p text:style-name="P226">20</text:p>
          </table:table-cell>
          <table:table-cell table:style-name="Table1.A2" office:value-type="string">
            <text:p text:style-name="P227">0x0014</text:p>
          </table:table-cell>
          <table:table-cell table:style-name="Table1.A2" office:value-type="string">
            <text:p text:style-name="P233">GRT</text:p>
          </table:table-cell>
          <table:table-cell table:style-name="Table1.A2" office:value-type="string">
            <text:p text:style-name="P256">2</text:p>
          </table:table-cell>
          <table:table-cell table:style-name="Table1.A2" office:value-type="string">
            <text:p text:style-name="P256">1</text:p>
          </table:table-cell>
          <table:table-cell table:style-name="Table1.A2" office:value-type="string">
            <text:p text:style-name="P246">Static compatible binary number manipulation flags</text:p>
          </table:table-cell>
          <table:table-cell table:style-name="Table1.G2" office:value-type="string">
            <text:p text:style-name="P256">Returns if one number is greater than another</text:p>
          </table:table-cell>
        </table:table-row>
        <table:table-row>
          <table:table-cell table:style-name="Table1.A2" office:value-type="string">
            <text:p text:style-name="P226">21</text:p>
          </table:table-cell>
          <table:table-cell table:style-name="Table1.A2" office:value-type="string">
            <text:p text:style-name="P227">0x0015</text:p>
          </table:table-cell>
          <table:table-cell table:style-name="Table1.A2" office:value-type="string">
            <text:p text:style-name="P233">LET</text:p>
          </table:table-cell>
          <table:table-cell table:style-name="Table1.A2" office:value-type="string">
            <text:p text:style-name="P256">2</text:p>
          </table:table-cell>
          <table:table-cell table:style-name="Table1.A2" office:value-type="string">
            <text:p text:style-name="P256">1</text:p>
          </table:table-cell>
          <table:table-cell table:style-name="Table1.A2" office:value-type="string">
            <text:p text:style-name="P246">Static compatible binary number manipulation flags</text:p>
          </table:table-cell>
          <table:table-cell table:style-name="Table1.G2" office:value-type="string">
            <text:p text:style-name="P256">Returns if one number is less than another</text:p>
          </table:table-cell>
        </table:table-row>
        <table:table-row>
          <table:table-cell table:style-name="Table1.A2" office:value-type="string">
            <text:p text:style-name="P226">22</text:p>
          </table:table-cell>
          <table:table-cell table:style-name="Table1.A2" office:value-type="string">
            <text:p text:style-name="P227">0x0016</text:p>
          </table:table-cell>
          <table:table-cell table:style-name="Table1.A2" office:value-type="string">
            <text:p text:style-name="P233">GTE</text:p>
          </table:table-cell>
          <table:table-cell table:style-name="Table1.A2" office:value-type="string">
            <text:p text:style-name="P256">2</text:p>
          </table:table-cell>
          <table:table-cell table:style-name="Table1.A2" office:value-type="string">
            <text:p text:style-name="P256">1</text:p>
          </table:table-cell>
          <table:table-cell table:style-name="Table1.A2" office:value-type="string">
            <text:p text:style-name="P246">Static compatible binary number manipulation flags</text:p>
          </table:table-cell>
          <table:table-cell table:style-name="Table1.G2" office:value-type="string">
            <text:p text:style-name="P256">Returns if one number is greater than or equal to another</text:p>
          </table:table-cell>
        </table:table-row>
        <table:table-row>
          <table:table-cell table:style-name="Table1.A2" office:value-type="string">
            <text:p text:style-name="P226">23</text:p>
          </table:table-cell>
          <table:table-cell table:style-name="Table1.A2" office:value-type="string">
            <text:p text:style-name="P227">0x0017</text:p>
          </table:table-cell>
          <table:table-cell table:style-name="Table1.A2" office:value-type="string">
            <text:p text:style-name="P233">LTE</text:p>
          </table:table-cell>
          <table:table-cell table:style-name="Table1.A2" office:value-type="string">
            <text:p text:style-name="P256">2</text:p>
          </table:table-cell>
          <table:table-cell table:style-name="Table1.A2" office:value-type="string">
            <text:p text:style-name="P256">1</text:p>
          </table:table-cell>
          <table:table-cell table:style-name="Table1.A2" office:value-type="string">
            <text:p text:style-name="P246">Static compatible binary number manipulation flags</text:p>
          </table:table-cell>
          <table:table-cell table:style-name="Table1.G2" office:value-type="string">
            <text:p text:style-name="P256">Returns if one number is less than or equal to another</text:p>
          </table:table-cell>
        </table:table-row>
        <table:table-row>
          <table:table-cell table:style-name="Table1.A2" office:value-type="string">
            <text:p text:style-name="P226">24</text:p>
          </table:table-cell>
          <table:table-cell table:style-name="Table1.A2" office:value-type="string">
            <text:p text:style-name="P227">0x0018</text:p>
          </table:table-cell>
          <table:table-cell table:style-name="Table1.A2" office:value-type="string">
            <text:p text:style-name="P234">SENV</text:p>
          </table:table-cell>
          <table:table-cell table:style-name="Table1.A2" office:value-type="string">
            <text:p text:style-name="P256">2</text:p>
          </table:table-cell>
          <table:table-cell table:style-name="Table1.A2" office:value-type="string">
            <text:p text:style-name="P270">0</text:p>
          </table:table-cell>
          <table:table-cell table:style-name="Table1.A2" office:value-type="string">
            <text:p text:style-name="Table_20_Contents"/>
          </table:table-cell>
          <table:table-cell table:style-name="Table1.G2" office:value-type="string">
            <text:p text:style-name="P259">Sets an enviromental variable given the value, then key</text:p>
          </table:table-cell>
        </table:table-row>
        <table:table-row>
          <table:table-cell table:style-name="Table1.A2" office:value-type="string">
            <text:p text:style-name="P226">25</text:p>
          </table:table-cell>
          <table:table-cell table:style-name="Table1.A2" office:value-type="string">
            <text:p text:style-name="P227">0x0019</text:p>
          </table:table-cell>
          <table:table-cell table:style-name="Table1.A2" office:value-type="string">
            <text:p text:style-name="P234">GENV</text:p>
          </table:table-cell>
          <table:table-cell table:style-name="Table1.A2" office:value-type="string">
            <text:p text:style-name="P257">1</text:p>
          </table:table-cell>
          <table:table-cell table:style-name="Table1.A2" office:value-type="string">
            <text:p text:style-name="P256">1</text:p>
          </table:table-cell>
          <table:table-cell table:style-name="Table1.A2" office:value-type="string">
            <text:p text:style-name="Table_20_Contents"/>
          </table:table-cell>
          <table:table-cell table:style-name="Table1.G2" office:value-type="string">
            <text:p text:style-name="P259">Gets an enviromental variable given the key</text:p>
          </table:table-cell>
        </table:table-row>
        <text:soft-page-break/>
        <table:table-row>
          <table:table-cell table:style-name="Table1.A2" office:value-type="string">
            <text:p text:style-name="P226">26</text:p>
          </table:table-cell>
          <table:table-cell table:style-name="Table1.A2" office:value-type="string">
            <text:p text:style-name="P227">0x001A</text:p>
          </table:table-cell>
          <table:table-cell table:style-name="Table1.A2" office:value-type="string">
            <text:p text:style-name="P234">SET</text:p>
          </table:table-cell>
          <table:table-cell table:style-name="Table1.A2" office:value-type="string">
            <text:p text:style-name="P257">3</text:p>
          </table:table-cell>
          <table:table-cell table:style-name="Table1.A2" office:value-type="string">
            <text:p text:style-name="P270">0</text:p>
          </table:table-cell>
          <table:table-cell table:style-name="Table1.A2" office:value-type="string">
            <text:p text:style-name="Table_20_Contents"/>
          </table:table-cell>
          <table:table-cell table:style-name="Table1.G2" office:value-type="string">
            <text:p text:style-name="P260">Sets a variable <text:span text:style-name="T179">in a structure </text:span>given the value, then key, <text:span text:style-name="T179">then structure</text:span></text:p>
          </table:table-cell>
        </table:table-row>
        <table:table-row>
          <table:table-cell table:style-name="Table1.A2" office:value-type="string">
            <text:p text:style-name="P226">27</text:p>
          </table:table-cell>
          <table:table-cell table:style-name="Table1.A2" office:value-type="string">
            <text:p text:style-name="P227">0x001B</text:p>
          </table:table-cell>
          <table:table-cell table:style-name="Table1.A2" office:value-type="string">
            <text:p text:style-name="P234">GET</text:p>
          </table:table-cell>
          <table:table-cell table:style-name="Table1.A2" office:value-type="string">
            <text:p text:style-name="P256">2</text:p>
          </table:table-cell>
          <table:table-cell table:style-name="Table1.A2" office:value-type="string">
            <text:p text:style-name="P256">1</text:p>
          </table:table-cell>
          <table:table-cell table:style-name="Table1.A2" office:value-type="string">
            <text:p text:style-name="Table_20_Contents"/>
          </table:table-cell>
          <table:table-cell table:style-name="Table1.G2" office:value-type="string">
            <text:p text:style-name="P260"><text:span text:style-name="T179">G</text:span>ets a variable <text:span text:style-name="T179">in a structure </text:span>given the key, <text:span text:style-name="T179">then structure</text:span></text:p>
          </table:table-cell>
        </table:table-row>
        <table:table-row>
          <table:table-cell table:style-name="Table1.A2" office:value-type="string">
            <text:p text:style-name="P226">28</text:p>
          </table:table-cell>
          <table:table-cell table:style-name="Table1.A2" office:value-type="string">
            <text:p text:style-name="P227">0x001C</text:p>
          </table:table-cell>
          <table:table-cell table:style-name="Table1.A2" office:value-type="string">
            <text:p text:style-name="P234">SREG</text:p>
          </table:table-cell>
          <table:table-cell table:style-name="Table1.A2" office:value-type="string">
            <text:p text:style-name="P258">1</text:p>
          </table:table-cell>
          <table:table-cell table:style-name="Table1.A2" office:value-type="string">
            <text:p text:style-name="P270">0</text:p>
          </table:table-cell>
          <table:table-cell table:style-name="Table1.A2" office:value-type="string">
            <text:p text:style-name="Table_20_Contents"/>
          </table:table-cell>
          <table:table-cell table:style-name="Table1.G2" office:value-type="string">
            <text:p text:style-name="P261">Sets a register to a value on the stack. The register used is given as a value in bytecode</text:p>
          </table:table-cell>
        </table:table-row>
        <table:table-row>
          <table:table-cell table:style-name="Table1.A2" office:value-type="string">
            <text:p text:style-name="P226">29</text:p>
          </table:table-cell>
          <table:table-cell table:style-name="Table1.A2" office:value-type="string">
            <text:p text:style-name="P227">0x001D</text:p>
          </table:table-cell>
          <table:table-cell table:style-name="Table1.A2" office:value-type="string">
            <text:p text:style-name="P234">GREG</text:p>
          </table:table-cell>
          <table:table-cell table:style-name="Table1.A2" office:value-type="string">
            <text:p text:style-name="P258">0</text:p>
          </table:table-cell>
          <table:table-cell table:style-name="Table1.A2" office:value-type="string">
            <text:p text:style-name="P256">1</text:p>
          </table:table-cell>
          <table:table-cell table:style-name="Table1.A2" office:value-type="string">
            <text:p text:style-name="Table_20_Contents"/>
          </table:table-cell>
          <table:table-cell table:style-name="Table1.G2" office:value-type="string">
            <text:p text:style-name="P261"><text:span text:style-name="T180">G</text:span>ets a registe<text:span text:style-name="T180">r</text:span>. The register used is given as a value in bytecode</text:p>
          </table:table-cell>
        </table:table-row>
        <table:table-row>
          <table:table-cell table:style-name="Table1.A2" office:value-type="string">
            <text:p text:style-name="P226">30</text:p>
          </table:table-cell>
          <table:table-cell table:style-name="Table1.A2" office:value-type="string">
            <text:p text:style-name="P227">0x001E</text:p>
          </table:table-cell>
          <table:table-cell table:style-name="Table1.A2" office:value-type="string">
            <text:p text:style-name="P236">NINT</text:p>
          </table:table-cell>
          <table:table-cell table:style-name="Table1.A2" office:value-type="string">
            <text:p text:style-name="P262">0</text:p>
          </table:table-cell>
          <table:table-cell table:style-name="Table1.A2" office:value-type="string">
            <text:p text:style-name="P262">1</text:p>
          </table:table-cell>
          <table:table-cell table:style-name="Table1.A2" office:value-type="string">
            <text:p text:style-name="Table_20_Contents"/>
          </table:table-cell>
          <table:table-cell table:style-name="Table1.G2" office:value-type="string">
            <text:p text:style-name="P263">Gets an integer read from bytecode.</text:p>
          </table:table-cell>
        </table:table-row>
        <table:table-row>
          <table:table-cell table:style-name="Table1.A2" office:value-type="string">
            <text:p text:style-name="P226">31</text:p>
          </table:table-cell>
          <table:table-cell table:style-name="Table1.A2" office:value-type="string">
            <text:p text:style-name="P227">0x001F</text:p>
          </table:table-cell>
          <table:table-cell table:style-name="Table1.A2" office:value-type="string">
            <text:p text:style-name="P236">NFLO</text:p>
          </table:table-cell>
          <table:table-cell table:style-name="Table1.A2" office:value-type="string">
            <text:p text:style-name="P262">0</text:p>
          </table:table-cell>
          <table:table-cell table:style-name="Table1.A2" office:value-type="string">
            <text:p text:style-name="P262">1</text:p>
          </table:table-cell>
          <table:table-cell table:style-name="Table1.A2" office:value-type="string">
            <text:p text:style-name="Table_20_Contents"/>
          </table:table-cell>
          <table:table-cell table:style-name="Table1.G2" office:value-type="string">
            <text:p text:style-name="P263">Gets a float read from bytecode.</text:p>
          </table:table-cell>
        </table:table-row>
        <table:table-row>
          <table:table-cell table:style-name="Table1.A2" office:value-type="string">
            <text:p text:style-name="P235">32</text:p>
          </table:table-cell>
          <table:table-cell table:style-name="Table1.A2" office:value-type="string">
            <text:p text:style-name="P228">0x00<text:span text:style-name="T181">20</text:span></text:p>
          </table:table-cell>
          <table:table-cell table:style-name="Table1.A2" office:value-type="string">
            <text:p text:style-name="P236">NTRU</text:p>
          </table:table-cell>
          <table:table-cell table:style-name="Table1.A2" office:value-type="string">
            <text:p text:style-name="P262">0</text:p>
          </table:table-cell>
          <table:table-cell table:style-name="Table1.A2" office:value-type="string">
            <text:p text:style-name="P262">1</text:p>
          </table:table-cell>
          <table:table-cell table:style-name="Table1.A2" office:value-type="string">
            <text:p text:style-name="Table_20_Contents"/>
          </table:table-cell>
          <table:table-cell table:style-name="Table1.G2" office:value-type="string">
            <text:p text:style-name="P263">Pushes the value true onto the stack</text:p>
          </table:table-cell>
        </table:table-row>
        <table:table-row>
          <table:table-cell table:style-name="Table1.A2" office:value-type="string">
            <text:p text:style-name="P235">33</text:p>
          </table:table-cell>
          <table:table-cell table:style-name="Table1.A2" office:value-type="string">
            <text:p text:style-name="P228">0x00<text:span text:style-name="T181">21</text:span></text:p>
          </table:table-cell>
          <table:table-cell table:style-name="Table1.A2" office:value-type="string">
            <text:p text:style-name="P236">NFAL</text:p>
          </table:table-cell>
          <table:table-cell table:style-name="Table1.A2" office:value-type="string">
            <text:p text:style-name="P262">0</text:p>
          </table:table-cell>
          <table:table-cell table:style-name="Table1.A2" office:value-type="string">
            <text:p text:style-name="P262">1</text:p>
          </table:table-cell>
          <table:table-cell table:style-name="Table1.A2" office:value-type="string">
            <text:p text:style-name="Table_20_Contents"/>
          </table:table-cell>
          <table:table-cell table:style-name="Table1.G2" office:value-type="string">
            <text:p text:style-name="P263">Pushes the value false onto the stack</text:p>
          </table:table-cell>
        </table:table-row>
        <table:table-row>
          <table:table-cell table:style-name="Table1.A2" office:value-type="string">
            <text:p text:style-name="P235">34</text:p>
          </table:table-cell>
          <table:table-cell table:style-name="Table1.A2" office:value-type="string">
            <text:p text:style-name="P228">0x00<text:span text:style-name="T181">22</text:span></text:p>
          </table:table-cell>
          <table:table-cell table:style-name="Table1.A2" office:value-type="string">
            <text:p text:style-name="P236">NNIL</text:p>
          </table:table-cell>
          <table:table-cell table:style-name="Table1.A2" office:value-type="string">
            <text:p text:style-name="P262">0</text:p>
          </table:table-cell>
          <table:table-cell table:style-name="Table1.A2" office:value-type="string">
            <text:p text:style-name="P262">1</text:p>
          </table:table-cell>
          <table:table-cell table:style-name="Table1.A2" office:value-type="string">
            <text:p text:style-name="Table_20_Contents"/>
          </table:table-cell>
          <table:table-cell table:style-name="Table1.G2" office:value-type="string">
            <text:p text:style-name="P263">Pushes the value nil onto the stack</text:p>
          </table:table-cell>
        </table:table-row>
        <table:table-row>
          <table:table-cell table:style-name="Table1.A2" office:value-type="string">
            <text:p text:style-name="P235">35</text:p>
          </table:table-cell>
          <table:table-cell table:style-name="Table1.A2" office:value-type="string">
            <text:p text:style-name="P228">0x00<text:span text:style-name="T181">23</text:span></text:p>
          </table:table-cell>
          <table:table-cell table:style-name="Table1.A2" office:value-type="string">
            <text:p text:style-name="P236">NSTR</text:p>
          </table:table-cell>
          <table:table-cell table:style-name="Table1.A2" office:value-type="string">
            <text:p text:style-name="P262">0</text:p>
          </table:table-cell>
          <table:table-cell table:style-name="Table1.A2" office:value-type="string">
            <text:p text:style-name="P262">1</text:p>
          </table:table-cell>
          <table:table-cell table:style-name="Table1.A2" office:value-type="string">
            <text:p text:style-name="Table_20_Contents"/>
          </table:table-cell>
          <table:table-cell table:style-name="Table1.G2" office:value-type="string">
            <text:p text:style-name="P265">Gets a string read from bytecode. First an integer is read as the length, then that many characters are read.</text:p>
          </table:table-cell>
        </table:table-row>
        <table:table-row>
          <table:table-cell table:style-name="Table1.A2" office:value-type="string">
            <text:p text:style-name="P235">36</text:p>
          </table:table-cell>
          <table:table-cell table:style-name="Table1.A2" office:value-type="string">
            <text:p text:style-name="P228">0x00<text:span text:style-name="T181">24</text:span></text:p>
          </table:table-cell>
          <table:table-cell table:style-name="Table1.A2" office:value-type="string">
            <text:p text:style-name="P236">NFUN</text:p>
          </table:table-cell>
          <table:table-cell table:style-name="Table1.A2" office:value-type="string">
            <text:p text:style-name="P262">0</text:p>
          </table:table-cell>
          <table:table-cell table:style-name="Table1.A2" office:value-type="string">
            <text:p text:style-name="P262">1</text:p>
          </table:table-cell>
          <table:table-cell table:style-name="Table1.A2" office:value-type="string">
            <text:p text:style-name="Table_20_Contents"/>
          </table:table-cell>
          <table:table-cell table:style-name="Table1.G2" office:value-type="string">
            <text:p text:style-name="P266">Gets a mercury function read from bytecode.<text:span text:style-name="T182"> First an integer is read as the length, then that many </text:span>instructions are given to that function.</text:p>
          </table:table-cell>
        </table:table-row>
        <table:table-row>
          <table:table-cell table:style-name="Table1.A2" office:value-type="string">
            <text:p text:style-name="P235">37</text:p>
          </table:table-cell>
          <table:table-cell table:style-name="Table1.A2" office:value-type="string">
            <text:p text:style-name="P228">0x00<text:span text:style-name="T181">25</text:span></text:p>
          </table:table-cell>
          <table:table-cell table:style-name="Table1.A2" office:value-type="string">
            <text:p text:style-name="P236">NTAB</text:p>
          </table:table-cell>
          <table:table-cell table:style-name="Table1.A2" office:value-type="string">
            <text:p text:style-name="P262">0</text:p>
          </table:table-cell>
          <table:table-cell table:style-name="Table1.A2" office:value-type="string">
            <text:p text:style-name="P262">1</text:p>
          </table:table-cell>
          <table:table-cell table:style-name="Table1.A2" office:value-type="string">
            <text:p text:style-name="Table_20_Contents"/>
          </table:table-cell>
          <table:table-cell table:style-name="Table1.G2" office:value-type="string">
            <text:p text:style-name="P264">Pushes <text:span text:style-name="T183">a new table</text:span> onto the stack</text:p>
          </table:table-cell>
        </table:table-row>
        <table:table-row>
          <table:table-cell table:style-name="Table1.A2" office:value-type="string">
            <text:p text:style-name="P235">38</text:p>
          </table:table-cell>
          <table:table-cell table:style-name="Table1.A2" office:value-type="string">
            <text:p text:style-name="P228">0x00<text:span text:style-name="T181">26</text:span></text:p>
          </table:table-cell>
          <table:table-cell table:style-name="Table1.A2" office:value-type="string">
            <text:p text:style-name="P236">NARR</text:p>
          </table:table-cell>
          <table:table-cell table:style-name="Table1.A2" office:value-type="string">
            <text:p text:style-name="P262">0</text:p>
          </table:table-cell>
          <table:table-cell table:style-name="Table1.A2" office:value-type="string">
            <text:p text:style-name="P262">1</text:p>
          </table:table-cell>
          <table:table-cell table:style-name="Table1.A2" office:value-type="string">
            <text:p text:style-name="Table_20_Contents"/>
          </table:table-cell>
          <table:table-cell table:style-name="Table1.G2" office:value-type="string">
            <text:p text:style-name="P264">Pushes <text:span text:style-name="T183">a new array</text:span> onto the stack</text:p>
          </table:table-cell>
        </table:table-row>
        <table:table-row>
          <table:table-cell table:style-name="Table1.A2" office:value-type="string">
            <text:p text:style-name="P235">39</text:p>
          </table:table-cell>
          <table:table-cell table:style-name="Table1.A2" office:value-type="string">
            <text:p text:style-name="P228">0x00<text:span text:style-name="T181">27</text:span></text:p>
          </table:table-cell>
          <table:table-cell table:style-name="Table1.A2" office:value-type="string">
            <text:p text:style-name="P238">JMP</text:p>
          </table:table-cell>
          <table:table-cell table:style-name="Table1.A2" office:value-type="string">
            <text:p text:style-name="P267">0</text:p>
          </table:table-cell>
          <table:table-cell table:style-name="Table1.A2" office:value-type="string">
            <text:p text:style-name="P267">0</text:p>
          </table:table-cell>
          <table:table-cell table:style-name="Table1.A2" office:value-type="string">
            <text:p text:style-name="Table_20_Contents"/>
          </table:table-cell>
          <table:table-cell table:style-name="Table1.G2" office:value-type="string">
            <text:p text:style-name="P267">Sets the program counter to a value read from bytecode.</text:p>
          </table:table-cell>
        </table:table-row>
        <table:table-row>
          <table:table-cell table:style-name="Table1.A2" office:value-type="string">
            <text:p text:style-name="P235">40</text:p>
          </table:table-cell>
          <table:table-cell table:style-name="Table1.A2" office:value-type="string">
            <text:p text:style-name="P228">0x00<text:span text:style-name="T181">28</text:span></text:p>
          </table:table-cell>
          <table:table-cell table:style-name="Table1.A2" office:value-type="string">
            <text:p text:style-name="P238">JMPR</text:p>
          </table:table-cell>
          <table:table-cell table:style-name="Table1.A2" office:value-type="string">
            <text:p text:style-name="P267">0</text:p>
          </table:table-cell>
          <table:table-cell table:style-name="Table1.A2" office:value-type="string">
            <text:p text:style-name="P267">0</text:p>
          </table:table-cell>
          <table:table-cell table:style-name="Table1.A2" office:value-type="string">
            <text:p text:style-name="Table_20_Contents"/>
          </table:table-cell>
          <table:table-cell table:style-name="Table1.G2" office:value-type="string">
            <text:p text:style-name="P267">modifies the program counter by a value read from bytecode.</text:p>
          </table:table-cell>
        </table:table-row>
        <table:table-row>
          <table:table-cell table:style-name="Table1.A2" office:value-type="string">
            <text:p text:style-name="P235">41</text:p>
          </table:table-cell>
          <table:table-cell table:style-name="Table1.A2" office:value-type="string">
            <text:p text:style-name="P228">0x00<text:span text:style-name="T181">29</text:span></text:p>
          </table:table-cell>
          <table:table-cell table:style-name="Table1.A2" office:value-type="string">
            <text:p text:style-name="P238">JIF</text:p>
          </table:table-cell>
          <table:table-cell table:style-name="Table1.A2" office:value-type="string">
            <text:p text:style-name="P267">1</text:p>
          </table:table-cell>
          <table:table-cell table:style-name="Table1.A2" office:value-type="string">
            <text:p text:style-name="P267">0</text:p>
          </table:table-cell>
          <table:table-cell table:style-name="Table1.A2" office:value-type="string">
            <text:p text:style-name="Table_20_Contents"/>
          </table:table-cell>
          <table:table-cell table:style-name="Table1.G2" office:value-type="string">
            <text:p text:style-name="P267">Sets the program counter to a value read from bytecode if the variable from the stack is true.</text:p>
          </table:table-cell>
        </table:table-row>
        <table:table-row>
          <table:table-cell table:style-name="Table1.A2" office:value-type="string">
            <text:p text:style-name="P237">42</text:p>
          </table:table-cell>
          <table:table-cell table:style-name="Table1.A2" office:value-type="string">
            <text:p text:style-name="P229">0x00<text:span text:style-name="T181">2</text:span><text:span text:style-name="T184">A</text:span></text:p>
          </table:table-cell>
          <table:table-cell table:style-name="Table1.A2" office:value-type="string">
            <text:p text:style-name="P238">JNIF</text:p>
          </table:table-cell>
          <table:table-cell table:style-name="Table1.A2" office:value-type="string">
            <text:p text:style-name="P267">1</text:p>
          </table:table-cell>
          <table:table-cell table:style-name="Table1.A2" office:value-type="string">
            <text:p text:style-name="P267">0</text:p>
          </table:table-cell>
          <table:table-cell table:style-name="Table1.A2" office:value-type="string">
            <text:p text:style-name="Table_20_Contents"/>
          </table:table-cell>
          <table:table-cell table:style-name="Table1.G2" office:value-type="string">
            <text:p text:style-name="P267">Sets the program counter to a value read from bytecode if the variable from the stack is false.</text:p>
          </table:table-cell>
        </table:table-row>
        <table:table-row>
          <table:table-cell table:style-name="Table1.A2" office:value-type="string">
            <text:p text:style-name="P237">43</text:p>
          </table:table-cell>
          <table:table-cell table:style-name="Table1.A2" office:value-type="string">
            <text:p text:style-name="P229">0x00<text:span text:style-name="T181">2</text:span><text:span text:style-name="T184">B</text:span></text:p>
          </table:table-cell>
          <table:table-cell table:style-name="Table1.A2" office:value-type="string">
            <text:p text:style-name="P238">JRIF</text:p>
          </table:table-cell>
          <table:table-cell table:style-name="Table1.A2" office:value-type="string">
            <text:p text:style-name="P267">1</text:p>
          </table:table-cell>
          <table:table-cell table:style-name="Table1.A2" office:value-type="string">
            <text:p text:style-name="P267">0</text:p>
          </table:table-cell>
          <table:table-cell table:style-name="Table1.A2" office:value-type="string">
            <text:p text:style-name="Table_20_Contents"/>
          </table:table-cell>
          <table:table-cell table:style-name="Table1.G2" office:value-type="string">
            <text:p text:style-name="P268">modifies the program counter by a value read from bytecode <text:span text:style-name="T185">if the variable on the stack is true.</text:span></text:p>
          </table:table-cell>
        </table:table-row>
        <table:table-row>
          <table:table-cell table:style-name="Table1.A2" office:value-type="string">
            <text:p text:style-name="P237">44</text:p>
          </table:table-cell>
          <table:table-cell table:style-name="Table1.A2" office:value-type="string">
            <text:p text:style-name="P229">0x00<text:span text:style-name="T181">2</text:span><text:span text:style-name="T184">C</text:span></text:p>
          </table:table-cell>
          <table:table-cell table:style-name="Table1.A2" office:value-type="string">
            <text:p text:style-name="P238">JRNI</text:p>
          </table:table-cell>
          <table:table-cell table:style-name="Table1.A2" office:value-type="string">
            <text:p text:style-name="P267">1</text:p>
          </table:table-cell>
          <table:table-cell table:style-name="Table1.A2" office:value-type="string">
            <text:p text:style-name="P267">0</text:p>
          </table:table-cell>
          <table:table-cell table:style-name="Table1.A2" office:value-type="string">
            <text:p text:style-name="Table_20_Contents"/>
          </table:table-cell>
          <table:table-cell table:style-name="Table1.G2" office:value-type="string">
            <text:p text:style-name="P268">modifies the program counter by a value read from bytecode <text:span text:style-name="T185">if the variable on the stack is false.</text:span></text:p>
          </table:table-cell>
        </table:table-row>
        <table:table-row>
          <table:table-cell table:style-name="Table1.A2" office:value-type="string">
            <text:p text:style-name="P237">45</text:p>
          </table:table-cell>
          <table:table-cell table:style-name="Table1.A2" office:value-type="string">
            <text:p text:style-name="P229">0x00<text:span text:style-name="T181">2</text:span><text:span text:style-name="T184">D</text:span></text:p>
          </table:table-cell>
          <table:table-cell table:style-name="Table1.A2" office:value-type="string">
            <text:p text:style-name="P240">CALL</text:p>
          </table:table-cell>
          <table:table-cell table:style-name="Table1.A2" office:value-type="string">
            <text:p text:style-name="P269">variable</text:p>
          </table:table-cell>
          <table:table-cell table:style-name="Table1.A2" office:value-type="string">
            <text:p text:style-name="P269">variable</text:p>
          </table:table-cell>
          <table:table-cell table:style-name="Table1.A2" office:value-type="string">
            <text:p text:style-name="Table_20_Contents"/>
          </table:table-cell>
          <table:table-cell table:style-name="Table1.G2" office:value-type="string">
            <text:p text:style-name="P271">Reads a function from the stack, then <text:soft-page-break/>calls it, with a number of args in read from bytecode, and a number of args out read from bytecode</text:p>
          </table:table-cell>
        </table:table-row>
        <table:table-row>
          <table:table-cell table:style-name="Table1.A2" office:value-type="string">
            <text:p text:style-name="P239">46</text:p>
          </table:table-cell>
          <table:table-cell table:style-name="Table1.A2" office:value-type="string">
            <text:p text:style-name="P230">0x00<text:span text:style-name="T181">2</text:span><text:span text:style-name="T186">E</text:span></text:p>
          </table:table-cell>
          <table:table-cell table:style-name="Table1.A2" office:value-type="string">
            <text:p text:style-name="P240">EXIT</text:p>
          </table:table-cell>
          <table:table-cell table:style-name="Table1.A2" office:value-type="string">
            <text:p text:style-name="P270">0</text:p>
          </table:table-cell>
          <table:table-cell table:style-name="Table1.A2" office:value-type="string">
            <text:p text:style-name="P270">0</text:p>
          </table:table-cell>
          <table:table-cell table:style-name="Table1.A2" office:value-type="string">
            <text:p text:style-name="Table_20_Contents"/>
          </table:table-cell>
          <table:table-cell table:style-name="Table1.G2" office:value-type="string">
            <text:p text:style-name="P271">Calls for the immediate closure of the current state.</text:p>
          </table:table-cell>
        </table:table-row>
        <table:table-row>
          <table:table-cell table:style-name="Table1.A2" office:value-type="string">
            <text:p text:style-name="P239">47</text:p>
          </table:table-cell>
          <table:table-cell table:style-name="Table1.A2" office:value-type="string">
            <text:p text:style-name="P230">0x00<text:span text:style-name="T181">2</text:span><text:span text:style-name="T186">F</text:span></text:p>
          </table:table-cell>
          <table:table-cell table:style-name="Table1.A2" office:value-type="string">
            <text:p text:style-name="P240">LEN</text:p>
          </table:table-cell>
          <table:table-cell table:style-name="Table1.A2" office:value-type="string">
            <text:p text:style-name="P270">1</text:p>
          </table:table-cell>
          <table:table-cell table:style-name="Table1.A2" office:value-type="string">
            <text:p text:style-name="P270">1</text:p>
          </table:table-cell>
          <table:table-cell table:style-name="Table1.A2" office:value-type="string">
            <text:p text:style-name="Table_20_Contents"/>
          </table:table-cell>
          <table:table-cell table:style-name="Table1.G2" office:value-type="string">
            <text:p text:style-name="P272">Gets the length of list-like variables.</text:p>
          </table:table-cell>
        </table:table-row>
        <table:table-row>
          <table:table-cell table:style-name="Table1.A2" office:value-type="string">
            <text:p text:style-name="P239">48</text:p>
          </table:table-cell>
          <table:table-cell table:style-name="Table1.A2" office:value-type="string">
            <text:p text:style-name="P230">0x00<text:span text:style-name="T186">30</text:span></text:p>
          </table:table-cell>
          <table:table-cell table:style-name="Table1.A2" office:value-type="string">
            <text:p text:style-name="P240">CNCT</text:p>
          </table:table-cell>
          <table:table-cell table:style-name="Table1.A2" office:value-type="string">
            <text:p text:style-name="P270">2</text:p>
          </table:table-cell>
          <table:table-cell table:style-name="Table1.A2" office:value-type="string">
            <text:p text:style-name="P270">1</text:p>
          </table:table-cell>
          <table:table-cell table:style-name="Table1.A2" office:value-type="string">
            <text:p text:style-name="Table_20_Contents"/>
          </table:table-cell>
          <table:table-cell table:style-name="Table1.G2" office:value-type="string">
            <text:p text:style-name="P272">Returns a string which describes 2 other values together.</text:p>
          </table:table-cell>
        </table:table-row>
        <table:table-row>
          <table:table-cell table:style-name="Table1.A2" office:value-type="string">
            <text:p text:style-name="P239">49</text:p>
          </table:table-cell>
          <table:table-cell table:style-name="Table1.A2" office:value-type="string">
            <text:p text:style-name="P230">0x00<text:span text:style-name="T186">31</text:span></text:p>
          </table:table-cell>
          <table:table-cell table:style-name="Table1.A2" office:value-type="string">
            <text:p text:style-name="P240">CLS</text:p>
          </table:table-cell>
          <table:table-cell table:style-name="Table1.A2" office:value-type="string">
            <text:p text:style-name="P270">all</text:p>
          </table:table-cell>
          <table:table-cell table:style-name="Table1.A2" office:value-type="string">
            <text:p text:style-name="P270">0</text:p>
          </table:table-cell>
          <table:table-cell table:style-name="Table1.A2" office:value-type="string">
            <text:p text:style-name="Table_20_Contents"/>
          </table:table-cell>
          <table:table-cell table:style-name="Table1.G2" office:value-type="string">
            <text:p text:style-name="P272">Removes all values from the stack</text:p>
          </table:table-cell>
        </table:table-row>
        <table:table-row>
          <table:table-cell table:style-name="Table1.A2" office:value-type="string">
            <text:p text:style-name="P239">50</text:p>
          </table:table-cell>
          <table:table-cell table:style-name="Table1.A2" office:value-type="string">
            <text:p text:style-name="P230">0x00<text:span text:style-name="T186">32</text:span></text:p>
          </table:table-cell>
          <table:table-cell table:style-name="Table1.A2" office:value-type="string">
            <text:p text:style-name="P240">GETL</text:p>
          </table:table-cell>
          <table:table-cell table:style-name="Table1.A2" office:value-type="string">
            <text:p text:style-name="P270">1</text:p>
          </table:table-cell>
          <table:table-cell table:style-name="Table1.A2" office:value-type="string">
            <text:p text:style-name="P270">1</text:p>
          </table:table-cell>
          <table:table-cell table:style-name="Table1.A2" office:value-type="string">
            <text:p text:style-name="Table_20_Contents"/>
          </table:table-cell>
          <table:table-cell table:style-name="Table1.G2" office:value-type="string">
            <text:p text:style-name="P273">Returns a local variable given a key.</text:p>
          </table:table-cell>
        </table:table-row>
        <table:table-row>
          <table:table-cell table:style-name="Table1.A2" office:value-type="string">
            <text:p text:style-name="P239">51</text:p>
          </table:table-cell>
          <table:table-cell table:style-name="Table1.A2" office:value-type="string">
            <text:p text:style-name="P230">0x00<text:span text:style-name="T186">33</text:span></text:p>
          </table:table-cell>
          <table:table-cell table:style-name="Table1.A2" office:value-type="string">
            <text:p text:style-name="P240">SETL</text:p>
          </table:table-cell>
          <table:table-cell table:style-name="Table1.A2" office:value-type="string">
            <text:p text:style-name="P270">2</text:p>
          </table:table-cell>
          <table:table-cell table:style-name="Table1.A2" office:value-type="string">
            <text:p text:style-name="P270">0</text:p>
          </table:table-cell>
          <table:table-cell table:style-name="Table1.A2" office:value-type="string">
            <text:p text:style-name="Table_20_Contents"/>
          </table:table-cell>
          <table:table-cell table:style-name="Table1.G2" office:value-type="string">
            <text:p text:style-name="P275">Sets a local variable, given the value, then key.</text:p>
          </table:table-cell>
        </table:table-row>
        <table:table-row>
          <table:table-cell table:style-name="Table1.A2" office:value-type="string">
            <text:p text:style-name="P239">52</text:p>
          </table:table-cell>
          <table:table-cell table:style-name="Table1.A2" office:value-type="string">
            <text:p text:style-name="P230">0x00<text:span text:style-name="T186">34</text:span></text:p>
          </table:table-cell>
          <table:table-cell table:style-name="Table1.A2" office:value-type="string">
            <text:p text:style-name="P240">GETG</text:p>
          </table:table-cell>
          <table:table-cell table:style-name="Table1.A2" office:value-type="string">
            <text:p text:style-name="P270">1</text:p>
          </table:table-cell>
          <table:table-cell table:style-name="Table1.A2" office:value-type="string">
            <text:p text:style-name="P270">1</text:p>
          </table:table-cell>
          <table:table-cell table:style-name="Table1.A2" office:value-type="string">
            <text:p text:style-name="Table_20_Contents"/>
          </table:table-cell>
          <table:table-cell table:style-name="Table1.G2" office:value-type="string">
            <text:p text:style-name="P274">Returns a <text:span text:style-name="T187">global</text:span> variable given a key.</text:p>
          </table:table-cell>
        </table:table-row>
        <table:table-row>
          <table:table-cell table:style-name="Table1.A2" office:value-type="string">
            <text:p text:style-name="P239">53</text:p>
          </table:table-cell>
          <table:table-cell table:style-name="Table1.A2" office:value-type="string">
            <text:p text:style-name="P230">0x00<text:span text:style-name="T186">35</text:span></text:p>
          </table:table-cell>
          <table:table-cell table:style-name="Table1.A2" office:value-type="string">
            <text:p text:style-name="P240">SETG</text:p>
          </table:table-cell>
          <table:table-cell table:style-name="Table1.A2" office:value-type="string">
            <text:p text:style-name="P270">2</text:p>
          </table:table-cell>
          <table:table-cell table:style-name="Table1.A2" office:value-type="string">
            <text:p text:style-name="P270">0</text:p>
          </table:table-cell>
          <table:table-cell table:style-name="Table1.A2" office:value-type="string">
            <text:p text:style-name="Table_20_Contents"/>
          </table:table-cell>
          <table:table-cell table:style-name="Table1.G2" office:value-type="string">
            <text:p text:style-name="P276">Sets a <text:span text:style-name="T187">global</text:span> variable, given the value, then key.</text:p>
          </table:table-cell>
        </table:table-row>
        <table:table-row>
          <table:table-cell table:style-name="Table1.A2" office:value-type="string">
            <text:p text:style-name="P239">54</text:p>
          </table:table-cell>
          <table:table-cell table:style-name="Table1.A2" office:value-type="string">
            <text:p text:style-name="P230">0x00<text:span text:style-name="T186">36</text:span></text:p>
          </table:table-cell>
          <table:table-cell table:style-name="Table1.A2" office:value-type="string">
            <text:p text:style-name="P240">CPYT</text:p>
          </table:table-cell>
          <table:table-cell table:style-name="Table1.A2" office:value-type="string">
            <text:p text:style-name="P270">0</text:p>
          </table:table-cell>
          <table:table-cell table:style-name="Table1.A2" office:value-type="string">
            <text:p text:style-name="P270">1</text:p>
          </table:table-cell>
          <table:table-cell table:style-name="Table1.A2" office:value-type="string">
            <text:p text:style-name="Table_20_Contents"/>
          </table:table-cell>
          <table:table-cell table:style-name="Table1.G2" office:value-type="string">
            <text:p text:style-name="P277">Creates a copy of the first value on the stack, <text:span text:style-name="T188">or creates nil if there are none.</text:span></text:p>
          </table:table-cell>
        </table:table-row>
        <table:table-row>
          <table:table-cell table:style-name="Table1.A2" office:value-type="string">
            <text:p text:style-name="P239">55</text:p>
          </table:table-cell>
          <table:table-cell table:style-name="Table1.A2" office:value-type="string">
            <text:p text:style-name="P230">0x00<text:span text:style-name="T186">37</text:span></text:p>
          </table:table-cell>
          <table:table-cell table:style-name="Table1.A2" office:value-type="string">
            <text:p text:style-name="P240">SWPT</text:p>
          </table:table-cell>
          <table:table-cell table:style-name="Table1.A2" office:value-type="string">
            <text:p text:style-name="P270">0</text:p>
          </table:table-cell>
          <table:table-cell table:style-name="Table1.A2" office:value-type="string">
            <text:p text:style-name="P270">0</text:p>
          </table:table-cell>
          <table:table-cell table:style-name="Table1.A2" office:value-type="string">
            <text:p text:style-name="Table_20_Contents"/>
          </table:table-cell>
          <table:table-cell table:style-name="Table1.G2" office:value-type="string">
            <text:p text:style-name="P278">Swaps the first value on the stack with the second value. If there are not 2 values, nil will be used.</text:p>
          </table:table-cell>
        </table:table-row>
      </table:table>
      <text:p text:style-name="P222"/>
      <text:p text:style-name="P221"/>
      <text:p text:style-name="P215"/>
      <text:h text:style-name="P288" text:outline-level="1">Internal datastructure</text:h>
      <text:h text:style-name="P306" text:outline-level="2">Overview of mercury's datatypes</text:h>
      <text:p text:style-name="P66">Mercury defines a few datatypes, all of which are prefixed with mercury_ for easy identification.</text:p>
      <text:p text:style-name="P66">mercury_int, mercury_float, and mercury_uint represent an integer, float, and unsigned integer respectively. These custom types are used to ensure that all variables use the same space in memory to allow easy conversion using a union (on 32 bit systems, 4 bytes; 64 bit, 8 bytes). Ints use stdint's int_t typedefs, and floats just use the keyword float/double.</text:p>
      <text:p text:style-name="P66">Variables are stored with a byte to determine what type of variable it is, alongside the raw binary data, which is interpreted as needed.</text:p>
      <text:p text:style-name="Standard" loext:marker-style-name="T55"><text:span text:style-name="T54">struct</text:span><text:span text:style-name="T55"> </text:span><text:span text:style-name="T57">mercury_variable</text:span><text:span text:style-name="T55"> {</text:span></text:p>
      <text:p text:style-name="Standard" loext:marker-style-name="T55"><text:span text:style-name="T55"><text:tab/></text:span><text:span text:style-name="T57">uint8_t</text:span><text:span text:style-name="T55"> type = 0;</text:span></text:p>
      <text:p text:style-name="Standard" loext:marker-style-name="T55"><text:span text:style-name="T55"><text:tab/></text:span><text:span text:style-name="T57">mercury_rawdata</text:span><text:span text:style-name="T55"> data;</text:span></text:p>
      <text:p text:style-name="P75">};</text:p>
      <text:p text:style-name="Standard" loext:marker-style-name="T55"><text:span text:style-name="T54">union</text:span><text:span text:style-name="T55"> </text:span><text:span text:style-name="T57">mercury_rawdata</text:span><text:span text:style-name="T55"> {</text:span></text:p>
      <text:p text:style-name="Standard" loext:marker-style-name="T55"><text:span text:style-name="T55"><text:tab/></text:span><text:span text:style-name="T57">mercury_int</text:span><text:span text:style-name="T55"> i;</text:span></text:p>
      <text:p text:style-name="Standard" loext:marker-style-name="T55"><text:span text:style-name="T55"><text:tab/></text:span><text:span text:style-name="T57">mercury_uint</text:span><text:span text:style-name="T55"> u;</text:span></text:p>
      <text:p text:style-name="Standard" loext:marker-style-name="T55"><text:span text:style-name="T55"><text:tab/></text:span><text:span text:style-name="T57">mercury_float</text:span><text:span text:style-name="T55"> f;</text:span></text:p>
      <text:p text:style-name="Standard" loext:marker-style-name="T55"><text:span text:style-name="T55"><text:tab/></text:span><text:span text:style-name="T54">void</text:span><text:span text:style-name="T55">* p;</text:span></text:p>
      <text:p text:style-name="P75">};</text:p>
      <text:p text:style-name="P66"/>
      <text:p text:style-name="P66">Using this, nearly any sort of data can be stored.</text:p>
      <text:h text:style-name="P307" text:outline-level="2">Primitive <text:span text:style-name="T59">variables</text:span></text:h>
      <text:p text:style-name="P65">Integers, floats, and booleans are all stored as-is without any special structures. <text:span text:style-name="T63">Booleans are stored as either a 1 or a 0 interpreted as an integer.</text:span></text:p>
      <text:h text:style-name="P307" text:outline-level="2">Arrays</text:h>
      <text:p text:style-name="P65">Arrays are stored as pointers to an array struct</text:p>
      <text:p text:style-name="Standard" loext:marker-style-name="T55"><text:span text:style-name="T54">struct</text:span><text:span text:style-name="T55"> </text:span><text:span text:style-name="T57">mercury_array</text:span><text:span text:style-name="T55"> {</text:span></text:p>
      <text:p text:style-name="Standard" loext:marker-style-name="T55"><text:span text:style-name="T55"><text:tab/></text:span><text:span text:style-name="T57">mercury_int</text:span><text:span text:style-name="T55"> size = 0;</text:span></text:p>
      <text:p text:style-name="Standard" loext:marker-style-name="T55"><text:span text:style-name="T55"><text:tab/></text:span><text:span text:style-name="T57">mercury_uint</text:span><text:span text:style-name="T55"> refrences = 0;</text:span></text:p>
      <text:p text:style-name="Standard" loext:marker-style-name="T55"><text:span text:style-name="T55"><text:tab/></text:span><text:span text:style-name="T57">mercury_variable</text:span><text:span text:style-name="T55">*** values = </text:span><text:span text:style-name="T54">nullptr</text:span><text:span text:style-name="T55">;</text:span></text:p>
      <text:p text:style-name="P76">};</text:p>
      <text:p text:style-name="P64"><text:span text:style-name="T61">#define</text:span><text:span text:style-name="T55"> </text:span><text:span text:style-name="T62">MERCURY_ARRAY_BLOCKSIZE</text:span><text:span text:style-name="T55"> 8</text:span></text:p>
      <text:p text:style-name="P36"/>
      <text:p text:style-name="P36">The actual structure of an array is <text:span text:style-name="T60">multiple arrays chained together. This is done so that sparse arrays do not allocate a needless amount of memory.</text:span></text:p>
      <text:p text:style-name="P37">Variables are stored in a fixed-size array (as determined by a constant), which is then stored inside of a dynamically-sized array.</text:p>
      <text:h text:style-name="P308" text:outline-level="2"><text:soft-page-break/>Strings</text:h>
      <text:p text:style-name="P68">Strings are another pointer to data type, though is fairly simple in how it is layed out.</text:p>
      <text:p text:style-name="P71">The reason for not using only a char* is that mercury strings are intended to be able to support any character in any position, which removes the possibility of using a null terminator, so instead, a separate size variable is stored next to the character array.</text:p>
      <text:p text:style-name="Standard" loext:marker-style-name="T55"><text:span text:style-name="T54">struct</text:span><text:span text:style-name="T55"> </text:span><text:span text:style-name="T57">mercury_stringliteral</text:span><text:span text:style-name="T55"> {</text:span></text:p>
      <text:p text:style-name="Standard" loext:marker-style-name="T55"><text:span text:style-name="T55"><text:tab/></text:span><text:span text:style-name="T57">mercury_int</text:span><text:span text:style-name="T55"> size=0;</text:span></text:p>
      <text:p text:style-name="Standard" loext:marker-style-name="T55"><text:span text:style-name="T55"><text:tab/></text:span><text:span text:style-name="T54">char</text:span><text:span text:style-name="T55">* ptr = </text:span><text:span text:style-name="T54">nullptr</text:span><text:span text:style-name="T55">;</text:span></text:p>
      <text:p text:style-name="P77">};</text:p>
      <text:p text:style-name="P72"/>
      <text:p text:style-name="P72">Strings are treated as volatile in terms of storage, and are copied before storage <text:span text:style-name="T64">and freed when removing them as a variable.</text:span></text:p>
      <text:p text:style-name="P72"/>
      <text:h text:style-name="P309" text:outline-level="2">Tables</text:h>
      <text:p text:style-name="P67">Tables are able to store any type of data. This is done by splitting the table into separate associative lists by type. Tables are indexed by the variable type to get a subtable, then that subtable's array elements are iterated through.</text:p>
      <text:p text:style-name="P70"/>
      <text:p text:style-name="Standard" loext:marker-style-name="T55"><text:span text:style-name="T54">struct</text:span><text:span text:style-name="T55"> </text:span><text:span text:style-name="T57">mercury_subtable</text:span><text:span text:style-name="T55"> {</text:span></text:p>
      <text:p text:style-name="Standard" loext:marker-style-name="T55"><text:span text:style-name="T55"><text:tab/></text:span><text:span text:style-name="T57">mercury_int</text:span><text:span text:style-name="T55"> size = 0;</text:span></text:p>
      <text:p text:style-name="Standard" loext:marker-style-name="T55"><text:span text:style-name="T55"><text:tab/></text:span><text:span text:style-name="T57">mercury_rawdata</text:span><text:span text:style-name="T55">* keys = </text:span><text:span text:style-name="T54">nullptr</text:span><text:span text:style-name="T55">;</text:span></text:p>
      <text:p text:style-name="Standard" loext:marker-style-name="T55"><text:span text:style-name="T55"><text:tab/></text:span><text:span text:style-name="T57">mercury_variable</text:span><text:span text:style-name="T55">** values = </text:span><text:span text:style-name="T54">nullptr</text:span><text:span text:style-name="T55">;</text:span></text:p>
      <text:p text:style-name="Standard" loext:marker-style-name="T55"><text:span text:style-name="T55">};</text:span><text:span text:style-name="T55"/></text:p>
      <text:p text:style-name="P393" loext:marker-style-name="T55"/>
      <text:p text:style-name="Standard" loext:marker-style-name="T55"><text:span text:style-name="T54">struct</text:span><text:span text:style-name="T55"> </text:span><text:span text:style-name="T57">mercury_table</text:span><text:span text:style-name="T55"> {</text:span></text:p>
      <text:p text:style-name="Standard" loext:marker-style-name="T55"><text:span text:style-name="T55"><text:tab/></text:span><text:span text:style-name="T57">mercury_subtable</text:span><text:span text:style-name="T55">** data;</text:span></text:p>
      <text:p text:style-name="Standard" loext:marker-style-name="T55"><text:span text:style-name="T55"><text:tab/></text:span><text:span text:style-name="T57">mercury_uint</text:span><text:span text:style-name="T55"> refrences = 0;</text:span></text:p>
      <text:p text:style-name="Standard" loext:marker-style-name="T55"><text:span text:style-name="T55"><text:tab/></text:span><text:span text:style-name="T54">bool</text:span><text:span text:style-name="T55"> enviromental = </text:span><text:span text:style-name="T54">false</text:span><text:span text:style-name="T55">;</text:span></text:p>
      <text:p text:style-name="Standard" loext:marker-style-name="T55"><text:span text:style-name="T55">};</text:span></text:p>
      <text:p text:style-name="P70"/>
      <text:h text:style-name="P309" text:outline-level="2">Functions</text:h>
      <text:p text:style-name="P70"/>
      <text:p text:style-name="Standard" loext:marker-style-name="T55"><text:span text:style-name="T54">struct</text:span><text:span text:style-name="T55"> </text:span><text:span text:style-name="T57">mercury_function</text:span><text:span text:style-name="T55"> {</text:span></text:p>
      <text:p text:style-name="Standard" loext:marker-style-name="T55"><text:span text:style-name="T55"><text:tab/></text:span><text:span text:style-name="T57">mercury_uint</text:span><text:span text:style-name="T55"> refrences = 0;</text:span></text:p>
      <text:p text:style-name="Standard" loext:marker-style-name="T55"><text:span text:style-name="T55"><text:tab/></text:span><text:span text:style-name="T57">mercury_uint</text:span><text:span text:style-name="T55"> numberofinstructions = 0;</text:span></text:p>
      <text:p text:style-name="Standard" loext:marker-style-name="T55"><text:span text:style-name="T55"><text:tab/></text:span><text:span text:style-name="T57">uint32_t</text:span><text:span text:style-name="T55">* instructions = </text:span><text:span text:style-name="T54">nullptr</text:span><text:span text:style-name="T55">;</text:span></text:p>
      <text:p text:style-name="P81">};</text:p>
      <text:p text:style-name="P67"/>
      <text:h text:style-name="P309" text:outline-level="2"><text:soft-page-break/>C functions</text:h>
      <text:p text:style-name="P67">C functions are stored as pointers, should never have a return type, and take specialty arguments to ensure that they work correctly.</text:p>
      <text:p text:style-name="P67">A C function should look like this in setup.</text:p>
      <text:p text:style-name="Standard" loext:marker-style-name="T55"><text:span text:style-name="T54">void</text:span><text:span text:style-name="T55"> c_function(</text:span><text:span text:style-name="T57">mercury_state</text:span><text:span text:style-name="T55">* </text:span><text:span text:style-name="T61">M</text:span><text:span text:style-name="T55">, </text:span><text:span text:style-name="T57">mercury_int</text:span><text:span text:style-name="T55"> </text:span><text:span text:style-name="T61">args_in</text:span><text:span text:style-name="T55">, </text:span><text:span text:style-name="T57">mercury_int</text:span><text:span text:style-name="T55"> </text:span><text:span text:style-name="T61">args_out</text:span><text:span text:style-name="T55">) {</text:span></text:p>
      <text:p text:style-name="Standard" loext:marker-style-name="T55"><text:span text:style-name="T55"><text:tab/></text:span><text:span text:style-name="T58">//your code here</text:span></text:p>
      <text:p text:style-name="P78">}</text:p>
      <text:p text:style-name="P74">the first arg, M is the current state that is calling the function, and contains the stack. args_in and args_out is how many args the function needs to take from and push to the stack. This needs to be guaranteed to match the requested numbers. <text:span text:style-name="T65">If your function doesn't normally give any values, then it is advised to push nil to the stack. </text:span><text:span text:style-name="T66">The only exception to needing to push and pull the required amounts is if an error is thrown, since the program flow will halt, and therefore the integrity of the stack is no longer an issue.</text:span></text:p>
      <text:p text:style-name="P73">they are defined as such in mercury.h:</text:p>
      <text:p text:style-name="P69"><text:span text:style-name="T54">typedef</text:span><text:span text:style-name="T55"> </text:span><text:span text:style-name="T54">void</text:span><text:span text:style-name="T55"> (*</text:span><text:span text:style-name="T57">mercury_cfunc</text:span><text:span text:style-name="T55">) (</text:span><text:span text:style-name="T57">mercury_state</text:span><text:span text:style-name="T55">* M, </text:span><text:span text:style-name="T57">mercury_int</text:span><text:span text:style-name="T55"> args_in, </text:span><text:span text:style-name="T57">mercury_int</text:span><text:span text:style-name="T55"> args_out);</text:span></text:p>
      <text:p text:style-name="P70"/>
      <text:p text:style-name="P112">for example, to make a C function which takes 2 numbers, and adds them together, do the following:</text:p>
      <text:p text:style-name="P113"><text:span text:style-name="T61">#include</text:span><text:span text:style-name="T170">"mercury.h"</text:span></text:p>
      <text:p text:style-name="P113"><text:span text:style-name="T61">#include</text:span><text:span text:style-name="T170">"mercury_error.h"</text:span></text:p>
      <text:p text:style-name="Standard" loext:marker-style-name="T55"><text:span text:style-name="T54">void</text:span><text:span text:style-name="T55"> add_2_values(</text:span><text:span text:style-name="T57">mercury_state</text:span><text:span text:style-name="T55">* </text:span><text:span text:style-name="T61">M</text:span><text:span text:style-name="T55">, </text:span><text:span text:style-name="T57">mercury_int</text:span><text:span text:style-name="T55"> </text:span><text:span text:style-name="T61">args_in</text:span><text:span text:style-name="T55">, </text:span><text:span text:style-name="T57">mercury_int</text:span><text:span text:style-name="T55"> </text:span><text:span text:style-name="T61">args_out</text:span><text:span text:style-name="T55">) { </text:span></text:p>
      <text:p text:style-name="Standard" loext:marker-style-name="T55"><text:span text:style-name="T55"><text:tab/></text:span><text:span text:style-name="T54">if</text:span><text:span text:style-name="T55"> (</text:span><text:span text:style-name="T61">args_in</text:span><text:span text:style-name="T55"> &lt; 2) { </text:span><text:span text:style-name="T58">//check that we have enough args to use the function</text:span></text:p>
      <text:p text:style-name="Standard" loext:marker-style-name="T55"><text:span text:style-name="T55"><text:tab/><text:tab/>mercury_raise_error(</text:span><text:span text:style-name="T61">M</text:span><text:span text:style-name="T55">, </text:span><text:span text:style-name="T91">M_ERROR_NOT_ENOUGH_ARGS</text:span><text:span text:style-name="T55">, (</text:span><text:span text:style-name="T54">void</text:span><text:span text:style-name="T55">*)</text:span><text:span text:style-name="T61">M</text:span><text:span text:style-name="T55">-&gt;programcounter, (</text:span><text:span text:style-name="T54">void</text:span><text:span text:style-name="T55">*)</text:span><text:span text:style-name="T61">args_in</text:span><text:span text:style-name="T55">, (</text:span><text:span text:style-name="T54">void</text:span><text:span text:style-name="T55">*)2);</text:span></text:p>
      <text:p text:style-name="Standard" loext:marker-style-name="T55"><text:span text:style-name="T55"><text:tab/><text:tab/></text:span><text:span text:style-name="T54">return</text:span><text:span text:style-name="T55">;</text:span></text:p>
      <text:p text:style-name="Standard" loext:marker-style-name="T55"><text:span text:style-name="T55"><text:tab/>};</text:span><text:span text:style-name="T55"/></text:p>
      <text:p text:style-name="Standard" loext:marker-style-name="T55"><text:span text:style-name="T55"><text:tab/></text:span><text:span text:style-name="T54">if</text:span><text:span text:style-name="T55"> (</text:span><text:span text:style-name="T61">args_out</text:span><text:span text:style-name="T55"> &lt; 1) { </text:span><text:span text:style-name="T58">// if we aren't supplying any values, we don't have to actually calculate anything. </text:span></text:p>
      <text:p text:style-name="Standard" loext:marker-style-name="T55"><text:span text:style-name="T55"><text:tab/><text:tab/></text:span><text:span text:style-name="T54">return</text:span><text:span text:style-name="T55">;</text:span></text:p>
      <text:p text:style-name="Standard" loext:marker-style-name="T55"><text:span text:style-name="T55"><text:tab/>}</text:span><text:span text:style-name="T55"/></text:p>
      <text:p text:style-name="P393" loext:marker-style-name="T55"/>
      <text:p text:style-name="Standard" loext:marker-style-name="T55"><text:span text:style-name="T55"><text:tab/></text:span><text:span text:style-name="T54">for</text:span><text:span text:style-name="T55"> (</text:span><text:span text:style-name="T57">mercury_int</text:span><text:span text:style-name="T55"> i = 2; i &lt; </text:span><text:span text:style-name="T61">args_in</text:span><text:span text:style-name="T55">; i++) { </text:span><text:span text:style-name="T58">//we only need 2 values, so remove any extra that we are given.</text:span></text:p>
      <text:p text:style-name="Standard" loext:marker-style-name="T55"><text:span text:style-name="T55"><text:tab/><text:tab/>mercury_unassign_var(</text:span><text:span text:style-name="T61">M</text:span><text:span text:style-name="T55">, mercury_popstack(</text:span><text:span text:style-name="T61">M</text:span><text:span text:style-name="T55">));</text:span></text:p>
      <text:p text:style-name="Standard" loext:marker-style-name="T55"><text:span text:style-name="T55"><text:tab/>}</text:span><text:span text:style-name="T55"/></text:p>
      <text:p text:style-name="P393" loext:marker-style-name="T55"/>
      <text:p text:style-name="Standard" loext:marker-style-name="T55"><text:span text:style-name="T55"><text:tab/></text:span><text:span text:style-name="T57">mercury_variable</text:span><text:span text:style-name="T55">* num_b = mercury_popstack(</text:span><text:span text:style-name="T61">M</text:span><text:span text:style-name="T55">);</text:span></text:p>
      <text:p text:style-name="P393" loext:marker-style-name="T55"/>
      <text:p text:style-name="Standard" loext:marker-style-name="T55"><text:span text:style-name="T55"><text:tab/></text:span><text:span text:style-name="T54">if</text:span><text:span text:style-name="T55"> (num_b-&gt;type != </text:span><text:span text:style-name="T91">M_TYPE_INT</text:span><text:span text:style-name="T55">) { </text:span><text:span text:style-name="T58">//ensure we have the right type</text:span></text:p>
      <text:p text:style-name="Standard" loext:marker-style-name="T55"><text:span text:style-name="T55"><text:tab/><text:tab/>mercury_raise_error(</text:span><text:span text:style-name="T61">M</text:span><text:span text:style-name="T55">, </text:span><text:span text:style-name="T91">M_ERROR_WRONG_TYPE</text:span><text:span text:style-name="T55">, (</text:span><text:span text:style-name="T54">void</text:span><text:span text:style-name="T55">*)</text:span><text:span text:style-name="T61">M</text:span><text:span text:style-name="T55">-&gt;programcounter, (</text:span><text:span text:style-name="T54">void</text:span><text:span text:style-name="T55">*)num_b-&gt;type, (</text:span><text:span text:style-name="T54">void</text:span><text:span text:style-name="T55">*)</text:span><text:span text:style-name="T91">M_TYPE_INT</text:span><text:span text:style-name="T55">);</text:span></text:p>
      <text:p text:style-name="Standard" loext:marker-style-name="T55"><text:span text:style-name="T55"><text:tab/><text:tab/></text:span><text:span text:style-name="T54">return</text:span><text:span text:style-name="T55">;</text:span></text:p>
      <text:p text:style-name="Standard" loext:marker-style-name="T55"><text:span text:style-name="T55"><text:tab/>}</text:span><text:span text:style-name="T55"/></text:p>
      <text:p text:style-name="P393" loext:marker-style-name="T55"/>
      <text:p text:style-name="Standard" loext:marker-style-name="T55"><text:span text:style-name="T55"><text:tab/></text:span><text:span text:style-name="T58">//the first value supplied will be the last value on the stack, so we read them in reverse order.</text:span></text:p>
      <text:p text:style-name="Standard" loext:marker-style-name="T55"><text:span text:style-name="T55"><text:tab/></text:span><text:span text:style-name="T57">mercury_variable</text:span><text:span text:style-name="T55">* num_a = mercury_popstack(</text:span><text:span text:style-name="T61">M</text:span><text:span text:style-name="T55">);</text:span></text:p>
      <text:p text:style-name="P393" loext:marker-style-name="T55"/>
      <text:p text:style-name="Standard" loext:marker-style-name="T55"><text:span text:style-name="T55"><text:tab/></text:span><text:span text:style-name="T54">if</text:span><text:span text:style-name="T55"> (num_a-&gt;type != </text:span><text:span text:style-name="T91">M_TYPE_INT</text:span><text:span text:style-name="T55">) {</text:span></text:p>
      <text:p text:style-name="Standard" loext:marker-style-name="T55"><text:span text:style-name="T55"><text:tab/><text:tab/>mercury_raise_error(</text:span><text:span text:style-name="T61">M</text:span><text:span text:style-name="T55">, </text:span><text:span text:style-name="T91">M_ERROR_WRONG_TYPE</text:span><text:span text:style-name="T55">, (</text:span><text:span text:style-name="T54">void</text:span><text:span text:style-name="T55">*)</text:span><text:span text:style-name="T61">M</text:span><text:span text:style-name="T55">-&gt;programcounter, (</text:span><text:span text:style-name="T54">void</text:span><text:span text:style-name="T55">*)num_a-&gt;type, (</text:span><text:span text:style-name="T54">void</text:span><text:span text:style-name="T55">*)</text:span><text:span text:style-name="T91">M_TYPE_INT</text:span><text:span text:style-name="T55">);</text:span></text:p>
      <text:p text:style-name="Standard" loext:marker-style-name="T55"><text:soft-page-break/><text:span text:style-name="T55"><text:tab/><text:tab/></text:span><text:span text:style-name="T54">return</text:span><text:span text:style-name="T55">;</text:span></text:p>
      <text:p text:style-name="Standard" loext:marker-style-name="T55"><text:span text:style-name="T55"><text:tab/>}</text:span><text:span text:style-name="T55"/></text:p>
      <text:p text:style-name="P393" loext:marker-style-name="T55"/>
      <text:p text:style-name="Standard" loext:marker-style-name="T55"><text:span text:style-name="T55"><text:tab/></text:span><text:span text:style-name="T57">mercury_variable</text:span><text:span text:style-name="T55">* out=mercury_assign_var(</text:span><text:span text:style-name="T61">M</text:span><text:span text:style-name="T55">);</text:span></text:p>
      <text:p text:style-name="Standard" loext:marker-style-name="T55"><text:span text:style-name="T55"><text:tab/></text:span><text:span text:style-name="T54">if</text:span><text:span text:style-name="T55"> (!out) {</text:span></text:p>
      <text:p text:style-name="Standard" loext:marker-style-name="T55"><text:span text:style-name="T55"><text:tab/><text:tab/>mercury_raise_error(</text:span><text:span text:style-name="T61">M</text:span><text:span text:style-name="T55">, </text:span><text:span text:style-name="T91">M_ERROR_ALLOCATION</text:span><text:span text:style-name="T55">, (</text:span><text:span text:style-name="T54">void</text:span><text:span text:style-name="T55">*)</text:span><text:span text:style-name="T61">M</text:span><text:span text:style-name="T55">-&gt;programcounter);</text:span></text:p>
      <text:p text:style-name="Standard" loext:marker-style-name="T55"><text:span text:style-name="T55"><text:tab/><text:tab/></text:span><text:span text:style-name="T54">return</text:span><text:span text:style-name="T55">;</text:span></text:p>
      <text:p text:style-name="Standard" loext:marker-style-name="T55"><text:span text:style-name="T55"><text:tab/>}</text:span><text:span text:style-name="T55"/></text:p>
      <text:p text:style-name="Standard" loext:marker-style-name="T55"><text:span text:style-name="T55"><text:tab/>out-&gt;type = </text:span><text:span text:style-name="T91">M_TYPE_INT</text:span><text:span text:style-name="T55">;</text:span></text:p>
      <text:p text:style-name="Standard" loext:marker-style-name="T55"><text:span text:style-name="T55"><text:tab/>out-&gt;data.i = num_a-&gt;data.i + num_b-&gt;data.i;</text:span><text:span text:style-name="T55"/></text:p>
      <text:p text:style-name="P393" loext:marker-style-name="T55"/>
      <text:p text:style-name="Standard" loext:marker-style-name="T55"><text:span text:style-name="T55"><text:tab/>mercury_unassign_var(</text:span><text:span text:style-name="T61">M</text:span><text:span text:style-name="T55">, num_a); </text:span><text:span text:style-name="T58">//clear up the old values.</text:span></text:p>
      <text:p text:style-name="Standard" loext:marker-style-name="T55"><text:span text:style-name="T55"><text:tab/>mercury_unassign_var(</text:span><text:span text:style-name="T61">M</text:span><text:span text:style-name="T55">, num_b);</text:span></text:p>
      <text:p text:style-name="P393" loext:marker-style-name="T55"/>
      <text:p text:style-name="Standard" loext:marker-style-name="T55"><text:span text:style-name="T55"><text:tab/>mercury_pushstack(</text:span><text:span text:style-name="T61">M</text:span><text:span text:style-name="T55">, out);</text:span></text:p>
      <text:p text:style-name="P393" loext:marker-style-name="T55"/>
      <text:p text:style-name="Standard" loext:marker-style-name="T55"><text:span text:style-name="T55"><text:tab/></text:span><text:span text:style-name="T54">for</text:span><text:span text:style-name="T55"> (</text:span><text:span text:style-name="T57">mercury_int</text:span><text:span text:style-name="T55"> a = 0; a &lt; </text:span><text:span text:style-name="T61">args_out</text:span><text:span text:style-name="T55">; a++) { </text:span><text:span text:style-name="T58">//if more args are being requested than we can give, fill in the rest with nil.</text:span></text:p>
      <text:p text:style-name="Standard" loext:marker-style-name="T55"><text:span text:style-name="T55"><text:tab/><text:tab/></text:span><text:span text:style-name="T57">mercury_variable</text:span><text:span text:style-name="T55">* mv = mercury_assign_var(</text:span><text:span text:style-name="T61">M</text:span><text:span text:style-name="T55">);</text:span></text:p>
      <text:p text:style-name="Standard" loext:marker-style-name="T55"><text:span text:style-name="T55"><text:tab/><text:tab/></text:span><text:span text:style-name="T54">if</text:span><text:span text:style-name="T55"> (!mv) {</text:span></text:p>
      <text:p text:style-name="Standard" loext:marker-style-name="T55"><text:span text:style-name="T55"><text:tab/><text:tab/><text:tab/>mercury_unassign_var(</text:span><text:span text:style-name="T61">M</text:span><text:span text:style-name="T55">,out);</text:span></text:p>
      <text:p text:style-name="Standard" loext:marker-style-name="T55"><text:span text:style-name="T55"><text:tab/><text:tab/><text:tab/>mercury_raise_error(</text:span><text:span text:style-name="T61">M</text:span><text:span text:style-name="T55">, </text:span><text:span text:style-name="T91">M_ERROR_ALLOCATION</text:span><text:span text:style-name="T55">, (</text:span><text:span text:style-name="T54">void</text:span><text:span text:style-name="T55">*)</text:span><text:span text:style-name="T61">M</text:span><text:span text:style-name="T55">-&gt;programcounter);</text:span></text:p>
      <text:p text:style-name="Standard" loext:marker-style-name="T55"><text:span text:style-name="T55"><text:tab/><text:tab/><text:tab/></text:span><text:span text:style-name="T54">return</text:span><text:span text:style-name="T55">;</text:span></text:p>
      <text:p text:style-name="Standard" loext:marker-style-name="T55"><text:span text:style-name="T55"><text:tab/><text:tab/>}</text:span><text:span text:style-name="T55"/></text:p>
      <text:p text:style-name="Standard" loext:marker-style-name="T55"><text:span text:style-name="T55"><text:tab/><text:tab/>mv-&gt;type = </text:span><text:span text:style-name="T91">M_TYPE_NIL</text:span><text:span text:style-name="T55">;</text:span></text:p>
      <text:p text:style-name="Standard" loext:marker-style-name="T55"><text:span text:style-name="T55"><text:tab/><text:tab/>mv-&gt;data.i = 0;</text:span><text:span text:style-name="T55"/></text:p>
      <text:p text:style-name="Standard" loext:marker-style-name="T55"><text:span text:style-name="T55"><text:tab/><text:tab/>mercury_pushstack(</text:span><text:span text:style-name="T61">M</text:span><text:span text:style-name="T55">, mv);</text:span></text:p>
      <text:p text:style-name="Standard" loext:marker-style-name="T55"><text:span text:style-name="T55"><text:tab/>}</text:span><text:span text:style-name="T55"/></text:p>
      <text:p text:style-name="P79">}</text:p>
      <text:p text:style-name="P112"/>
      <text:p text:style-name="P213">next, commit the function to the global libraries</text:p>
      <text:p text:style-name="P212"><text:span text:style-name="T56">mercury_register_library(add_2_values, </text:span><text:span text:style-name="T171">"add_2_values"</text:span><text:span text:style-name="T56">, </text:span><text:span text:style-name="T54">nullptr</text:span><text:span text:style-name="T56">);</text:span></text:p>
      <text:p text:style-name="P112"/>
      <text:p text:style-name="P112">This will give a function with the following syntax in the mercury enviroment:</text:p>
      <text:p text:style-name="Preformatted_20_Text">print( add_2_values(3,4) ) // returns 7</text:p>
      <text:p text:style-name="Preformatted_20_Text">a=4</text:p>
      <text:p text:style-name="Preformatted_20_Text">b=3</text:p>
      <text:p text:style-name="Preformatted_20_Text">a = add_2_values(a,b) // also returns 7</text:p>
      <text:p text:style-name="P112"/>
      <text:p text:style-name="P112"/>
      <text:h text:style-name="P310" text:outline-level="2">file</text:h>
      <text:p text:style-name="P176">Files exist as a wrapper for C files to make it more user-friendly</text:p>
      <text:p text:style-name="P176"/>
      <text:p text:style-name="Standard" loext:marker-style-name="T55"><text:span text:style-name="T54">struct</text:span><text:span text:style-name="T55"> </text:span><text:span text:style-name="T57">mercury_filewrapper</text:span><text:span text:style-name="T55"> {</text:span></text:p>
      <text:p text:style-name="Standard" loext:marker-style-name="T55"><text:span text:style-name="T55"><text:tab/></text:span><text:span text:style-name="T57">mercury_uint</text:span><text:span text:style-name="T55"> refrences = 0;</text:span></text:p>
      <text:p text:style-name="Standard" loext:marker-style-name="T55"><text:span text:style-name="T55"><text:tab/></text:span><text:span text:style-name="T57">FILE</text:span><text:span text:style-name="T55">* file;</text:span></text:p>
      <text:p text:style-name="Standard" loext:marker-style-name="T55"><text:span text:style-name="T55"><text:tab/></text:span><text:span text:style-name="T54">bool</text:span><text:span text:style-name="T55"> open = </text:span><text:span text:style-name="T54">false</text:span><text:span text:style-name="T55">;</text:span></text:p>
      <text:p text:style-name="P80">};</text:p>
      <text:p text:style-name="P176"/>
      <text:h text:style-name="P311" text:outline-level="2"><text:soft-page-break/>thread</text:h>
      <text:p text:style-name="P211">Theads exist as a wrapper for multithreadded applications, and exist to make handling them platform independent</text:p>
      <text:p text:style-name="P211"/>
      <text:p text:style-name="Standard" loext:marker-style-name="T55"><text:span text:style-name="T54">struct</text:span><text:span text:style-name="T55"> </text:span><text:span text:style-name="T57">mercury_threadholder</text:span><text:span text:style-name="T55"> {</text:span></text:p>
      <text:p text:style-name="Standard" loext:marker-style-name="T55"><text:span text:style-name="T55"><text:tab/></text:span><text:span text:style-name="T57">mercury_uint</text:span><text:span text:style-name="T55"> refrences = 0;</text:span></text:p>
      <text:p text:style-name="Standard" loext:marker-style-name="T55"><text:span text:style-name="T55"><text:tab/></text:span><text:span text:style-name="T54">volatile</text:span><text:span text:style-name="T55"> </text:span><text:span text:style-name="T54">bool</text:span><text:span text:style-name="T55"> finished = </text:span><text:span text:style-name="T54">false</text:span><text:span text:style-name="T55">;</text:span></text:p>
      <text:p text:style-name="Standard" loext:marker-style-name="T55"><text:span text:style-name="T55"><text:tab/></text:span><text:span text:style-name="T54">bool</text:span><text:span text:style-name="T55"> customenv = </text:span><text:span text:style-name="T54">false</text:span><text:span text:style-name="T55">;</text:span></text:p>
      <text:p text:style-name="Standard" loext:marker-style-name="T55"><text:span text:style-name="T61">#if</text:span><text:span text:style-name="T55"> </text:span><text:span text:style-name="T61">defined</text:span><text:span text:style-name="T55">(</text:span><text:span text:style-name="T62">_WIN32</text:span><text:span text:style-name="T55">) || </text:span><text:span text:style-name="T61">defined</text:span><text:span text:style-name="T55">(</text:span><text:span text:style-name="T62">_WIN64</text:span><text:span text:style-name="T55">)</text:span></text:p>
      <text:p text:style-name="Standard" loext:marker-style-name="T55"><text:span text:style-name="T55"><text:tab/></text:span><text:span text:style-name="T57">HANDLE</text:span><text:span text:style-name="T55"> threadobject = NULL;</text:span></text:p>
      <text:p text:style-name="Standard" loext:marker-style-name="T55"><text:span text:style-name="T61">#else</text:span><text:span text:style-name="T55"/></text:p>
      <text:p text:style-name="Standard" loext:marker-style-name="T55"><text:span text:style-name="T55"><text:tab/>pthread_t threadobject = NULL;</text:span><text:span text:style-name="T55"/></text:p>
      <text:p text:style-name="Standard" loext:marker-style-name="T55"><text:span text:style-name="T61">#endif</text:span><text:span text:style-name="T55"/></text:p>
      <text:p text:style-name="Standard" loext:marker-style-name="T55"><text:span text:style-name="T55"><text:tab/></text:span><text:span text:style-name="T57">mercury_state</text:span><text:span text:style-name="T55">* state = </text:span><text:span text:style-name="T54">nullptr</text:span><text:span text:style-name="T55">;</text:span></text:p>
      <text:p text:style-name="P82">};</text:p>
      <text:p text:style-name="Text_20_body"/>
      <text:p text:style-name="Text_20_body"/>
      <text:h text:style-name="P289" text:outline-level="1">mercury header file contents</text:h>
      <text:p text:style-name="P210">Mercury provides several functions, constants, and datastructures to be used in C functions and extentions.</text:p>
      <text:h text:style-name="P312" text:outline-level="2">mercury.h</text:h>
      <text:h text:style-name="P386" text:outline-level="3">Types and structures</text:h>
      <text:h text:style-name="Heading_20_4" text:outline-level="4"/>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8T17:23:03.273000000</meta:creation-date>
    <dc:date>2025-05-05T12:14:39.758000000</dc:date>
    <meta:editing-duration>P2DT7H52M36S</meta:editing-duration>
    <meta:editing-cycles>403</meta:editing-cycles>
    <meta:generator>LibreOffice/7.6.2.1$Windows_x86 LibreOffice_project/56f7684011345957bbf33a7ee678afaf4d2ba333</meta:generator>
    <meta:document-statistic meta:table-count="2" meta:image-count="0" meta:object-count="0" meta:page-count="44" meta:paragraph-count="1193" meta:word-count="8271" meta:character-count="49715" meta:non-whitespace-character-count="42432"/>
  </office:meta>
</office:document-meta>
</file>